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55.536cm" svg:height="23.933cm" svg:x="9.141cm" svg:y="0.106cm">
            <draw:object draw:notify-on-update-of-ranges="Sheet2.A1:Sheet2.A1 Sheet2.A2:Sheet2.A241 Sheet2.B1:Sheet2.B1 Sheet2.B2:Sheet2.B241 Sheet2.C1:Sheet2.C1 Sheet2.C2:Sheet2.C241 Sheet2.D1:Sheet2.D1 Sheet2.D2:Sheet2.D2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unbumpy value</text:p>
          </table:table-cell>
          <table:table-cell office:value-type="string" calcext:value-type="string">
            <text:p>bumpy factor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number-columns-repeated="2" table:style-name="ce1" office:value-type="float" office:value="0.0000453978687024344" calcext:value-type="float">
            <text:p>4,54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453978687024344" calcext:value-type="float">
            <text:p>4,54E-05</text:p>
          </table:table-cell>
        </table:table-row>
        <table:table-row table:style-name="ro1">
          <table:table-cell table:number-columns-repeated="2" office:value-type="float" office:value="0.00421600959932834" calcext:value-type="float">
            <text:p>0,00421600959932834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0268598081775626" calcext:value-type="float">
            <text:p>0,0268598081775626</text:p>
          </table:table-cell>
        </table:table-row>
        <table:table-row table:style-name="ro1">
          <table:table-cell table:number-columns-repeated="2" office:value-type="float" office:value="0.00838696413668428" calcext:value-type="float">
            <text:p>0,00838696413668428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0501604137264235" calcext:value-type="float">
            <text:p>0,0501604137264235</text:p>
          </table:table-cell>
        </table:table-row>
        <table:table-row table:style-name="ro1">
          <table:table-cell table:number-columns-repeated="2" office:value-type="float" office:value="0.0125582912656611" calcext:value-type="float">
            <text:p>0,0125582912656611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0686512836964141" calcext:value-type="float">
            <text:p>0,0686512836964141</text:p>
          </table:table-cell>
        </table:table-row>
        <table:table-row table:style-name="ro1">
          <table:table-cell table:number-columns-repeated="2" office:value-type="float" office:value="0.0167300233584165" calcext:value-type="float">
            <text:p>0,0167300233584165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0830391758489613" calcext:value-type="float">
            <text:p>0,0830391758489613</text:p>
          </table:table-cell>
        </table:table-row>
        <table:table-row table:style-name="ro1">
          <table:table-cell table:number-columns-repeated="2" office:value-type="float" office:value="0.0209021955990081" calcext:value-type="float">
            <text:p>0,0209021955990081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0946613672157279" calcext:value-type="float">
            <text:p>0,0946613672157279</text:p>
          </table:table-cell>
        </table:table-row>
        <table:table-row table:style-name="ro1">
          <table:table-cell table:number-columns-repeated="2" office:value-type="float" office:value="0.0250748462275106" calcext:value-type="float">
            <text:p>0,0250748462275106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104643121731933" calcext:value-type="float">
            <text:p>0,104643121731933</text:p>
          </table:table-cell>
        </table:table-row>
        <table:table-row table:style-name="ro1">
          <table:table-cell table:number-columns-repeated="2" office:value-type="float" office:value="0.0292480168053022" calcext:value-type="float">
            <text:p>0,0292480168053022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113716710437267" calcext:value-type="float">
            <text:p>0,113716710437267</text:p>
          </table:table-cell>
        </table:table-row>
        <table:table-row table:style-name="ro1">
          <table:table-cell table:number-columns-repeated="2" office:value-type="float" office:value="0.0334217525033523" calcext:value-type="float">
            <text:p>0,0334217525033523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122305642444295" calcext:value-type="float">
            <text:p>0,122305642444295</text:p>
          </table:table-cell>
        </table:table-row>
        <table:table-row table:style-name="ro1">
          <table:table-cell table:number-columns-repeated="2" office:value-type="float" office:value="0.0375961024154995" calcext:value-type="float">
            <text:p>0,0375961024154995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130640963047225" calcext:value-type="float">
            <text:p>0,130640963047225</text:p>
          </table:table-cell>
        </table:table-row>
        <table:table-row table:style-name="ro1">
          <table:table-cell table:number-columns-repeated="2" office:value-type="float" office:value="0.0417711198988809" calcext:value-type="float">
            <text:p>0,0417711198988809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13884505689041" calcext:value-type="float">
            <text:p>0,13884505689041</text:p>
          </table:table-cell>
        </table:table-row>
        <table:table-row table:style-name="ro1">
          <table:table-cell table:number-columns-repeated="2" office:value-type="float" office:value="0.0459468629438579" calcext:value-type="float">
            <text:p>0,0459468629438579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146981794765588" calcext:value-type="float">
            <text:p>0,146981794765588</text:p>
          </table:table-cell>
        </table:table-row>
        <table:table-row table:style-name="ro1">
          <table:table-cell table:number-columns-repeated="2" office:value-type="float" office:value="0.0501233945759862" calcext:value-type="float">
            <text:p>0,0501233945759862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155084270394099" calcext:value-type="float">
            <text:p>0,155084270394099</text:p>
          </table:table-cell>
        </table:table-row>
        <table:table-row table:style-name="ro1">
          <table:table-cell table:number-columns-repeated="2" office:value-type="float" office:value="0.054300783292797" calcext:value-type="float">
            <text:p>0,054300783292797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163169581878689" calcext:value-type="float">
            <text:p>0,163169581878689</text:p>
          </table:table-cell>
        </table:table-row>
        <table:table-row table:style-name="ro1">
          <table:table-cell table:number-columns-repeated="2" office:value-type="float" office:value="0.0584791035383903" calcext:value-type="float">
            <text:p>0,0584791035383903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171246565746332" calcext:value-type="float">
            <text:p>0,171246565746332</text:p>
          </table:table-cell>
        </table:table-row>
        <table:table-row table:style-name="ro1">
          <table:table-cell table:number-columns-repeated="2" office:value-type="float" office:value="0.0626584362191025" calcext:value-type="float">
            <text:p>0,0626584362191025</text:p>
          </table:table-cell>
          <table:table-cell office:value-type="float" office:value="0" calcext:value-type="float">
            <text:p>0</text:p>
          </table:table-cell>
          <table:table-cell office:value-type="float" office:value="0.187658436219103" calcext:value-type="float">
            <text:p>0,187658436219103</text:p>
          </table:table-cell>
        </table:table-row>
        <table:table-row table:style-name="ro1">
          <table:table-cell table:number-columns-repeated="2" office:value-type="float" office:value="0.0668388692637857" calcext:value-type="float">
            <text:p>0,0668388692637857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21448266784202" calcext:value-type="float">
            <text:p>0,21448266784202</text:p>
          </table:table-cell>
        </table:table-row>
        <table:table-row table:style-name="ro1">
          <table:table-cell table:number-columns-repeated="2" office:value-type="float" office:value="0.0710204982325381" calcext:value-type="float">
            <text:p>0,0710204982325381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237793947822277" calcext:value-type="float">
            <text:p>0,237793947822277</text:p>
          </table:table-cell>
        </table:table-row>
        <table:table-row table:style-name="ro1">
          <table:table-cell table:number-columns-repeated="2" office:value-type="float" office:value="0.0752034269780552" calcext:value-type="float">
            <text:p>0,0752034269780552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256296419408808" calcext:value-type="float">
            <text:p>0,256296419408808</text:p>
          </table:table-cell>
        </table:table-row>
        <table:table-row table:style-name="ro1">
          <table:table-cell table:number-columns-repeated="2" office:value-type="float" office:value="0.079387768364122" calcext:value-type="float">
            <text:p>0,079387768364122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270696920854667" calcext:value-type="float">
            <text:p>0,270696920854667</text:p>
          </table:table-cell>
        </table:table-row>
        <table:table-row table:style-name="ro1">
          <table:table-cell table:number-columns-repeated="2" office:value-type="float" office:value="0.0835736450461523" calcext:value-type="float">
            <text:p>0,0835736450461523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282332816662872" calcext:value-type="float">
            <text:p>0,282332816662872</text:p>
          </table:table-cell>
        </table:table-row>
        <table:table-row table:style-name="ro1">
          <table:table-cell table:number-columns-repeated="2" office:value-type="float" office:value="0.0877611903190957" calcext:value-type="float">
            <text:p>0,0877611903190957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292329465823518" calcext:value-type="float">
            <text:p>0,292329465823518</text:p>
          </table:table-cell>
        </table:table-row>
        <table:table-row table:style-name="ro1">
          <table:table-cell table:number-columns-repeated="2" office:value-type="float" office:value="0.0919505490384845" calcext:value-type="float">
            <text:p>0,0919505490384845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301419242670449" calcext:value-type="float">
            <text:p>0,301419242670449</text:p>
          </table:table-cell>
        </table:table-row>
        <table:table-row table:style-name="ro1">
          <table:table-cell table:number-columns-repeated="2" office:value-type="float" office:value="0.0961418786208748" calcext:value-type="float">
            <text:p>0,0961418786208748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310025768561817" calcext:value-type="float">
            <text:p>0,310025768561817</text:p>
          </table:table-cell>
        </table:table-row>
        <table:table-row table:style-name="ro1">
          <table:table-cell table:number-columns-repeated="2" office:value-type="float" office:value="0.100335350130466" calcext:value-type="float">
            <text:p>0,100335350130466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318380210762193" calcext:value-type="float">
            <text:p>0,318380210762193</text:p>
          </table:table-cell>
        </table:table-row>
        <table:table-row table:style-name="ro1">
          <table:table-cell table:number-columns-repeated="2" office:value-type="float" office:value="0.104531149459253" calcext:value-type="float">
            <text:p>0,104531149459253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326605086450782" calcext:value-type="float">
            <text:p>0,326605086450782</text:p>
          </table:table-cell>
        </table:table-row>
        <table:table-row table:style-name="ro1">
          <table:table-cell table:number-columns-repeated="2" office:value-type="float" office:value="0.108729478608662" calcext:value-type="float">
            <text:p>0,108729478608662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334764410430392" calcext:value-type="float">
            <text:p>0,334764410430392</text:p>
          </table:table-cell>
        </table:table-row>
        <table:table-row table:style-name="ro1">
          <table:table-cell table:number-columns-repeated="2" office:value-type="float" office:value="0.112930557081325" calcext:value-type="float">
            <text:p>0,112930557081325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342891432899437" calcext:value-type="float">
            <text:p>0,342891432899437</text:p>
          </table:table-cell>
        </table:table-row>
        <table:table-row table:style-name="ro1">
          <table:table-cell table:number-columns-repeated="2" office:value-type="float" office:value="0.1171346233923" calcext:value-type="float">
            <text:p>0,1171346233923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351003421978191" calcext:value-type="float">
            <text:p>0,351003421978191</text:p>
          </table:table-cell>
        </table:table-row>
        <table:table-row table:style-name="ro1">
          <table:table-cell table:number-columns-repeated="2" office:value-type="float" office:value="0.121341936709881" calcext:value-type="float">
            <text:p>0,121341936709881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359109398917823" calcext:value-type="float">
            <text:p>0,359109398917823</text:p>
          </table:table-cell>
        </table:table-row>
        <table:table-row table:style-name="ro1">
          <table:table-cell table:number-columns-repeated="2" office:value-type="float" office:value="0.125552778636924" calcext:value-type="float">
            <text:p>0,125552778636924</text:p>
          </table:table-cell>
          <table:table-cell office:value-type="float" office:value="0" calcext:value-type="float">
            <text:p>0</text:p>
          </table:table-cell>
          <table:table-cell office:value-type="float" office:value="0.375552778636924" calcext:value-type="float">
            <text:p>0,375552778636924</text:p>
          </table:table-cell>
        </table:table-row>
        <table:table-row table:style-name="ro1">
          <table:table-cell table:number-columns-repeated="2" office:value-type="float" office:value="0.129767455144529" calcext:value-type="float">
            <text:p>0,129767455144529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402411253722763" calcext:value-type="float">
            <text:p>0,402411253722763</text:p>
          </table:table-cell>
        </table:table-row>
        <table:table-row table:style-name="ro1">
          <table:table-cell table:number-columns-repeated="2" office:value-type="float" office:value="0.133986298670886" calcext:value-type="float">
            <text:p>0,133986298670886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425759748260625" calcext:value-type="float">
            <text:p>0,425759748260625</text:p>
          </table:table-cell>
        </table:table-row>
        <table:table-row table:style-name="ro1">
          <table:table-cell table:number-columns-repeated="2" office:value-type="float" office:value="0.138209670399101" calcext:value-type="float">
            <text:p>0,138209670399101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444302662829854" calcext:value-type="float">
            <text:p>0,444302662829854</text:p>
          </table:table-cell>
        </table:table-row>
        <table:table-row table:style-name="ro1">
          <table:table-cell table:number-columns-repeated="2" office:value-type="float" office:value="0.142437962728954" calcext:value-type="float">
            <text:p>0,142437962728954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458747115219499" calcext:value-type="float">
            <text:p>0,458747115219499</text:p>
          </table:table-cell>
        </table:table-row>
        <table:table-row table:style-name="ro1">
          <table:table-cell table:number-columns-repeated="2" office:value-type="float" office:value="0.146671601958714" calcext:value-type="float">
            <text:p>0,146671601958714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470430773575434" calcext:value-type="float">
            <text:p>0,470430773575434</text:p>
          </table:table-cell>
        </table:table-row>
        <table:table-row table:style-name="ro1">
          <table:table-cell table:number-columns-repeated="2" office:value-type="float" office:value="0.150911051194401" calcext:value-type="float">
            <text:p>0,150911051194401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480479326698823" calcext:value-type="float">
            <text:p>0,480479326698823</text:p>
          </table:table-cell>
        </table:table-row>
        <table:table-row table:style-name="ro1">
          <table:table-cell table:number-columns-repeated="2" office:value-type="float" office:value="0.155156813505258" calcext:value-type="float">
            <text:p>0,155156813505258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489625507137223" calcext:value-type="float">
            <text:p>0,489625507137223</text:p>
          </table:table-cell>
        </table:table-row>
        <table:table-row table:style-name="ro1">
          <table:table-cell table:number-columns-repeated="2" office:value-type="float" office:value="0.159409435345641" calcext:value-type="float">
            <text:p>0,159409435345641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498293325286583" calcext:value-type="float">
            <text:p>0,498293325286583</text:p>
          </table:table-cell>
        </table:table-row>
        <table:table-row table:style-name="ro1">
          <table:table-cell table:number-columns-repeated="2" office:value-type="float" office:value="0.163669510265056" calcext:value-type="float">
            <text:p>0,163669510265056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506714370896781" calcext:value-type="float">
            <text:p>0,506714370896781</text:p>
          </table:table-cell>
        </table:table-row>
        <table:table-row table:style-name="ro1">
          <table:table-cell table:number-columns-repeated="2" office:value-type="float" office:value="0.167937682929748" calcext:value-type="float">
            <text:p>0,167937682929748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515011619921277" calcext:value-type="float">
            <text:p>0,515011619921277</text:p>
          </table:table-cell>
        </table:table-row>
        <table:table-row table:style-name="ro1">
          <table:table-cell table:number-columns-repeated="2" office:value-type="float" office:value="0.17221465348095" calcext:value-type="float">
            <text:p>0,17221465348095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52324958530268" calcext:value-type="float">
            <text:p>0,52324958530268</text:p>
          </table:table-cell>
        </table:table-row>
        <table:table-row table:style-name="ro1">
          <table:table-cell table:number-columns-repeated="2" office:value-type="float" office:value="0.176501182256737" calcext:value-type="float">
            <text:p>0,176501182256737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531462058074849" calcext:value-type="float">
            <text:p>0,531462058074849</text:p>
          </table:table-cell>
        </table:table-row>
        <table:table-row table:style-name="ro1">
          <table:table-cell table:number-columns-repeated="2" office:value-type="float" office:value="0.180798094906385" calcext:value-type="float">
            <text:p>0,180798094906385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539666893492277" calcext:value-type="float">
            <text:p>0,539666893492277</text:p>
          </table:table-cell>
        </table:table-row>
        <table:table-row table:style-name="ro1">
          <table:table-cell table:number-columns-repeated="2" office:value-type="float" office:value="0.185106287928125" calcext:value-type="float">
            <text:p>0,185106287928125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547873750136068" calcext:value-type="float">
            <text:p>0,547873750136068</text:p>
          </table:table-cell>
        </table:table-row>
        <table:table-row table:style-name="ro1">
          <table:table-cell table:number-columns-repeated="2" office:value-type="float" office:value="0.189426734663328" calcext:value-type="float">
            <text:p>0,189426734663328</text:p>
          </table:table-cell>
          <table:table-cell office:value-type="float" office:value="0" calcext:value-type="float">
            <text:p>0</text:p>
          </table:table-cell>
          <table:table-cell office:value-type="float" office:value="0.564426734663328" calcext:value-type="float">
            <text:p>0,564426734663328</text:p>
          </table:table-cell>
        </table:table-row>
        <table:table-row table:style-name="ro1">
          <table:table-cell table:number-columns-repeated="2" office:value-type="float" office:value="0.193760491782326" calcext:value-type="float">
            <text:p>0,193760491782326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59140429036056" calcext:value-type="float">
            <text:p>0,59140429036056</text:p>
          </table:table-cell>
        </table:table-row>
        <table:table-row table:style-name="ro1">
          <table:table-cell table:number-columns-repeated="2" office:value-type="float" office:value="0.198108706299386" calcext:value-type="float">
            <text:p>0,198108706299386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614882155889125" calcext:value-type="float">
            <text:p>0,614882155889125</text:p>
          </table:table-cell>
        </table:table-row>
        <table:table-row table:style-name="ro1">
          <table:table-cell table:number-columns-repeated="2" office:value-type="float" office:value="0.202472623156635" calcext:value-type="float">
            <text:p>0,202472623156635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633565615587388" calcext:value-type="float">
            <text:p>0,633565615587388</text:p>
          </table:table-cell>
        </table:table-row>
        <table:table-row table:style-name="ro1">
          <table:table-cell table:number-columns-repeated="2" office:value-type="float" office:value="0.206853593419139" calcext:value-type="float">
            <text:p>0,206853593419139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648162745909684" calcext:value-type="float">
            <text:p>0,648162745909684</text:p>
          </table:table-cell>
        </table:table-row>
        <table:table-row table:style-name="ro1">
          <table:table-cell table:number-columns-repeated="2" office:value-type="float" office:value="0.211253083125726" calcext:value-type="float">
            <text:p>0,211253083125726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660012254742445" calcext:value-type="float">
            <text:p>0,660012254742445</text:p>
          </table:table-cell>
        </table:table-row>
        <table:table-row table:style-name="ro1">
          <table:table-cell table:number-columns-repeated="2" office:value-type="float" office:value="0.215672682842485" calcext:value-type="float">
            <text:p>0,215672682842485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670240958346908" calcext:value-type="float">
            <text:p>0,670240958346908</text:p>
          </table:table-cell>
        </table:table-row>
        <table:table-row table:style-name="ro1">
          <table:table-cell table:number-columns-repeated="2" office:value-type="float" office:value="0.22011411796823" calcext:value-type="float">
            <text:p>0,22011411796823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679582811600195" calcext:value-type="float">
            <text:p>0,679582811600195</text:p>
          </table:table-cell>
        </table:table-row>
        <table:table-row table:style-name="ro1">
          <table:table-cell table:number-columns-repeated="2" office:value-type="float" office:value="0.224579259843392" calcext:value-type="float">
            <text:p>0,224579259843392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688463149784335" calcext:value-type="float">
            <text:p>0,688463149784335</text:p>
          </table:table-cell>
        </table:table-row>
        <table:table-row table:style-name="ro1">
          <table:table-cell table:number-columns-repeated="2" office:value-type="float" office:value="0.229070137715896" calcext:value-type="float">
            <text:p>0,229070137715896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697114998347622" calcext:value-type="float">
            <text:p>0,697114998347622</text:p>
          </table:table-cell>
        </table:table-row>
        <table:table-row table:style-name="ro1">
          <table:table-cell table:number-columns-repeated="2" office:value-type="float" office:value="0.233588951619362" calcext:value-type="float">
            <text:p>0,233588951619362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705662888610891" calcext:value-type="float">
            <text:p>0,705662888610891</text:p>
          </table:table-cell>
        </table:table-row>
        <table:table-row table:style-name="ro1">
          <table:table-cell table:number-columns-repeated="2" office:value-type="float" office:value="0.238138086220493" calcext:value-type="float">
            <text:p>0,238138086220493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714173018042223" calcext:value-type="float">
            <text:p>0,714173018042223</text:p>
          </table:table-cell>
        </table:table-row>
        <table:table-row table:style-name="ro1">
          <table:table-cell table:number-columns-repeated="2" office:value-type="float" office:value="0.242720125693558" calcext:value-type="float">
            <text:p>0,242720125693558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722681001511671" calcext:value-type="float">
            <text:p>0,722681001511671</text:p>
          </table:table-cell>
        </table:table-row>
        <table:table-row table:style-name="ro1">
          <table:table-cell table:number-columns-repeated="2" office:value-type="float" office:value="0.247337869680408" calcext:value-type="float">
            <text:p>0,247337869680408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731206668266299" calcext:value-type="float">
            <text:p>0,731206668266299</text:p>
          </table:table-cell>
        </table:table-row>
        <table:table-row table:style-name="ro1">
          <table:table-cell table:number-columns-repeated="2" office:value-type="float" office:value="0.25199435039424" calcext:value-type="float">
            <text:p>0,25199435039424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739761812602182" calcext:value-type="float">
            <text:p>0,739761812602182</text:p>
          </table:table-cell>
        </table:table-row>
        <table:table-row table:style-name="ro1">
          <table:table-cell table:number-columns-repeated="2" office:value-type="float" office:value="0.256692850924285" calcext:value-type="float">
            <text:p>0,256692850924285</text:p>
          </table:table-cell>
          <table:table-cell office:value-type="float" office:value="0" calcext:value-type="float">
            <text:p>0</text:p>
          </table:table-cell>
          <table:table-cell office:value-type="float" office:value="0.756692850924285" calcext:value-type="float">
            <text:p>0,756692850924285</text:p>
          </table:table-cell>
        </table:table-row>
        <table:table-row table:style-name="ro1">
          <table:table-cell table:number-columns-repeated="2" office:value-type="float" office:value="0.26143692479636" calcext:value-type="float">
            <text:p>0,26143692479636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784080723374594" calcext:value-type="float">
            <text:p>0,784080723374594</text:p>
          </table:table-cell>
        </table:table-row>
        <table:table-row table:style-name="ro1">
          <table:table-cell table:number-columns-repeated="2" office:value-type="float" office:value="0.266230416840752" calcext:value-type="float">
            <text:p>0,266230416840752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808003866430491" calcext:value-type="float">
            <text:p>0,808003866430491</text:p>
          </table:table-cell>
        </table:table-row>
        <table:table-row table:style-name="ro1">
          <table:table-cell table:number-columns-repeated="2" office:value-type="float" office:value="0.271077485413712" calcext:value-type="float">
            <text:p>0,271077485413712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827170477844465" calcext:value-type="float">
            <text:p>0,827170477844465</text:p>
          </table:table-cell>
        </table:table-row>
        <table:table-row table:style-name="ro1">
          <table:table-cell table:number-columns-repeated="2" office:value-type="float" office:value="0.275982626011733" calcext:value-type="float">
            <text:p>0,275982626011733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842291778502278" calcext:value-type="float">
            <text:p>0,842291778502278</text:p>
          </table:table-cell>
        </table:table-row>
        <table:table-row table:style-name="ro1">
          <table:table-cell table:number-columns-repeated="2" office:value-type="float" office:value="0.280950696308309" calcext:value-type="float">
            <text:p>0,280950696308309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854709867925029" calcext:value-type="float">
            <text:p>0,854709867925029</text:p>
          </table:table-cell>
        </table:table-row>
        <table:table-row table:style-name="ro1">
          <table:table-cell table:number-columns-repeated="2" office:value-type="float" office:value="0.285986942630593" calcext:value-type="float">
            <text:p>0,285986942630593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865555218135016" calcext:value-type="float">
            <text:p>0,865555218135016</text:p>
          </table:table-cell>
        </table:table-row>
        <table:table-row table:style-name="ro1">
          <table:table-cell table:number-columns-repeated="2" office:value-type="float" office:value="0.291097027877837" calcext:value-type="float">
            <text:p>0,291097027877837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875565721509801" calcext:value-type="float">
            <text:p>0,875565721509801</text:p>
          </table:table-cell>
        </table:table-row>
        <table:table-row table:style-name="ro1">
          <table:table-cell table:number-columns-repeated="2" office:value-type="float" office:value="0.296287060864029" calcext:value-type="float">
            <text:p>0,296287060864029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885170950804972" calcext:value-type="float">
            <text:p>0,885170950804972</text:p>
          </table:table-cell>
        </table:table-row>
        <table:table-row table:style-name="ro1">
          <table:table-cell table:number-columns-repeated="2" office:value-type="float" office:value="0.301563627043245" calcext:value-type="float">
            <text:p>0,301563627043245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894608487674972" calcext:value-type="float">
            <text:p>0,894608487674972</text:p>
          </table:table-cell>
        </table:table-row>
        <table:table-row table:style-name="ro1">
          <table:table-cell table:number-columns-repeated="2" office:value-type="float" office:value="0.306933820547041" calcext:value-type="float">
            <text:p>0,306933820547041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904007757538571" calcext:value-type="float">
            <text:p>0,904007757538571</text:p>
          </table:table-cell>
        </table:table-row>
        <table:table-row table:style-name="ro1">
          <table:table-cell table:number-columns-repeated="2" office:value-type="float" office:value="0.312405277428072" calcext:value-type="float">
            <text:p>0,312405277428072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913440209249802" calcext:value-type="float">
            <text:p>0,913440209249802</text:p>
          </table:table-cell>
        </table:table-row>
        <table:table-row table:style-name="ro1">
          <table:table-cell table:number-columns-repeated="2" office:value-type="float" office:value="0.317986209962092" calcext:value-type="float">
            <text:p>0,317986209962092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922947085780204" calcext:value-type="float">
            <text:p>0,922947085780204</text:p>
          </table:table-cell>
        </table:table-row>
        <table:table-row table:style-name="ro1">
          <table:table-cell table:number-columns-repeated="2" office:value-type="float" office:value="0.32368544181067" calcext:value-type="float">
            <text:p>0,32368544181067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932554240396562" calcext:value-type="float">
            <text:p>0,932554240396562</text:p>
          </table:table-cell>
        </table:table-row>
        <table:table-row table:style-name="ro1">
          <table:table-cell table:number-columns-repeated="2" office:value-type="float" office:value="0.329512443788401" calcext:value-type="float">
            <text:p>0,329512443788401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942279905996343" calcext:value-type="float">
            <text:p>0,942279905996343</text:p>
          </table:table-cell>
        </table:table-row>
        <table:table-row table:style-name="ro1">
          <table:table-cell table:number-columns-repeated="2" office:value-type="float" office:value="0.335477369910026" calcext:value-type="float">
            <text:p>0,335477369910026</text:p>
          </table:table-cell>
          <table:table-cell office:value-type="float" office:value="0" calcext:value-type="float">
            <text:p>0</text:p>
          </table:table-cell>
          <table:table-cell office:value-type="float" office:value="0.960477369910026" calcext:value-type="float">
            <text:p>0,960477369910026</text:p>
          </table:table-cell>
        </table:table-row>
        <table:table-row table:style-name="ro1">
          <table:table-cell table:number-columns-repeated="2" office:value-type="float" office:value="0.341591093313781" calcext:value-type="float">
            <text:p>0,341591093313781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989234891892015" calcext:value-type="float">
            <text:p>0,989234891892015</text:p>
          </table:table-cell>
        </table:table-row>
        <table:table-row table:style-name="ro1">
          <table:table-cell table:number-columns-repeated="2" office:value-type="float" office:value="0.347865241566365" calcext:value-type="float">
            <text:p>0,347865241566365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0146386911561" calcext:value-type="float">
            <text:p>1,0146386911561</text:p>
          </table:table-cell>
        </table:table-row>
        <table:table-row table:style-name="ro1">
          <table:table-cell table:number-columns-repeated="2" office:value-type="float" office:value="0.354312230751356" calcext:value-type="float">
            <text:p>0,354312230751356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03540522318211" calcext:value-type="float">
            <text:p>1,03540522318211</text:p>
          </table:table-cell>
        </table:table-row>
        <table:table-row table:style-name="ro1">
          <table:table-cell table:number-columns-repeated="2" office:value-type="float" office:value="0.360945297625897" calcext:value-type="float">
            <text:p>0,360945297625897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05225445011644" calcext:value-type="float">
            <text:p>1,05225445011644</text:p>
          </table:table-cell>
        </table:table-row>
        <table:table-row table:style-name="ro1">
          <table:table-cell table:number-columns-repeated="2" office:value-type="float" office:value="0.367778528999545" calcext:value-type="float">
            <text:p>0,367778528999545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06653770061626" calcext:value-type="float">
            <text:p>1,06653770061626</text:p>
          </table:table-cell>
        </table:table-row>
        <table:table-row table:style-name="ro1">
          <table:table-cell table:number-columns-repeated="2" office:value-type="float" office:value="0.37482688734413" calcext:value-type="float">
            <text:p>0,37482688734413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07939516284855" calcext:value-type="float">
            <text:p>1,07939516284855</text:p>
          </table:table-cell>
        </table:table-row>
        <table:table-row table:style-name="ro1">
          <table:table-cell table:number-columns-repeated="2" office:value-type="float" office:value="0.38210623148467" calcext:value-type="float">
            <text:p>0,38210623148467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09157492511663" calcext:value-type="float">
            <text:p>1,09157492511663</text:p>
          </table:table-cell>
        </table:table-row>
        <table:table-row table:style-name="ro1">
          <table:table-cell table:number-columns-repeated="2" office:value-type="float" office:value="0.389633331049795" calcext:value-type="float">
            <text:p>0,389633331049795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10351722099074" calcext:value-type="float">
            <text:p>1,10351722099074</text:p>
          </table:table-cell>
        </table:table-row>
        <table:table-row table:style-name="ro1">
          <table:table-cell table:number-columns-repeated="2" office:value-type="float" office:value="0.397425873177567" calcext:value-type="float">
            <text:p>0,397425873177567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11547073380929" calcext:value-type="float">
            <text:p>1,11547073380929</text:p>
          </table:table-cell>
        </table:table-row>
        <table:table-row table:style-name="ro1">
          <table:table-cell table:number-columns-repeated="2" office:value-type="float" office:value="0.405502459781983" calcext:value-type="float">
            <text:p>0,405502459781983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12757639677351" calcext:value-type="float">
            <text:p>1,12757639677351</text:p>
          </table:table-cell>
        </table:table-row>
        <table:table-row table:style-name="ro1">
          <table:table-cell table:number-columns-repeated="2" office:value-type="float" office:value="0.413882593490945" calcext:value-type="float">
            <text:p>0,413882593490945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13991752531268" calcext:value-type="float">
            <text:p>1,13991752531268</text:p>
          </table:table-cell>
        </table:table-row>
        <table:table-row table:style-name="ro1">
          <table:table-cell table:number-columns-repeated="2" office:value-type="float" office:value="0.422586650174008" calcext:value-type="float">
            <text:p>0,422586650174008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15254752599212" calcext:value-type="float">
            <text:p>1,15254752599212</text:p>
          </table:table-cell>
        </table:table-row>
        <table:table-row table:style-name="ro1">
          <table:table-cell table:number-columns-repeated="2" office:value-type="float" office:value="0.431635835795331" calcext:value-type="float">
            <text:p>0,431635835795331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16550463438122" calcext:value-type="float">
            <text:p>1,16550463438122</text:p>
          </table:table-cell>
        </table:table-row>
        <table:table-row table:style-name="ro1">
          <table:table-cell table:number-columns-repeated="2" office:value-type="float" office:value="0.441052125163886" calcext:value-type="float">
            <text:p>0,441052125163886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17881958737183" calcext:value-type="float">
            <text:p>1,17881958737183</text:p>
          </table:table-cell>
        </table:table-row>
        <table:table-row table:style-name="ro1">
          <table:table-cell table:number-columns-repeated="2" office:value-type="float" office:value="0.450858180021244" calcext:value-type="float">
            <text:p>0,450858180021244</text:p>
          </table:table-cell>
          <table:table-cell office:value-type="float" office:value="0" calcext:value-type="float">
            <text:p>0</text:p>
          </table:table-cell>
          <table:table-cell office:value-type="float" office:value="1.20085818002124" calcext:value-type="float">
            <text:p>1,20085818002124</text:p>
          </table:table-cell>
        </table:table-row>
        <table:table-row table:style-name="ro1">
          <table:table-cell table:number-columns-repeated="2" office:value-type="float" office:value="0.461077243821992" calcext:value-type="float">
            <text:p>0,461077243821992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1.23372104240023" calcext:value-type="float">
            <text:p>1,23372104240023</text:p>
          </table:table-cell>
        </table:table-row>
        <table:table-row table:style-name="ro1">
          <table:table-cell table:number-columns-repeated="2" office:value-type="float" office:value="0.471733010540392" calcext:value-type="float">
            <text:p>0,471733010540392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26350646013013" calcext:value-type="float">
            <text:p>1,26350646013013</text:p>
          </table:table-cell>
        </table:table-row>
        <table:table-row table:style-name="ro1">
          <table:table-cell table:number-columns-repeated="2" office:value-type="float" office:value="0.48284946489911" calcext:value-type="float">
            <text:p>0,48284946489911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28894245732986" calcext:value-type="float">
            <text:p>1,28894245732986</text:p>
          </table:table-cell>
        </table:table-row>
        <table:table-row table:style-name="ro1">
          <table:table-cell table:number-columns-repeated="2" office:value-type="float" office:value="0.494450691583918" calcext:value-type="float">
            <text:p>0,494450691583918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31075984407446" calcext:value-type="float">
            <text:p>1,31075984407446</text:p>
          </table:table-cell>
        </table:table-row>
        <table:table-row table:style-name="ro1">
          <table:table-cell table:number-columns-repeated="2" office:value-type="float" office:value="0.506560651305702" calcext:value-type="float">
            <text:p>0,506560651305702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33031982292242" calcext:value-type="float">
            <text:p>1,33031982292242</text:p>
          </table:table-cell>
        </table:table-row>
        <table:table-row table:style-name="ro1">
          <table:table-cell table:number-columns-repeated="2" office:value-type="float" office:value="0.519202922022118" calcext:value-type="float">
            <text:p>0,519202922022118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34877119752654" calcext:value-type="float">
            <text:p>1,34877119752654</text:p>
          </table:table-cell>
        </table:table-row>
        <table:table-row table:style-name="ro1">
          <table:table-cell table:number-columns-repeated="2" office:value-type="float" office:value="0.532400404259186" calcext:value-type="float">
            <text:p>0,532400404259186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36686909789115" calcext:value-type="float">
            <text:p>1,36686909789115</text:p>
          </table:table-cell>
        </table:table-row>
        <table:table-row table:style-name="ro1">
          <table:table-cell table:number-columns-repeated="2" office:value-type="float" office:value="0.546174990298269" calcext:value-type="float">
            <text:p>0,546174990298269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38505888023921" calcext:value-type="float">
            <text:p>1,38505888023921</text:p>
          </table:table-cell>
        </table:table-row>
        <table:table-row table:style-name="ro1">
          <table:table-cell table:number-columns-repeated="2" office:value-type="float" office:value="0.560547198031689" calcext:value-type="float">
            <text:p>0,560547198031689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40359205866342" calcext:value-type="float">
            <text:p>1,40359205866342</text:p>
          </table:table-cell>
        </table:table-row>
        <table:table-row table:style-name="ro1">
          <table:table-cell table:number-columns-repeated="2" office:value-type="float" office:value="0.575535771547582" calcext:value-type="float">
            <text:p>0,575535771547582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42260970853911" calcext:value-type="float">
            <text:p>1,42260970853911</text:p>
          </table:table-cell>
        </table:table-row>
        <table:table-row table:style-name="ro1">
          <table:table-cell table:number-columns-repeated="2" office:value-type="float" office:value="0.591157251977179" calcext:value-type="float">
            <text:p>0,591157251977179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44219218379891" calcext:value-type="float">
            <text:p>1,44219218379891</text:p>
          </table:table-cell>
        </table:table-row>
        <table:table-row table:style-name="ro1">
          <table:table-cell table:number-columns-repeated="2" office:value-type="float" office:value="0.607425523806356" calcext:value-type="float">
            <text:p>0,607425523806356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46238639962447" calcext:value-type="float">
            <text:p>1,46238639962447</text:p>
          </table:table-cell>
        </table:table-row>
        <table:table-row table:style-name="ro1">
          <table:table-cell table:number-columns-repeated="2" office:value-type="float" office:value="0.624351343680507" calcext:value-type="float">
            <text:p>0,624351343680507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4832201422664" calcext:value-type="float">
            <text:p>1,4832201422664</text:p>
          </table:table-cell>
        </table:table-row>
        <table:table-row table:style-name="ro1">
          <table:table-cell table:number-columns-repeated="2" office:value-type="float" office:value="0.641941860659378" calcext:value-type="float">
            <text:p>0,641941860659378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50470932286732" calcext:value-type="float">
            <text:p>1,50470932286732</text:p>
          </table:table-cell>
        </table:table-row>
        <table:table-row table:style-name="ro1">
          <table:table-cell table:number-columns-repeated="2" office:value-type="float" office:value="0.660200138825309" calcext:value-type="float">
            <text:p>0,660200138825309</text:p>
          </table:table-cell>
          <table:table-cell office:value-type="float" office:value="0" calcext:value-type="float">
            <text:p>0</text:p>
          </table:table-cell>
          <table:table-cell office:value-type="float" office:value="1.53520013882531" calcext:value-type="float">
            <text:p>1,53520013882531</text:p>
          </table:table-cell>
        </table:table-row>
        <table:table-row table:style-name="ro1">
          <table:table-cell table:number-columns-repeated="2" office:value-type="float" office:value="0.679124695010569" calcext:value-type="float">
            <text:p>0,679124695010569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1.5767684935888" calcext:value-type="float">
            <text:p>1,5767684935888</text:p>
          </table:table-cell>
        </table:table-row>
        <table:table-row table:style-name="ro1">
          <table:table-cell table:number-columns-repeated="2" office:value-type="float" office:value="0.698709066062664" calcext:value-type="float">
            <text:p>0,698709066062664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6154825156524" calcext:value-type="float">
            <text:p>1,6154825156524</text:p>
          </table:table-cell>
        </table:table-row>
        <table:table-row table:style-name="ro1">
          <table:table-cell table:number-columns-repeated="2" office:value-type="float" office:value="0.718941421369995" calcext:value-type="float">
            <text:p>0,718941421369995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65003441380075" calcext:value-type="float">
            <text:p>1,65003441380075</text:p>
          </table:table-cell>
        </table:table-row>
        <table:table-row table:style-name="ro1">
          <table:table-cell table:number-columns-repeated="2" office:value-type="float" office:value="0.739804237175611" calcext:value-type="float">
            <text:p>0,739804237175611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68111338966616" calcext:value-type="float">
            <text:p>1,68111338966616</text:p>
          </table:table-cell>
        </table:table-row>
        <table:table-row table:style-name="ro1">
          <table:table-cell table:number-columns-repeated="2" office:value-type="float" office:value="0.761274049367926" calcext:value-type="float">
            <text:p>0,761274049367926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71003322098465" calcext:value-type="float">
            <text:p>1,71003322098465</text:p>
          </table:table-cell>
        </table:table-row>
        <table:table-row table:style-name="ro1">
          <table:table-cell table:number-columns-repeated="2" office:value-type="float" office:value="0.783321300824607" calcext:value-type="float">
            <text:p>0,783321300824607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73788957632903" calcext:value-type="float">
            <text:p>1,73788957632903</text:p>
          </table:table-cell>
        </table:table-row>
        <table:table-row table:style-name="ro1">
          <table:table-cell table:number-columns-repeated="2" office:value-type="float" office:value="0.805910297900849" calcext:value-type="float">
            <text:p>0,805910297900849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76537899153281" calcext:value-type="float">
            <text:p>1,76537899153281</text:p>
          </table:table-cell>
        </table:table-row>
        <table:table-row table:style-name="ro1">
          <table:table-cell table:number-columns-repeated="2" office:value-type="float" office:value="0.828999288244602" calcext:value-type="float">
            <text:p>0,828999288244602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79288317818554" calcext:value-type="float">
            <text:p>1,79288317818554</text:p>
          </table:table-cell>
        </table:table-row>
        <table:table-row table:style-name="ro1">
          <table:table-cell table:number-columns-repeated="2" office:value-type="float" office:value="0.852540668798145" calcext:value-type="float">
            <text:p>0,852540668798145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82058552942987" calcext:value-type="float">
            <text:p>1,82058552942987</text:p>
          </table:table-cell>
        </table:table-row>
        <table:table-row table:style-name="ro1">
          <table:table-cell table:number-columns-repeated="2" office:value-type="float" office:value="0.876481328688175" calcext:value-type="float">
            <text:p>0,876481328688175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8485552656797" calcext:value-type="float">
            <text:p>1,8485552656797</text:p>
          </table:table-cell>
        </table:table-row>
        <table:table-row table:style-name="ro1">
          <table:table-cell table:number-columns-repeated="2" office:value-type="float" office:value="0.900763126871019" calcext:value-type="float">
            <text:p>0,900763126871019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87679805869275" calcext:value-type="float">
            <text:p>1,87679805869275</text:p>
          </table:table-cell>
        </table:table-row>
        <table:table-row table:style-name="ro1">
          <table:table-cell table:number-columns-repeated="2" office:value-type="float" office:value="0.925323499114202" calcext:value-type="float">
            <text:p>0,925323499114202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90528437493231" calcext:value-type="float">
            <text:p>1,90528437493231</text:p>
          </table:table-cell>
        </table:table-row>
        <table:table-row table:style-name="ro1">
          <table:table-cell table:number-columns-repeated="2" office:value-type="float" office:value="0.950096183449867" calcext:value-type="float">
            <text:p>0,950096183449867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93396498203576" calcext:value-type="float">
            <text:p>1,93396498203576</text:p>
          </table:table-cell>
        </table:table-row>
        <table:table-row table:style-name="ro1">
          <table:table-cell table:number-columns-repeated="2" office:value-type="float" office:value="0.97501204796059" calcext:value-type="float">
            <text:p>0,97501204796059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96277951016853" calcext:value-type="float">
            <text:p>1,96277951016853</text:p>
          </table:table-cell>
        </table:table-row>
        <table:table-row table:style-name="ro1">
          <table:table-cell table:number-columns-repeated="2" table:style-name="ce1" office:value-type="float" office:value="0.0000453978687024344" calcext:value-type="float">
            <text:p>4,54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453978687024344" calcext:value-type="float">
            <text:p>4,54E-05</text:p>
          </table:table-cell>
        </table:table-row>
        <table:table-row table:style-name="ro1">
          <table:table-cell table:number-columns-repeated="2" office:value-type="float" office:value="0.00421600959932834" calcext:value-type="float">
            <text:p>0,00421600959932834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0268598081775626" calcext:value-type="float">
            <text:p>0,0268598081775626</text:p>
          </table:table-cell>
        </table:table-row>
        <table:table-row table:style-name="ro1">
          <table:table-cell table:number-columns-repeated="2" office:value-type="float" office:value="0.00838696413668428" calcext:value-type="float">
            <text:p>0,00838696413668428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0501604137264235" calcext:value-type="float">
            <text:p>0,0501604137264235</text:p>
          </table:table-cell>
        </table:table-row>
        <table:table-row table:style-name="ro1">
          <table:table-cell table:number-columns-repeated="2" office:value-type="float" office:value="0.0125582912656611" calcext:value-type="float">
            <text:p>0,0125582912656611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0686512836964141" calcext:value-type="float">
            <text:p>0,0686512836964141</text:p>
          </table:table-cell>
        </table:table-row>
        <table:table-row table:style-name="ro1">
          <table:table-cell table:number-columns-repeated="2" office:value-type="float" office:value="0.0167300233584165" calcext:value-type="float">
            <text:p>0,0167300233584165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0830391758489613" calcext:value-type="float">
            <text:p>0,0830391758489613</text:p>
          </table:table-cell>
        </table:table-row>
        <table:table-row table:style-name="ro1">
          <table:table-cell table:number-columns-repeated="2" office:value-type="float" office:value="0.0209021955990081" calcext:value-type="float">
            <text:p>0,0209021955990081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0946613672157279" calcext:value-type="float">
            <text:p>0,0946613672157279</text:p>
          </table:table-cell>
        </table:table-row>
        <table:table-row table:style-name="ro1">
          <table:table-cell table:number-columns-repeated="2" office:value-type="float" office:value="0.0250748462275106" calcext:value-type="float">
            <text:p>0,0250748462275106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104643121731933" calcext:value-type="float">
            <text:p>0,104643121731933</text:p>
          </table:table-cell>
        </table:table-row>
        <table:table-row table:style-name="ro1">
          <table:table-cell table:number-columns-repeated="2" office:value-type="float" office:value="0.0292480168053022" calcext:value-type="float">
            <text:p>0,0292480168053022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113716710437267" calcext:value-type="float">
            <text:p>0,113716710437267</text:p>
          </table:table-cell>
        </table:table-row>
        <table:table-row table:style-name="ro1">
          <table:table-cell table:number-columns-repeated="2" office:value-type="float" office:value="0.0334217525033523" calcext:value-type="float">
            <text:p>0,0334217525033523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122305642444295" calcext:value-type="float">
            <text:p>0,122305642444295</text:p>
          </table:table-cell>
        </table:table-row>
        <table:table-row table:style-name="ro1">
          <table:table-cell table:number-columns-repeated="2" office:value-type="float" office:value="0.0375961024154995" calcext:value-type="float">
            <text:p>0,0375961024154995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130640963047225" calcext:value-type="float">
            <text:p>0,130640963047225</text:p>
          </table:table-cell>
        </table:table-row>
        <table:table-row table:style-name="ro1">
          <table:table-cell table:number-columns-repeated="2" office:value-type="float" office:value="0.0417711198988809" calcext:value-type="float">
            <text:p>0,0417711198988809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13884505689041" calcext:value-type="float">
            <text:p>0,13884505689041</text:p>
          </table:table-cell>
        </table:table-row>
        <table:table-row table:style-name="ro1">
          <table:table-cell table:number-columns-repeated="2" office:value-type="float" office:value="0.0459468629438579" calcext:value-type="float">
            <text:p>0,0459468629438579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146981794765588" calcext:value-type="float">
            <text:p>0,146981794765588</text:p>
          </table:table-cell>
        </table:table-row>
        <table:table-row table:style-name="ro1">
          <table:table-cell table:number-columns-repeated="2" office:value-type="float" office:value="0.0501233945759862" calcext:value-type="float">
            <text:p>0,0501233945759862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155084270394099" calcext:value-type="float">
            <text:p>0,155084270394099</text:p>
          </table:table-cell>
        </table:table-row>
        <table:table-row table:style-name="ro1">
          <table:table-cell table:number-columns-repeated="2" office:value-type="float" office:value="0.054300783292797" calcext:value-type="float">
            <text:p>0,054300783292797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163169581878689" calcext:value-type="float">
            <text:p>0,163169581878689</text:p>
          </table:table-cell>
        </table:table-row>
        <table:table-row table:style-name="ro1">
          <table:table-cell table:number-columns-repeated="2" office:value-type="float" office:value="0.0584791035383903" calcext:value-type="float">
            <text:p>0,0584791035383903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171246565746332" calcext:value-type="float">
            <text:p>0,171246565746332</text:p>
          </table:table-cell>
        </table:table-row>
        <table:table-row table:style-name="ro1">
          <table:table-cell table:number-columns-repeated="2" office:value-type="float" office:value="0.0626584362191025" calcext:value-type="float">
            <text:p>0,0626584362191025</text:p>
          </table:table-cell>
          <table:table-cell office:value-type="float" office:value="0" calcext:value-type="float">
            <text:p>0</text:p>
          </table:table-cell>
          <table:table-cell office:value-type="float" office:value="0.187658436219103" calcext:value-type="float">
            <text:p>0,187658436219103</text:p>
          </table:table-cell>
        </table:table-row>
        <table:table-row table:style-name="ro1">
          <table:table-cell table:number-columns-repeated="2" office:value-type="float" office:value="0.0668388692637857" calcext:value-type="float">
            <text:p>0,0668388692637857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21448266784202" calcext:value-type="float">
            <text:p>0,21448266784202</text:p>
          </table:table-cell>
        </table:table-row>
        <table:table-row table:style-name="ro1">
          <table:table-cell table:number-columns-repeated="2" office:value-type="float" office:value="0.0710204982325381" calcext:value-type="float">
            <text:p>0,0710204982325381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237793947822277" calcext:value-type="float">
            <text:p>0,237793947822277</text:p>
          </table:table-cell>
        </table:table-row>
        <table:table-row table:style-name="ro1">
          <table:table-cell table:number-columns-repeated="2" office:value-type="float" office:value="0.0752034269780552" calcext:value-type="float">
            <text:p>0,0752034269780552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256296419408808" calcext:value-type="float">
            <text:p>0,256296419408808</text:p>
          </table:table-cell>
        </table:table-row>
        <table:table-row table:style-name="ro1">
          <table:table-cell table:number-columns-repeated="2" office:value-type="float" office:value="0.079387768364122" calcext:value-type="float">
            <text:p>0,079387768364122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270696920854667" calcext:value-type="float">
            <text:p>0,270696920854667</text:p>
          </table:table-cell>
        </table:table-row>
        <table:table-row table:style-name="ro1">
          <table:table-cell table:number-columns-repeated="2" office:value-type="float" office:value="0.0835736450461523" calcext:value-type="float">
            <text:p>0,0835736450461523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282332816662872" calcext:value-type="float">
            <text:p>0,282332816662872</text:p>
          </table:table-cell>
        </table:table-row>
        <table:table-row table:style-name="ro1">
          <table:table-cell table:number-columns-repeated="2" office:value-type="float" office:value="0.0877611903190957" calcext:value-type="float">
            <text:p>0,0877611903190957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292329465823518" calcext:value-type="float">
            <text:p>0,292329465823518</text:p>
          </table:table-cell>
        </table:table-row>
        <table:table-row table:style-name="ro1">
          <table:table-cell table:number-columns-repeated="2" office:value-type="float" office:value="0.0919505490384845" calcext:value-type="float">
            <text:p>0,0919505490384845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301419242670449" calcext:value-type="float">
            <text:p>0,301419242670449</text:p>
          </table:table-cell>
        </table:table-row>
        <table:table-row table:style-name="ro1">
          <table:table-cell table:number-columns-repeated="2" office:value-type="float" office:value="0.0961418786208748" calcext:value-type="float">
            <text:p>0,0961418786208748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310025768561817" calcext:value-type="float">
            <text:p>0,310025768561817</text:p>
          </table:table-cell>
        </table:table-row>
        <table:table-row table:style-name="ro1">
          <table:table-cell table:number-columns-repeated="2" office:value-type="float" office:value="0.100335350130466" calcext:value-type="float">
            <text:p>0,100335350130466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318380210762193" calcext:value-type="float">
            <text:p>0,318380210762193</text:p>
          </table:table-cell>
        </table:table-row>
        <table:table-row table:style-name="ro1">
          <table:table-cell table:number-columns-repeated="2" office:value-type="float" office:value="0.104531149459253" calcext:value-type="float">
            <text:p>0,104531149459253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326605086450782" calcext:value-type="float">
            <text:p>0,326605086450782</text:p>
          </table:table-cell>
        </table:table-row>
        <table:table-row table:style-name="ro1">
          <table:table-cell table:number-columns-repeated="2" office:value-type="float" office:value="0.108729478608662" calcext:value-type="float">
            <text:p>0,108729478608662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334764410430392" calcext:value-type="float">
            <text:p>0,334764410430392</text:p>
          </table:table-cell>
        </table:table-row>
        <table:table-row table:style-name="ro1">
          <table:table-cell table:number-columns-repeated="2" office:value-type="float" office:value="0.112930557081325" calcext:value-type="float">
            <text:p>0,112930557081325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342891432899437" calcext:value-type="float">
            <text:p>0,342891432899437</text:p>
          </table:table-cell>
        </table:table-row>
        <table:table-row table:style-name="ro1">
          <table:table-cell table:number-columns-repeated="2" office:value-type="float" office:value="0.1171346233923" calcext:value-type="float">
            <text:p>0,1171346233923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351003421978191" calcext:value-type="float">
            <text:p>0,351003421978191</text:p>
          </table:table-cell>
        </table:table-row>
        <table:table-row table:style-name="ro1">
          <table:table-cell table:number-columns-repeated="2" office:value-type="float" office:value="0.121341936709881" calcext:value-type="float">
            <text:p>0,121341936709881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359109398917823" calcext:value-type="float">
            <text:p>0,359109398917823</text:p>
          </table:table-cell>
        </table:table-row>
        <table:table-row table:style-name="ro1">
          <table:table-cell table:number-columns-repeated="2" office:value-type="float" office:value="0.125552778636924" calcext:value-type="float">
            <text:p>0,125552778636924</text:p>
          </table:table-cell>
          <table:table-cell office:value-type="float" office:value="0" calcext:value-type="float">
            <text:p>0</text:p>
          </table:table-cell>
          <table:table-cell office:value-type="float" office:value="0.375552778636924" calcext:value-type="float">
            <text:p>0,375552778636924</text:p>
          </table:table-cell>
        </table:table-row>
        <table:table-row table:style-name="ro1">
          <table:table-cell table:number-columns-repeated="2" office:value-type="float" office:value="0.129767455144529" calcext:value-type="float">
            <text:p>0,129767455144529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402411253722763" calcext:value-type="float">
            <text:p>0,402411253722763</text:p>
          </table:table-cell>
        </table:table-row>
        <table:table-row table:style-name="ro1">
          <table:table-cell table:number-columns-repeated="2" office:value-type="float" office:value="0.133986298670886" calcext:value-type="float">
            <text:p>0,133986298670886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425759748260625" calcext:value-type="float">
            <text:p>0,425759748260625</text:p>
          </table:table-cell>
        </table:table-row>
        <table:table-row table:style-name="ro1">
          <table:table-cell table:number-columns-repeated="2" office:value-type="float" office:value="0.138209670399101" calcext:value-type="float">
            <text:p>0,138209670399101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444302662829854" calcext:value-type="float">
            <text:p>0,444302662829854</text:p>
          </table:table-cell>
        </table:table-row>
        <table:table-row table:style-name="ro1">
          <table:table-cell table:number-columns-repeated="2" office:value-type="float" office:value="0.142437962728954" calcext:value-type="float">
            <text:p>0,142437962728954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458747115219499" calcext:value-type="float">
            <text:p>0,458747115219499</text:p>
          </table:table-cell>
        </table:table-row>
        <table:table-row table:style-name="ro1">
          <table:table-cell table:number-columns-repeated="2" office:value-type="float" office:value="0.146671601958714" calcext:value-type="float">
            <text:p>0,146671601958714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470430773575434" calcext:value-type="float">
            <text:p>0,470430773575434</text:p>
          </table:table-cell>
        </table:table-row>
        <table:table-row table:style-name="ro1">
          <table:table-cell table:number-columns-repeated="2" office:value-type="float" office:value="0.150911051194401" calcext:value-type="float">
            <text:p>0,150911051194401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480479326698823" calcext:value-type="float">
            <text:p>0,480479326698823</text:p>
          </table:table-cell>
        </table:table-row>
        <table:table-row table:style-name="ro1">
          <table:table-cell table:number-columns-repeated="2" office:value-type="float" office:value="0.155156813505258" calcext:value-type="float">
            <text:p>0,155156813505258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489625507137223" calcext:value-type="float">
            <text:p>0,489625507137223</text:p>
          </table:table-cell>
        </table:table-row>
        <table:table-row table:style-name="ro1">
          <table:table-cell table:number-columns-repeated="2" office:value-type="float" office:value="0.159409435345641" calcext:value-type="float">
            <text:p>0,159409435345641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498293325286583" calcext:value-type="float">
            <text:p>0,498293325286583</text:p>
          </table:table-cell>
        </table:table-row>
        <table:table-row table:style-name="ro1">
          <table:table-cell table:number-columns-repeated="2" office:value-type="float" office:value="0.163669510265056" calcext:value-type="float">
            <text:p>0,163669510265056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506714370896781" calcext:value-type="float">
            <text:p>0,506714370896781</text:p>
          </table:table-cell>
        </table:table-row>
        <table:table-row table:style-name="ro1">
          <table:table-cell table:number-columns-repeated="2" office:value-type="float" office:value="0.167937682929748" calcext:value-type="float">
            <text:p>0,167937682929748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515011619921277" calcext:value-type="float">
            <text:p>0,515011619921277</text:p>
          </table:table-cell>
        </table:table-row>
        <table:table-row table:style-name="ro1">
          <table:table-cell table:number-columns-repeated="2" office:value-type="float" office:value="0.17221465348095" calcext:value-type="float">
            <text:p>0,17221465348095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52324958530268" calcext:value-type="float">
            <text:p>0,52324958530268</text:p>
          </table:table-cell>
        </table:table-row>
        <table:table-row table:style-name="ro1">
          <table:table-cell table:number-columns-repeated="2" office:value-type="float" office:value="0.176501182256737" calcext:value-type="float">
            <text:p>0,176501182256737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531462058074849" calcext:value-type="float">
            <text:p>0,531462058074849</text:p>
          </table:table-cell>
        </table:table-row>
        <table:table-row table:style-name="ro1">
          <table:table-cell table:number-columns-repeated="2" office:value-type="float" office:value="0.180798094906385" calcext:value-type="float">
            <text:p>0,180798094906385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539666893492277" calcext:value-type="float">
            <text:p>0,539666893492277</text:p>
          </table:table-cell>
        </table:table-row>
        <table:table-row table:style-name="ro1">
          <table:table-cell table:number-columns-repeated="2" office:value-type="float" office:value="0.185106287928125" calcext:value-type="float">
            <text:p>0,185106287928125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547873750136068" calcext:value-type="float">
            <text:p>0,547873750136068</text:p>
          </table:table-cell>
        </table:table-row>
        <table:table-row table:style-name="ro1">
          <table:table-cell table:number-columns-repeated="2" office:value-type="float" office:value="0.189426734663328" calcext:value-type="float">
            <text:p>0,189426734663328</text:p>
          </table:table-cell>
          <table:table-cell office:value-type="float" office:value="0" calcext:value-type="float">
            <text:p>0</text:p>
          </table:table-cell>
          <table:table-cell office:value-type="float" office:value="0.564426734663328" calcext:value-type="float">
            <text:p>0,564426734663328</text:p>
          </table:table-cell>
        </table:table-row>
        <table:table-row table:style-name="ro1">
          <table:table-cell table:number-columns-repeated="2" office:value-type="float" office:value="0.193760491782326" calcext:value-type="float">
            <text:p>0,193760491782326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59140429036056" calcext:value-type="float">
            <text:p>0,59140429036056</text:p>
          </table:table-cell>
        </table:table-row>
        <table:table-row table:style-name="ro1">
          <table:table-cell table:number-columns-repeated="2" office:value-type="float" office:value="0.198108706299386" calcext:value-type="float">
            <text:p>0,198108706299386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614882155889125" calcext:value-type="float">
            <text:p>0,614882155889125</text:p>
          </table:table-cell>
        </table:table-row>
        <table:table-row table:style-name="ro1">
          <table:table-cell table:number-columns-repeated="2" office:value-type="float" office:value="0.202472623156635" calcext:value-type="float">
            <text:p>0,202472623156635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633565615587388" calcext:value-type="float">
            <text:p>0,633565615587388</text:p>
          </table:table-cell>
        </table:table-row>
        <table:table-row table:style-name="ro1">
          <table:table-cell table:number-columns-repeated="2" office:value-type="float" office:value="0.206853593419139" calcext:value-type="float">
            <text:p>0,206853593419139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648162745909684" calcext:value-type="float">
            <text:p>0,648162745909684</text:p>
          </table:table-cell>
        </table:table-row>
        <table:table-row table:style-name="ro1">
          <table:table-cell table:number-columns-repeated="2" office:value-type="float" office:value="0.211253083125726" calcext:value-type="float">
            <text:p>0,211253083125726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660012254742445" calcext:value-type="float">
            <text:p>0,660012254742445</text:p>
          </table:table-cell>
        </table:table-row>
        <table:table-row table:style-name="ro1">
          <table:table-cell table:number-columns-repeated="2" office:value-type="float" office:value="0.215672682842485" calcext:value-type="float">
            <text:p>0,215672682842485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670240958346908" calcext:value-type="float">
            <text:p>0,670240958346908</text:p>
          </table:table-cell>
        </table:table-row>
        <table:table-row table:style-name="ro1">
          <table:table-cell table:number-columns-repeated="2" office:value-type="float" office:value="0.22011411796823" calcext:value-type="float">
            <text:p>0,22011411796823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679582811600195" calcext:value-type="float">
            <text:p>0,679582811600195</text:p>
          </table:table-cell>
        </table:table-row>
        <table:table-row table:style-name="ro1">
          <table:table-cell table:number-columns-repeated="2" office:value-type="float" office:value="0.224579259843392" calcext:value-type="float">
            <text:p>0,224579259843392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688463149784335" calcext:value-type="float">
            <text:p>0,688463149784335</text:p>
          </table:table-cell>
        </table:table-row>
        <table:table-row table:style-name="ro1">
          <table:table-cell table:number-columns-repeated="2" office:value-type="float" office:value="0.229070137715896" calcext:value-type="float">
            <text:p>0,229070137715896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697114998347622" calcext:value-type="float">
            <text:p>0,697114998347622</text:p>
          </table:table-cell>
        </table:table-row>
        <table:table-row table:style-name="ro1">
          <table:table-cell table:number-columns-repeated="2" office:value-type="float" office:value="0.233588951619362" calcext:value-type="float">
            <text:p>0,233588951619362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705662888610891" calcext:value-type="float">
            <text:p>0,705662888610891</text:p>
          </table:table-cell>
        </table:table-row>
        <table:table-row table:style-name="ro1">
          <table:table-cell table:number-columns-repeated="2" office:value-type="float" office:value="0.238138086220493" calcext:value-type="float">
            <text:p>0,238138086220493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714173018042223" calcext:value-type="float">
            <text:p>0,714173018042223</text:p>
          </table:table-cell>
        </table:table-row>
        <table:table-row table:style-name="ro1">
          <table:table-cell table:number-columns-repeated="2" office:value-type="float" office:value="0.242720125693558" calcext:value-type="float">
            <text:p>0,242720125693558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722681001511671" calcext:value-type="float">
            <text:p>0,722681001511671</text:p>
          </table:table-cell>
        </table:table-row>
        <table:table-row table:style-name="ro1">
          <table:table-cell table:number-columns-repeated="2" office:value-type="float" office:value="0.247337869680408" calcext:value-type="float">
            <text:p>0,247337869680408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731206668266299" calcext:value-type="float">
            <text:p>0,731206668266299</text:p>
          </table:table-cell>
        </table:table-row>
        <table:table-row table:style-name="ro1">
          <table:table-cell table:number-columns-repeated="2" office:value-type="float" office:value="0.25199435039424" calcext:value-type="float">
            <text:p>0,25199435039424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739761812602182" calcext:value-type="float">
            <text:p>0,739761812602182</text:p>
          </table:table-cell>
        </table:table-row>
        <table:table-row table:style-name="ro1">
          <table:table-cell table:number-columns-repeated="2" office:value-type="float" office:value="0.256692850924285" calcext:value-type="float">
            <text:p>0,256692850924285</text:p>
          </table:table-cell>
          <table:table-cell office:value-type="float" office:value="0" calcext:value-type="float">
            <text:p>0</text:p>
          </table:table-cell>
          <table:table-cell office:value-type="float" office:value="0.756692850924285" calcext:value-type="float">
            <text:p>0,756692850924285</text:p>
          </table:table-cell>
        </table:table-row>
        <table:table-row table:style-name="ro1">
          <table:table-cell table:number-columns-repeated="2" office:value-type="float" office:value="0.26143692479636" calcext:value-type="float">
            <text:p>0,26143692479636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784080723374594" calcext:value-type="float">
            <text:p>0,784080723374594</text:p>
          </table:table-cell>
        </table:table-row>
        <table:table-row table:style-name="ro1">
          <table:table-cell table:number-columns-repeated="2" office:value-type="float" office:value="0.266230416840752" calcext:value-type="float">
            <text:p>0,266230416840752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808003866430491" calcext:value-type="float">
            <text:p>0,808003866430491</text:p>
          </table:table-cell>
        </table:table-row>
        <table:table-row table:style-name="ro1">
          <table:table-cell table:number-columns-repeated="2" office:value-type="float" office:value="0.271077485413712" calcext:value-type="float">
            <text:p>0,271077485413712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827170477844465" calcext:value-type="float">
            <text:p>0,827170477844465</text:p>
          </table:table-cell>
        </table:table-row>
        <table:table-row table:style-name="ro1">
          <table:table-cell table:number-columns-repeated="2" office:value-type="float" office:value="0.275982626011733" calcext:value-type="float">
            <text:p>0,275982626011733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842291778502278" calcext:value-type="float">
            <text:p>0,842291778502278</text:p>
          </table:table-cell>
        </table:table-row>
        <table:table-row table:style-name="ro1">
          <table:table-cell table:number-columns-repeated="2" office:value-type="float" office:value="0.280950696308309" calcext:value-type="float">
            <text:p>0,280950696308309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854709867925029" calcext:value-type="float">
            <text:p>0,854709867925029</text:p>
          </table:table-cell>
        </table:table-row>
        <table:table-row table:style-name="ro1">
          <table:table-cell table:number-columns-repeated="2" office:value-type="float" office:value="0.285986942630593" calcext:value-type="float">
            <text:p>0,285986942630593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865555218135016" calcext:value-type="float">
            <text:p>0,865555218135016</text:p>
          </table:table-cell>
        </table:table-row>
        <table:table-row table:style-name="ro1">
          <table:table-cell table:number-columns-repeated="2" office:value-type="float" office:value="0.291097027877837" calcext:value-type="float">
            <text:p>0,291097027877837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875565721509801" calcext:value-type="float">
            <text:p>0,875565721509801</text:p>
          </table:table-cell>
        </table:table-row>
        <table:table-row table:style-name="ro1">
          <table:table-cell table:number-columns-repeated="2" office:value-type="float" office:value="0.296287060864029" calcext:value-type="float">
            <text:p>0,296287060864029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885170950804972" calcext:value-type="float">
            <text:p>0,885170950804972</text:p>
          </table:table-cell>
        </table:table-row>
        <table:table-row table:style-name="ro1">
          <table:table-cell table:number-columns-repeated="2" office:value-type="float" office:value="0.301563627043245" calcext:value-type="float">
            <text:p>0,301563627043245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894608487674972" calcext:value-type="float">
            <text:p>0,894608487674972</text:p>
          </table:table-cell>
        </table:table-row>
        <table:table-row table:style-name="ro1">
          <table:table-cell table:number-columns-repeated="2" office:value-type="float" office:value="0.306933820547041" calcext:value-type="float">
            <text:p>0,306933820547041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904007757538571" calcext:value-type="float">
            <text:p>0,904007757538571</text:p>
          </table:table-cell>
        </table:table-row>
        <table:table-row table:style-name="ro1">
          <table:table-cell table:number-columns-repeated="2" office:value-type="float" office:value="0.312405277428072" calcext:value-type="float">
            <text:p>0,312405277428072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913440209249802" calcext:value-type="float">
            <text:p>0,913440209249802</text:p>
          </table:table-cell>
        </table:table-row>
        <table:table-row table:style-name="ro1">
          <table:table-cell table:number-columns-repeated="2" office:value-type="float" office:value="0.317986209962092" calcext:value-type="float">
            <text:p>0,317986209962092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922947085780204" calcext:value-type="float">
            <text:p>0,922947085780204</text:p>
          </table:table-cell>
        </table:table-row>
        <table:table-row table:style-name="ro1">
          <table:table-cell table:number-columns-repeated="2" office:value-type="float" office:value="0.32368544181067" calcext:value-type="float">
            <text:p>0,32368544181067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932554240396562" calcext:value-type="float">
            <text:p>0,932554240396562</text:p>
          </table:table-cell>
        </table:table-row>
        <table:table-row table:style-name="ro1">
          <table:table-cell table:number-columns-repeated="2" office:value-type="float" office:value="0.329512443788401" calcext:value-type="float">
            <text:p>0,329512443788401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942279905996343" calcext:value-type="float">
            <text:p>0,942279905996343</text:p>
          </table:table-cell>
        </table:table-row>
        <table:table-row table:style-name="ro1">
          <table:table-cell table:number-columns-repeated="2" office:value-type="float" office:value="0.335477369910026" calcext:value-type="float">
            <text:p>0,335477369910026</text:p>
          </table:table-cell>
          <table:table-cell office:value-type="float" office:value="0" calcext:value-type="float">
            <text:p>0</text:p>
          </table:table-cell>
          <table:table-cell office:value-type="float" office:value="0.960477369910026" calcext:value-type="float">
            <text:p>0,960477369910026</text:p>
          </table:table-cell>
        </table:table-row>
        <table:table-row table:style-name="ro1">
          <table:table-cell table:number-columns-repeated="2" office:value-type="float" office:value="0.341591093313781" calcext:value-type="float">
            <text:p>0,341591093313781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989234891892015" calcext:value-type="float">
            <text:p>0,989234891892015</text:p>
          </table:table-cell>
        </table:table-row>
        <table:table-row table:style-name="ro1">
          <table:table-cell table:number-columns-repeated="2" office:value-type="float" office:value="0.347865241566365" calcext:value-type="float">
            <text:p>0,347865241566365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0146386911561" calcext:value-type="float">
            <text:p>1,0146386911561</text:p>
          </table:table-cell>
        </table:table-row>
        <table:table-row table:style-name="ro1">
          <table:table-cell table:number-columns-repeated="2" office:value-type="float" office:value="0.354312230751356" calcext:value-type="float">
            <text:p>0,354312230751356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03540522318211" calcext:value-type="float">
            <text:p>1,03540522318211</text:p>
          </table:table-cell>
        </table:table-row>
        <table:table-row table:style-name="ro1">
          <table:table-cell table:number-columns-repeated="2" office:value-type="float" office:value="0.360945297625897" calcext:value-type="float">
            <text:p>0,360945297625897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05225445011644" calcext:value-type="float">
            <text:p>1,05225445011644</text:p>
          </table:table-cell>
        </table:table-row>
        <table:table-row table:style-name="ro1">
          <table:table-cell table:number-columns-repeated="2" office:value-type="float" office:value="0.367778528999545" calcext:value-type="float">
            <text:p>0,367778528999545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06653770061626" calcext:value-type="float">
            <text:p>1,06653770061626</text:p>
          </table:table-cell>
        </table:table-row>
        <table:table-row table:style-name="ro1">
          <table:table-cell table:number-columns-repeated="2" office:value-type="float" office:value="0.37482688734413" calcext:value-type="float">
            <text:p>0,37482688734413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07939516284855" calcext:value-type="float">
            <text:p>1,07939516284855</text:p>
          </table:table-cell>
        </table:table-row>
        <table:table-row table:style-name="ro1">
          <table:table-cell table:number-columns-repeated="2" office:value-type="float" office:value="0.38210623148467" calcext:value-type="float">
            <text:p>0,38210623148467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09157492511663" calcext:value-type="float">
            <text:p>1,09157492511663</text:p>
          </table:table-cell>
        </table:table-row>
        <table:table-row table:style-name="ro1">
          <table:table-cell table:number-columns-repeated="2" office:value-type="float" office:value="0.389633331049795" calcext:value-type="float">
            <text:p>0,389633331049795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10351722099074" calcext:value-type="float">
            <text:p>1,10351722099074</text:p>
          </table:table-cell>
        </table:table-row>
        <table:table-row table:style-name="ro1">
          <table:table-cell table:number-columns-repeated="2" office:value-type="float" office:value="0.397425873177567" calcext:value-type="float">
            <text:p>0,397425873177567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11547073380929" calcext:value-type="float">
            <text:p>1,11547073380929</text:p>
          </table:table-cell>
        </table:table-row>
        <table:table-row table:style-name="ro1">
          <table:table-cell table:number-columns-repeated="2" office:value-type="float" office:value="0.405502459781983" calcext:value-type="float">
            <text:p>0,405502459781983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12757639677351" calcext:value-type="float">
            <text:p>1,12757639677351</text:p>
          </table:table-cell>
        </table:table-row>
        <table:table-row table:style-name="ro1">
          <table:table-cell table:number-columns-repeated="2" office:value-type="float" office:value="0.413882593490945" calcext:value-type="float">
            <text:p>0,413882593490945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13991752531268" calcext:value-type="float">
            <text:p>1,13991752531268</text:p>
          </table:table-cell>
        </table:table-row>
        <table:table-row table:style-name="ro1">
          <table:table-cell table:number-columns-repeated="2" office:value-type="float" office:value="0.422586650174008" calcext:value-type="float">
            <text:p>0,422586650174008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15254752599212" calcext:value-type="float">
            <text:p>1,15254752599212</text:p>
          </table:table-cell>
        </table:table-row>
        <table:table-row table:style-name="ro1">
          <table:table-cell table:number-columns-repeated="2" office:value-type="float" office:value="0.431635835795331" calcext:value-type="float">
            <text:p>0,431635835795331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16550463438122" calcext:value-type="float">
            <text:p>1,16550463438122</text:p>
          </table:table-cell>
        </table:table-row>
        <table:table-row table:style-name="ro1">
          <table:table-cell table:number-columns-repeated="2" office:value-type="float" office:value="0.441052125163886" calcext:value-type="float">
            <text:p>0,441052125163886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17881958737183" calcext:value-type="float">
            <text:p>1,17881958737183</text:p>
          </table:table-cell>
        </table:table-row>
        <table:table-row table:style-name="ro1">
          <table:table-cell table:number-columns-repeated="2" office:value-type="float" office:value="0.450858180021244" calcext:value-type="float">
            <text:p>0,450858180021244</text:p>
          </table:table-cell>
          <table:table-cell office:value-type="float" office:value="0" calcext:value-type="float">
            <text:p>0</text:p>
          </table:table-cell>
          <table:table-cell office:value-type="float" office:value="1.20085818002124" calcext:value-type="float">
            <text:p>1,20085818002124</text:p>
          </table:table-cell>
        </table:table-row>
        <table:table-row table:style-name="ro1">
          <table:table-cell table:number-columns-repeated="2" office:value-type="float" office:value="0.461077243821992" calcext:value-type="float">
            <text:p>0,461077243821992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1.23372104240023" calcext:value-type="float">
            <text:p>1,23372104240023</text:p>
          </table:table-cell>
        </table:table-row>
        <table:table-row table:style-name="ro1">
          <table:table-cell table:number-columns-repeated="2" office:value-type="float" office:value="0.471733010540392" calcext:value-type="float">
            <text:p>0,471733010540392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26350646013013" calcext:value-type="float">
            <text:p>1,26350646013013</text:p>
          </table:table-cell>
        </table:table-row>
        <table:table-row table:style-name="ro1">
          <table:table-cell table:number-columns-repeated="2" office:value-type="float" office:value="0.48284946489911" calcext:value-type="float">
            <text:p>0,48284946489911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28894245732986" calcext:value-type="float">
            <text:p>1,28894245732986</text:p>
          </table:table-cell>
        </table:table-row>
        <table:table-row table:style-name="ro1">
          <table:table-cell table:number-columns-repeated="2" office:value-type="float" office:value="0.494450691583918" calcext:value-type="float">
            <text:p>0,494450691583918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31075984407446" calcext:value-type="float">
            <text:p>1,31075984407446</text:p>
          </table:table-cell>
        </table:table-row>
        <table:table-row table:style-name="ro1">
          <table:table-cell table:number-columns-repeated="2" office:value-type="float" office:value="0.506560651305702" calcext:value-type="float">
            <text:p>0,506560651305702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33031982292242" calcext:value-type="float">
            <text:p>1,33031982292242</text:p>
          </table:table-cell>
        </table:table-row>
        <table:table-row table:style-name="ro1">
          <table:table-cell table:number-columns-repeated="2" office:value-type="float" office:value="0.519202922022118" calcext:value-type="float">
            <text:p>0,519202922022118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34877119752654" calcext:value-type="float">
            <text:p>1,34877119752654</text:p>
          </table:table-cell>
        </table:table-row>
        <table:table-row table:style-name="ro1">
          <table:table-cell table:number-columns-repeated="2" office:value-type="float" office:value="0.532400404259186" calcext:value-type="float">
            <text:p>0,532400404259186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36686909789115" calcext:value-type="float">
            <text:p>1,36686909789115</text:p>
          </table:table-cell>
        </table:table-row>
        <table:table-row table:style-name="ro1">
          <table:table-cell table:number-columns-repeated="2" office:value-type="float" office:value="0.546174990298269" calcext:value-type="float">
            <text:p>0,546174990298269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38505888023921" calcext:value-type="float">
            <text:p>1,38505888023921</text:p>
          </table:table-cell>
        </table:table-row>
        <table:table-row table:style-name="ro1">
          <table:table-cell table:number-columns-repeated="2" office:value-type="float" office:value="0.560547198031689" calcext:value-type="float">
            <text:p>0,560547198031689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40359205866342" calcext:value-type="float">
            <text:p>1,40359205866342</text:p>
          </table:table-cell>
        </table:table-row>
        <table:table-row table:style-name="ro1">
          <table:table-cell table:number-columns-repeated="2" office:value-type="float" office:value="0.575535771547582" calcext:value-type="float">
            <text:p>0,575535771547582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42260970853911" calcext:value-type="float">
            <text:p>1,42260970853911</text:p>
          </table:table-cell>
        </table:table-row>
        <table:table-row table:style-name="ro1">
          <table:table-cell table:number-columns-repeated="2" office:value-type="float" office:value="0.591157251977179" calcext:value-type="float">
            <text:p>0,591157251977179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44219218379891" calcext:value-type="float">
            <text:p>1,44219218379891</text:p>
          </table:table-cell>
        </table:table-row>
        <table:table-row table:style-name="ro1">
          <table:table-cell table:number-columns-repeated="2" office:value-type="float" office:value="0.607425523806356" calcext:value-type="float">
            <text:p>0,607425523806356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46238639962447" calcext:value-type="float">
            <text:p>1,46238639962447</text:p>
          </table:table-cell>
        </table:table-row>
        <table:table-row table:style-name="ro1">
          <table:table-cell table:number-columns-repeated="2" office:value-type="float" office:value="0.624351343680507" calcext:value-type="float">
            <text:p>0,624351343680507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4832201422664" calcext:value-type="float">
            <text:p>1,4832201422664</text:p>
          </table:table-cell>
        </table:table-row>
        <table:table-row table:style-name="ro1">
          <table:table-cell table:number-columns-repeated="2" office:value-type="float" office:value="0.641941860659378" calcext:value-type="float">
            <text:p>0,641941860659378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50470932286732" calcext:value-type="float">
            <text:p>1,50470932286732</text:p>
          </table:table-cell>
        </table:table-row>
        <table:table-row table:style-name="ro1">
          <table:table-cell table:number-columns-repeated="2" office:value-type="float" office:value="0.660200138825309" calcext:value-type="float">
            <text:p>0,660200138825309</text:p>
          </table:table-cell>
          <table:table-cell office:value-type="float" office:value="0" calcext:value-type="float">
            <text:p>0</text:p>
          </table:table-cell>
          <table:table-cell office:value-type="float" office:value="1.53520013882531" calcext:value-type="float">
            <text:p>1,53520013882531</text:p>
          </table:table-cell>
        </table:table-row>
        <table:table-row table:style-name="ro1">
          <table:table-cell table:number-columns-repeated="2" office:value-type="float" office:value="0.679124695010569" calcext:value-type="float">
            <text:p>0,679124695010569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1.5767684935888" calcext:value-type="float">
            <text:p>1,5767684935888</text:p>
          </table:table-cell>
        </table:table-row>
        <table:table-row table:style-name="ro1">
          <table:table-cell table:number-columns-repeated="2" office:value-type="float" office:value="0.698709066062664" calcext:value-type="float">
            <text:p>0,698709066062664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6154825156524" calcext:value-type="float">
            <text:p>1,6154825156524</text:p>
          </table:table-cell>
        </table:table-row>
        <table:table-row table:style-name="ro1">
          <table:table-cell table:number-columns-repeated="2" office:value-type="float" office:value="0.718941421369995" calcext:value-type="float">
            <text:p>0,718941421369995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65003441380075" calcext:value-type="float">
            <text:p>1,65003441380075</text:p>
          </table:table-cell>
        </table:table-row>
        <table:table-row table:style-name="ro1">
          <table:table-cell table:number-columns-repeated="2" office:value-type="float" office:value="0.739804237175611" calcext:value-type="float">
            <text:p>0,739804237175611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68111338966616" calcext:value-type="float">
            <text:p>1,68111338966616</text:p>
          </table:table-cell>
        </table:table-row>
        <table:table-row table:style-name="ro1">
          <table:table-cell table:number-columns-repeated="2" office:value-type="float" office:value="0.761274049367926" calcext:value-type="float">
            <text:p>0,761274049367926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71003322098465" calcext:value-type="float">
            <text:p>1,71003322098465</text:p>
          </table:table-cell>
        </table:table-row>
        <table:table-row table:style-name="ro1">
          <table:table-cell table:number-columns-repeated="2" office:value-type="float" office:value="0.783321300824607" calcext:value-type="float">
            <text:p>0,783321300824607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73788957632903" calcext:value-type="float">
            <text:p>1,73788957632903</text:p>
          </table:table-cell>
        </table:table-row>
        <table:table-row table:style-name="ro1">
          <table:table-cell table:number-columns-repeated="2" office:value-type="float" office:value="0.805910297900849" calcext:value-type="float">
            <text:p>0,805910297900849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76537899153281" calcext:value-type="float">
            <text:p>1,76537899153281</text:p>
          </table:table-cell>
        </table:table-row>
        <table:table-row table:style-name="ro1">
          <table:table-cell table:number-columns-repeated="2" office:value-type="float" office:value="0.828999288244602" calcext:value-type="float">
            <text:p>0,828999288244602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79288317818554" calcext:value-type="float">
            <text:p>1,79288317818554</text:p>
          </table:table-cell>
        </table:table-row>
        <table:table-row table:style-name="ro1">
          <table:table-cell table:number-columns-repeated="2" office:value-type="float" office:value="0.852540668798145" calcext:value-type="float">
            <text:p>0,852540668798145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82058552942987" calcext:value-type="float">
            <text:p>1,82058552942987</text:p>
          </table:table-cell>
        </table:table-row>
        <table:table-row table:style-name="ro1">
          <table:table-cell table:number-columns-repeated="2" office:value-type="float" office:value="0.876481328688175" calcext:value-type="float">
            <text:p>0,876481328688175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8485552656797" calcext:value-type="float">
            <text:p>1,8485552656797</text:p>
          </table:table-cell>
        </table:table-row>
        <table:table-row table:style-name="ro1">
          <table:table-cell table:number-columns-repeated="2" office:value-type="float" office:value="0.900763126871019" calcext:value-type="float">
            <text:p>0,900763126871019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87679805869275" calcext:value-type="float">
            <text:p>1,87679805869275</text:p>
          </table:table-cell>
        </table:table-row>
        <table:table-row table:style-name="ro1">
          <table:table-cell table:number-columns-repeated="2" office:value-type="float" office:value="0.925323499114202" calcext:value-type="float">
            <text:p>0,925323499114202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90528437493231" calcext:value-type="float">
            <text:p>1,90528437493231</text:p>
          </table:table-cell>
        </table:table-row>
        <table:table-row table:style-name="ro1">
          <table:table-cell table:number-columns-repeated="2" office:value-type="float" office:value="0.950096183449867" calcext:value-type="float">
            <text:p>0,950096183449867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93396498203576" calcext:value-type="float">
            <text:p>1,93396498203576</text:p>
          </table:table-cell>
        </table:table-row>
        <table:table-row table:style-name="ro1">
          <table:table-cell table:number-columns-repeated="2" office:value-type="float" office:value="0.97501204796059" calcext:value-type="float">
            <text:p>0,97501204796059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96277951016853" calcext:value-type="float">
            <text:p>1,96277951016853</text:p>
          </table:table-cell>
        </table:table-row>
      </table:table>
      <table:table table:name="Sheet1" table:style-name="ta1">
        <table:shapes>
          <draw:frame draw:z-index="0" draw:style-name="gr1" draw:text-style-name="P1" svg:width="57.298cm" svg:height="24.703cm" svg:x="9.141cm" svg:y="0.106cm">
            <draw:object draw:notify-on-update-of-ranges="Sheet1.A1:Sheet1.A1 Sheet1.A2:Sheet1.A241 Sheet1.B1:Sheet1.B1 Sheet1.B2:Sheet1.B241 Sheet1.C1:Sheet1.C1 Sheet1.C2:Sheet1.C241 Sheet1.D1:Sheet1.D1 Sheet1.D2:Sheet1.D2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unbumpy value</text:p>
          </table:table-cell>
          <table:table-cell office:value-type="string" calcext:value-type="string">
            <text:p>bumpy factor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number-columns-repeated="2" table:style-name="ce1" office:value-type="float" office:value="0.0000453978687024344" calcext:value-type="float">
            <text:p>4,54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453978687024344" calcext:value-type="float">
            <text:p>4,54E-05</text:p>
          </table:table-cell>
        </table:table-row>
        <table:table-row table:style-name="ro1">
          <table:table-cell table:number-columns-repeated="2" office:value-type="float" office:value="0.00213066264943287" calcext:value-type="float">
            <text:p>0,00213066264943287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0247744612276671" calcext:value-type="float">
            <text:p>0,0247744612276671</text:p>
          </table:table-cell>
        </table:table-row>
        <table:table-row table:style-name="ro1">
          <table:table-cell table:number-columns-repeated="2" office:value-type="float" office:value="0.00421600959932834" calcext:value-type="float">
            <text:p>0,00421600959932834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0459894591890675" calcext:value-type="float">
            <text:p>0,0459894591890675</text:p>
          </table:table-cell>
        </table:table-row>
        <table:table-row table:style-name="ro1">
          <table:table-cell table:number-columns-repeated="2" office:value-type="float" office:value="0.00630144221374221" calcext:value-type="float">
            <text:p>0,00630144221374221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0623944346444951" calcext:value-type="float">
            <text:p>0,0623944346444951</text:p>
          </table:table-cell>
        </table:table-row>
        <table:table-row table:style-name="ro1">
          <table:table-cell table:number-columns-repeated="2" office:value-type="float" office:value="0.00838696413668428" calcext:value-type="float">
            <text:p>0,00838696413668428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074696116627229" calcext:value-type="float">
            <text:p>0,074696116627229</text:p>
          </table:table-cell>
        </table:table-row>
        <table:table-row table:style-name="ro1">
          <table:table-cell table:number-columns-repeated="2" office:value-type="float" office:value="0.0104725791671405" calcext:value-type="float">
            <text:p>0,0104725791671405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0842317507838603" calcext:value-type="float">
            <text:p>0,0842317507838603</text:p>
          </table:table-cell>
        </table:table-row>
        <table:table-row table:style-name="ro1">
          <table:table-cell table:number-columns-repeated="2" office:value-type="float" office:value="0.0125582912656611" calcext:value-type="float">
            <text:p>0,0125582912656611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0921265667700838" calcext:value-type="float">
            <text:p>0,0921265667700838</text:p>
          </table:table-cell>
        </table:table-row>
        <table:table-row table:style-name="ro1">
          <table:table-cell table:number-columns-repeated="2" office:value-type="float" office:value="0.0146441045612285" calcext:value-type="float">
            <text:p>0,0146441045612285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0991127981931929" calcext:value-type="float">
            <text:p>0,0991127981931929</text:p>
          </table:table-cell>
        </table:table-row>
        <table:table-row table:style-name="ro1">
          <table:table-cell table:number-columns-repeated="2" office:value-type="float" office:value="0.0167300233584165" calcext:value-type="float">
            <text:p>0,0167300233584165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105613913299359" calcext:value-type="float">
            <text:p>0,105613913299359</text:p>
          </table:table-cell>
        </table:table-row>
        <table:table-row table:style-name="ro1">
          <table:table-cell table:number-columns-repeated="2" office:value-type="float" office:value="0.0188160521448547" calcext:value-type="float">
            <text:p>0,0188160521448547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111860912776581" calcext:value-type="float">
            <text:p>0,111860912776581</text:p>
          </table:table-cell>
        </table:table-row>
        <table:table-row table:style-name="ro1">
          <table:table-cell table:number-columns-repeated="2" office:value-type="float" office:value="0.0209021955990081" calcext:value-type="float">
            <text:p>0,0209021955990081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117976132590537" calcext:value-type="float">
            <text:p>0,117976132590537</text:p>
          </table:table-cell>
        </table:table-row>
        <table:table-row table:style-name="ro1">
          <table:table-cell table:number-columns-repeated="2" office:value-type="float" office:value="0.0229884585982888" calcext:value-type="float">
            <text:p>0,0229884585982888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124023390420019" calcext:value-type="float">
            <text:p>0,124023390420019</text:p>
          </table:table-cell>
        </table:table-row>
        <table:table-row table:style-name="ro1">
          <table:table-cell table:number-columns-repeated="2" office:value-type="float" office:value="0.0250748462275106" calcext:value-type="float">
            <text:p>0,0250748462275106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130035722045623" calcext:value-type="float">
            <text:p>0,130035722045623</text:p>
          </table:table-cell>
        </table:table-row>
        <table:table-row table:style-name="ro1">
          <table:table-cell table:number-columns-repeated="2" office:value-type="float" office:value="0.0271613637877036" calcext:value-type="float">
            <text:p>0,0271613637877036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136030162373595" calcext:value-type="float">
            <text:p>0,136030162373595</text:p>
          </table:table-cell>
        </table:table-row>
        <table:table-row table:style-name="ro1">
          <table:table-cell table:number-columns-repeated="2" office:value-type="float" office:value="0.0292480168053022" calcext:value-type="float">
            <text:p>0,0292480168053022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142015479013244" calcext:value-type="float">
            <text:p>0,142015479013244</text:p>
          </table:table-cell>
        </table:table-row>
        <table:table-row table:style-name="ro1">
          <table:table-cell table:number-columns-repeated="2" office:value-type="float" office:value="0.0313348110417236" calcext:value-type="float">
            <text:p>0,0313348110417236</text:p>
          </table:table-cell>
          <table:table-cell office:value-type="float" office:value="0" calcext:value-type="float">
            <text:p>0</text:p>
          </table:table-cell>
          <table:table-cell office:value-type="float" office:value="0.156334811041724" calcext:value-type="float">
            <text:p>0,156334811041724</text:p>
          </table:table-cell>
        </table:table-row>
        <table:table-row table:style-name="ro1">
          <table:table-cell table:number-columns-repeated="2" office:value-type="float" office:value="0.0334217525033523" calcext:value-type="float">
            <text:p>0,0334217525033523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181065551081587" calcext:value-type="float">
            <text:p>0,181065551081587</text:p>
          </table:table-cell>
        </table:table-row>
        <table:table-row table:style-name="ro1">
          <table:table-cell table:number-columns-repeated="2" office:value-type="float" office:value="0.0355088474519488" calcext:value-type="float">
            <text:p>0,0355088474519488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202282297041688" calcext:value-type="float">
            <text:p>0,202282297041688</text:p>
          </table:table-cell>
        </table:table-row>
        <table:table-row table:style-name="ro1">
          <table:table-cell table:number-columns-repeated="2" office:value-type="float" office:value="0.0375961024154995" calcext:value-type="float">
            <text:p>0,0375961024154995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218689094846252" calcext:value-type="float">
            <text:p>0,218689094846252</text:p>
          </table:table-cell>
        </table:table-row>
        <table:table-row table:style-name="ro1">
          <table:table-cell table:number-columns-repeated="2" office:value-type="float" office:value="0.0396835241995271" calcext:value-type="float">
            <text:p>0,0396835241995271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230992676690072" calcext:value-type="float">
            <text:p>0,230992676690072</text:p>
          </table:table-cell>
        </table:table-row>
        <table:table-row table:style-name="ro1">
          <table:table-cell table:number-columns-repeated="2" office:value-type="float" office:value="0.0417711198988809" calcext:value-type="float">
            <text:p>0,0417711198988809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240530291515601" calcext:value-type="float">
            <text:p>0,240530291515601</text:p>
          </table:table-cell>
        </table:table-row>
        <table:table-row table:style-name="ro1">
          <table:table-cell table:number-columns-repeated="2" office:value-type="float" office:value="0.0438588969100266" calcext:value-type="float">
            <text:p>0,0438588969100266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248427172414449" calcext:value-type="float">
            <text:p>0,248427172414449</text:p>
          </table:table-cell>
        </table:table-row>
        <table:table-row table:style-name="ro1">
          <table:table-cell table:number-columns-repeated="2" office:value-type="float" office:value="0.0459468629438579" calcext:value-type="float">
            <text:p>0,0459468629438579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255415556575822" calcext:value-type="float">
            <text:p>0,255415556575822</text:p>
          </table:table-cell>
        </table:table-row>
        <table:table-row table:style-name="ro1">
          <table:table-cell table:number-columns-repeated="2" office:value-type="float" office:value="0.0480350260390512" calcext:value-type="float">
            <text:p>0,0480350260390512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261918915979994" calcext:value-type="float">
            <text:p>0,261918915979994</text:p>
          </table:table-cell>
        </table:table-row>
        <table:table-row table:style-name="ro1">
          <table:table-cell table:number-columns-repeated="2" office:value-type="float" office:value="0.0501233945759862" calcext:value-type="float">
            <text:p>0,0501233945759862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268168255207712" calcext:value-type="float">
            <text:p>0,268168255207712</text:p>
          </table:table-cell>
        </table:table-row>
        <table:table-row table:style-name="ro1">
          <table:table-cell table:number-columns-repeated="2" office:value-type="float" office:value="0.0522119772912569" calcext:value-type="float">
            <text:p>0,0522119772912569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274285914282786" calcext:value-type="float">
            <text:p>0,274285914282786</text:p>
          </table:table-cell>
        </table:table-row>
        <table:table-row table:style-name="ro1">
          <table:table-cell table:number-columns-repeated="2" office:value-type="float" office:value="0.054300783292797" calcext:value-type="float">
            <text:p>0,054300783292797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280335715114527" calcext:value-type="float">
            <text:p>0,280335715114527</text:p>
          </table:table-cell>
        </table:table-row>
        <table:table-row table:style-name="ro1">
          <table:table-cell table:number-columns-repeated="2" office:value-type="float" office:value="0.0563898220756473" calcext:value-type="float">
            <text:p>0,0563898220756473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28635069789376" calcext:value-type="float">
            <text:p>0,28635069789376</text:p>
          </table:table-cell>
        </table:table-row>
        <table:table-row table:style-name="ro1">
          <table:table-cell table:number-columns-repeated="2" office:value-type="float" office:value="0.0584791035383903" calcext:value-type="float">
            <text:p>0,0584791035383903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292347902124282" calcext:value-type="float">
            <text:p>0,292347902124282</text:p>
          </table:table-cell>
        </table:table-row>
        <table:table-row table:style-name="ro1">
          <table:table-cell table:number-columns-repeated="2" office:value-type="float" office:value="0.0605686380002806" calcext:value-type="float">
            <text:p>0,0605686380002806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298336100208223" calcext:value-type="float">
            <text:p>0,298336100208223</text:p>
          </table:table-cell>
        </table:table-row>
        <table:table-row table:style-name="ro1">
          <table:table-cell table:number-columns-repeated="2" office:value-type="float" office:value="0.0626584362191025" calcext:value-type="float">
            <text:p>0,0626584362191025</text:p>
          </table:table-cell>
          <table:table-cell office:value-type="float" office:value="0" calcext:value-type="float">
            <text:p>0</text:p>
          </table:table-cell>
          <table:table-cell office:value-type="float" office:value="0.312658436219103" calcext:value-type="float">
            <text:p>0,312658436219103</text:p>
          </table:table-cell>
        </table:table-row>
        <table:table-row table:style-name="ro1">
          <table:table-cell table:number-columns-repeated="2" office:value-type="float" office:value="0.0647485094097816" calcext:value-type="float">
            <text:p>0,0647485094097816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337392307988016" calcext:value-type="float">
            <text:p>0,337392307988016</text:p>
          </table:table-cell>
        </table:table-row>
        <table:table-row table:style-name="ro1">
          <table:table-cell table:number-columns-repeated="2" office:value-type="float" office:value="0.0668388692637857" calcext:value-type="float">
            <text:p>0,0668388692637857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358612318853525" calcext:value-type="float">
            <text:p>0,358612318853525</text:p>
          </table:table-cell>
        </table:table-row>
        <table:table-row table:style-name="ro1">
          <table:table-cell table:number-columns-repeated="2" office:value-type="float" office:value="0.0689295279693468" calcext:value-type="float">
            <text:p>0,0689295279693468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3750225204001" calcext:value-type="float">
            <text:p>0,3750225204001</text:p>
          </table:table-cell>
        </table:table-row>
        <table:table-row table:style-name="ro1">
          <table:table-cell table:number-columns-repeated="2" office:value-type="float" office:value="0.0710204982325381" calcext:value-type="float">
            <text:p>0,0710204982325381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387329650723083" calcext:value-type="float">
            <text:p>0,387329650723083</text:p>
          </table:table-cell>
        </table:table-row>
        <table:table-row table:style-name="ro1">
          <table:table-cell table:number-columns-repeated="2" office:value-type="float" office:value="0.0731117932992434" calcext:value-type="float">
            <text:p>0,0731117932992434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396870964915963" calcext:value-type="float">
            <text:p>0,396870964915963</text:p>
          </table:table-cell>
        </table:table-row>
        <table:table-row table:style-name="ro1">
          <table:table-cell table:number-columns-repeated="2" office:value-type="float" office:value="0.0752034269780552" calcext:value-type="float">
            <text:p>0,0752034269780552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404771702482478" calcext:value-type="float">
            <text:p>0,404771702482478</text:p>
          </table:table-cell>
        </table:table-row>
        <table:table-row table:style-name="ro1">
          <table:table-cell table:number-columns-repeated="2" office:value-type="float" office:value="0.0772954136641417" calcext:value-type="float">
            <text:p>0,0772954136641417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411764107296106" calcext:value-type="float">
            <text:p>0,411764107296106</text:p>
          </table:table-cell>
        </table:table-row>
        <table:table-row table:style-name="ro1">
          <table:table-cell table:number-columns-repeated="2" office:value-type="float" office:value="0.079387768364122" calcext:value-type="float">
            <text:p>0,079387768364122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418271658305065" calcext:value-type="float">
            <text:p>0,418271658305065</text:p>
          </table:table-cell>
        </table:table-row>
        <table:table-row table:style-name="ro1">
          <table:table-cell table:number-columns-repeated="2" office:value-type="float" office:value="0.0814805067219931" calcext:value-type="float">
            <text:p>0,0814805067219931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424525367353719" calcext:value-type="float">
            <text:p>0,424525367353719</text:p>
          </table:table-cell>
        </table:table-row>
        <table:table-row table:style-name="ro1">
          <table:table-cell table:number-columns-repeated="2" office:value-type="float" office:value="0.0835736450461523" calcext:value-type="float">
            <text:p>0,0835736450461523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430647582037682" calcext:value-type="float">
            <text:p>0,430647582037682</text:p>
          </table:table-cell>
        </table:table-row>
        <table:table-row table:style-name="ro1">
          <table:table-cell table:number-columns-repeated="2" office:value-type="float" office:value="0.0856672003375605" calcext:value-type="float">
            <text:p>0,0856672003375605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43670213215929" calcext:value-type="float">
            <text:p>0,43670213215929</text:p>
          </table:table-cell>
        </table:table-row>
        <table:table-row table:style-name="ro1">
          <table:table-cell table:number-columns-repeated="2" office:value-type="float" office:value="0.0877611903190957" calcext:value-type="float">
            <text:p>0,0877611903190957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442722066137208" calcext:value-type="float">
            <text:p>0,442722066137208</text:p>
          </table:table-cell>
        </table:table-row>
        <table:table-row table:style-name="ro1">
          <table:table-cell table:number-columns-repeated="2" office:value-type="float" office:value="0.0898556334661444" calcext:value-type="float">
            <text:p>0,0898556334661444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448724432052036" calcext:value-type="float">
            <text:p>0,448724432052036</text:p>
          </table:table-cell>
        </table:table-row>
        <table:table-row table:style-name="ro1">
          <table:table-cell table:number-columns-repeated="2" office:value-type="float" office:value="0.0919505490384845" calcext:value-type="float">
            <text:p>0,0919505490384845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454718011246427" calcext:value-type="float">
            <text:p>0,454718011246427</text:p>
          </table:table-cell>
        </table:table-row>
        <table:table-row table:style-name="ro1">
          <table:table-cell table:number-columns-repeated="2" office:value-type="float" office:value="0.0940459571135131" calcext:value-type="float">
            <text:p>0,0940459571135131</text:p>
          </table:table-cell>
          <table:table-cell office:value-type="float" office:value="0" calcext:value-type="float">
            <text:p>0</text:p>
          </table:table-cell>
          <table:table-cell office:value-type="float" office:value="0.469045957113513" calcext:value-type="float">
            <text:p>0,469045957113513</text:p>
          </table:table-cell>
        </table:table-row>
        <table:table-row table:style-name="ro1">
          <table:table-cell table:number-columns-repeated="2" office:value-type="float" office:value="0.0961418786208748" calcext:value-type="float">
            <text:p>0,0961418786208748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493785677199109" calcext:value-type="float">
            <text:p>0,493785677199109</text:p>
          </table:table-cell>
        </table:table-row>
        <table:table-row table:style-name="ro1">
          <table:table-cell table:number-columns-repeated="2" office:value-type="float" office:value="0.0982383353785507" calcext:value-type="float">
            <text:p>0,0982383353785507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51501178496829" calcext:value-type="float">
            <text:p>0,51501178496829</text:p>
          </table:table-cell>
        </table:table-row>
        <table:table-row table:style-name="ro1">
          <table:table-cell table:number-columns-repeated="2" office:value-type="float" office:value="0.100335350130466" calcext:value-type="float">
            <text:p>0,100335350130466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531428342561219" calcext:value-type="float">
            <text:p>0,531428342561219</text:p>
          </table:table-cell>
        </table:table-row>
        <table:table-row table:style-name="ro1">
          <table:table-cell table:number-columns-repeated="2" office:value-type="float" office:value="0.102432946585686" calcext:value-type="float">
            <text:p>0,102432946585686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543742099076231" calcext:value-type="float">
            <text:p>0,543742099076231</text:p>
          </table:table-cell>
        </table:table-row>
        <table:table-row table:style-name="ro1">
          <table:table-cell table:number-columns-repeated="2" office:value-type="float" office:value="0.104531149459253" calcext:value-type="float">
            <text:p>0,104531149459253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553290321075972" calcext:value-type="float">
            <text:p>0,553290321075972</text:p>
          </table:table-cell>
        </table:table-row>
        <table:table-row table:style-name="ro1">
          <table:table-cell table:number-columns-repeated="2" office:value-type="float" office:value="0.106629984514752" calcext:value-type="float">
            <text:p>0,106629984514752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561198260019175" calcext:value-type="float">
            <text:p>0,561198260019175</text:p>
          </table:table-cell>
        </table:table-row>
        <table:table-row table:style-name="ro1">
          <table:table-cell table:number-columns-repeated="2" office:value-type="float" office:value="0.108729478608662" calcext:value-type="float">
            <text:p>0,108729478608662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568198172240626" calcext:value-type="float">
            <text:p>0,568198172240626</text:p>
          </table:table-cell>
        </table:table-row>
        <table:table-row table:style-name="ro1">
          <table:table-cell table:number-columns-repeated="2" office:value-type="float" office:value="0.110829659736569" calcext:value-type="float">
            <text:p>0,110829659736569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574713549677511" calcext:value-type="float">
            <text:p>0,574713549677511</text:p>
          </table:table-cell>
        </table:table-row>
        <table:table-row table:style-name="ro1">
          <table:table-cell table:number-columns-repeated="2" office:value-type="float" office:value="0.112930557081325" calcext:value-type="float">
            <text:p>0,112930557081325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580975417713051" calcext:value-type="float">
            <text:p>0,580975417713051</text:p>
          </table:table-cell>
        </table:table-row>
        <table:table-row table:style-name="ro1">
          <table:table-cell table:number-columns-repeated="2" office:value-type="float" office:value="0.115032201063226" calcext:value-type="float">
            <text:p>0,115032201063226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587106138054755" calcext:value-type="float">
            <text:p>0,587106138054755</text:p>
          </table:table-cell>
        </table:table-row>
        <table:table-row table:style-name="ro1">
          <table:table-cell table:number-columns-repeated="2" office:value-type="float" office:value="0.1171346233923" calcext:value-type="float">
            <text:p>0,1171346233923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59316955521403" calcext:value-type="float">
            <text:p>0,59316955521403</text:p>
          </table:table-cell>
        </table:table-row>
        <table:table-row table:style-name="ro1">
          <table:table-cell table:number-columns-repeated="2" office:value-type="float" office:value="0.119237857122782" calcext:value-type="float">
            <text:p>0,119237857122782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599198732940895" calcext:value-type="float">
            <text:p>0,599198732940895</text:p>
          </table:table-cell>
        </table:table-row>
        <table:table-row table:style-name="ro1">
          <table:table-cell table:number-columns-repeated="2" office:value-type="float" office:value="0.121341936709881" calcext:value-type="float">
            <text:p>0,121341936709881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605210735295773" calcext:value-type="float">
            <text:p>0,605210735295773</text:p>
          </table:table-cell>
        </table:table-row>
        <table:table-row table:style-name="ro1">
          <table:table-cell table:number-columns-repeated="2" office:value-type="float" office:value="0.123446898068913" calcext:value-type="float">
            <text:p>0,123446898068913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611214360276855" calcext:value-type="float">
            <text:p>0,611214360276855</text:p>
          </table:table-cell>
        </table:table-row>
        <table:table-row table:style-name="ro1">
          <table:table-cell table:number-columns-repeated="2" office:value-type="float" office:value="0.125552778636924" calcext:value-type="float">
            <text:p>0,125552778636924</text:p>
          </table:table-cell>
          <table:table-cell office:value-type="float" office:value="0" calcext:value-type="float">
            <text:p>0</text:p>
          </table:table-cell>
          <table:table-cell office:value-type="float" office:value="0.625552778636924" calcext:value-type="float">
            <text:p>0,625552778636924</text:p>
          </table:table-cell>
        </table:table-row>
        <table:table-row table:style-name="ro1">
          <table:table-cell table:number-columns-repeated="2" office:value-type="float" office:value="0.127659617436876" calcext:value-type="float">
            <text:p>0,127659617436876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65030341601511" calcext:value-type="float">
            <text:p>0,65030341601511</text:p>
          </table:table-cell>
        </table:table-row>
        <table:table-row table:style-name="ro1">
          <table:table-cell table:number-columns-repeated="2" office:value-type="float" office:value="0.129767455144529" calcext:value-type="float">
            <text:p>0,129767455144529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671540904734268" calcext:value-type="float">
            <text:p>0,671540904734268</text:p>
          </table:table-cell>
        </table:table-row>
        <table:table-row table:style-name="ro1">
          <table:table-cell table:number-columns-repeated="2" office:value-type="float" office:value="0.131876334158109" calcext:value-type="float">
            <text:p>0,131876334158109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687969326588862" calcext:value-type="float">
            <text:p>0,687969326588862</text:p>
          </table:table-cell>
        </table:table-row>
        <table:table-row table:style-name="ro1">
          <table:table-cell table:number-columns-repeated="2" office:value-type="float" office:value="0.133986298670886" calcext:value-type="float">
            <text:p>0,133986298670886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700295451161431" calcext:value-type="float">
            <text:p>0,700295451161431</text:p>
          </table:table-cell>
        </table:table-row>
        <table:table-row table:style-name="ro1">
          <table:table-cell table:number-columns-repeated="2" office:value-type="float" office:value="0.136097394746776" calcext:value-type="float">
            <text:p>0,136097394746776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709856566363496" calcext:value-type="float">
            <text:p>0,709856566363496</text:p>
          </table:table-cell>
        </table:table-row>
        <table:table-row table:style-name="ro1">
          <table:table-cell table:number-columns-repeated="2" office:value-type="float" office:value="0.138209670399101" calcext:value-type="float">
            <text:p>0,138209670399101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717777945903523" calcext:value-type="float">
            <text:p>0,717777945903523</text:p>
          </table:table-cell>
        </table:table-row>
        <table:table-row table:style-name="ro1">
          <table:table-cell table:number-columns-repeated="2" office:value-type="float" office:value="0.140323175672614" calcext:value-type="float">
            <text:p>0,140323175672614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724791869304579" calcext:value-type="float">
            <text:p>0,724791869304579</text:p>
          </table:table-cell>
        </table:table-row>
        <table:table-row table:style-name="ro1">
          <table:table-cell table:number-columns-repeated="2" office:value-type="float" office:value="0.142437962728954" calcext:value-type="float">
            <text:p>0,142437962728954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731321852669896" calcext:value-type="float">
            <text:p>0,731321852669896</text:p>
          </table:table-cell>
        </table:table-row>
        <table:table-row table:style-name="ro1">
          <table:table-cell table:number-columns-repeated="2" office:value-type="float" office:value="0.144554085935629" calcext:value-type="float">
            <text:p>0,144554085935629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737598946567355" calcext:value-type="float">
            <text:p>0,737598946567355</text:p>
          </table:table-cell>
        </table:table-row>
        <table:table-row table:style-name="ro1">
          <table:table-cell table:number-columns-repeated="2" office:value-type="float" office:value="0.146671601958714" calcext:value-type="float">
            <text:p>0,146671601958714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743745538950243" calcext:value-type="float">
            <text:p>0,743745538950243</text:p>
          </table:table-cell>
        </table:table-row>
        <table:table-row table:style-name="ro1">
          <table:table-cell table:number-columns-repeated="2" office:value-type="float" office:value="0.148790569859375" calcext:value-type="float">
            <text:p>0,148790569859375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749825501681105" calcext:value-type="float">
            <text:p>0,749825501681105</text:p>
          </table:table-cell>
        </table:table-row>
        <table:table-row table:style-name="ro1">
          <table:table-cell table:number-columns-repeated="2" office:value-type="float" office:value="0.150911051194401" calcext:value-type="float">
            <text:p>0,150911051194401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755871927012513" calcext:value-type="float">
            <text:p>0,755871927012513</text:p>
          </table:table-cell>
        </table:table-row>
        <table:table-row table:style-name="ro1">
          <table:table-cell table:number-columns-repeated="2" office:value-type="float" office:value="0.153033110120889" calcext:value-type="float">
            <text:p>0,153033110120889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761901908706781" calcext:value-type="float">
            <text:p>0,761901908706781</text:p>
          </table:table-cell>
        </table:table-row>
        <table:table-row table:style-name="ro1">
          <table:table-cell table:number-columns-repeated="2" office:value-type="float" office:value="0.155156813505258" calcext:value-type="float">
            <text:p>0,155156813505258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767924275713201" calcext:value-type="float">
            <text:p>0,767924275713201</text:p>
          </table:table-cell>
        </table:table-row>
        <table:table-row table:style-name="ro1">
          <table:table-cell table:number-columns-repeated="2" office:value-type="float" office:value="0.157282231036755" calcext:value-type="float">
            <text:p>0,157282231036755</text:p>
          </table:table-cell>
          <table:table-cell office:value-type="float" office:value="0" calcext:value-type="float">
            <text:p>0</text:p>
          </table:table-cell>
          <table:table-cell office:value-type="float" office:value="0.782282231036755" calcext:value-type="float">
            <text:p>0,782282231036755</text:p>
          </table:table-cell>
        </table:table-row>
        <table:table-row table:style-name="ro1">
          <table:table-cell table:number-columns-repeated="2" office:value-type="float" office:value="0.159409435345641" calcext:value-type="float">
            <text:p>0,159409435345641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807053233923875" calcext:value-type="float">
            <text:p>0,807053233923875</text:p>
          </table:table-cell>
        </table:table-row>
        <table:table-row table:style-name="ro1">
          <table:table-cell table:number-columns-repeated="2" office:value-type="float" office:value="0.161538502126243" calcext:value-type="float">
            <text:p>0,161538502126243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828311951715982" calcext:value-type="float">
            <text:p>0,828311951715982</text:p>
          </table:table-cell>
        </table:table-row>
        <table:table-row table:style-name="ro1">
          <table:table-cell table:number-columns-repeated="2" office:value-type="float" office:value="0.163669510265056" calcext:value-type="float">
            <text:p>0,163669510265056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844762502695808" calcext:value-type="float">
            <text:p>0,844762502695808</text:p>
          </table:table-cell>
        </table:table-row>
        <table:table-row table:style-name="ro1">
          <table:table-cell table:number-columns-repeated="2" office:value-type="float" office:value="0.1658025419741" calcext:value-type="float">
            <text:p>0,1658025419741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857111694464645" calcext:value-type="float">
            <text:p>0,857111694464645</text:p>
          </table:table-cell>
        </table:table-row>
        <table:table-row table:style-name="ro1">
          <table:table-cell table:number-columns-repeated="2" office:value-type="float" office:value="0.167937682929748" calcext:value-type="float">
            <text:p>0,167937682929748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866696854546468" calcext:value-type="float">
            <text:p>0,866696854546468</text:p>
          </table:table-cell>
        </table:table-row>
        <table:table-row table:style-name="ro1">
          <table:table-cell table:number-columns-repeated="2" office:value-type="float" office:value="0.170075022417213" calcext:value-type="float">
            <text:p>0,170075022417213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874643297921636" calcext:value-type="float">
            <text:p>0,874643297921636</text:p>
          </table:table-cell>
        </table:table-row>
        <table:table-row table:style-name="ro1">
          <table:table-cell table:number-columns-repeated="2" office:value-type="float" office:value="0.17221465348095" calcext:value-type="float">
            <text:p>0,17221465348095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881683347112914" calcext:value-type="float">
            <text:p>0,881683347112914</text:p>
          </table:table-cell>
        </table:table-row>
        <table:table-row table:style-name="ro1">
          <table:table-cell table:number-columns-repeated="2" office:value-type="float" office:value="0.174356673081172" calcext:value-type="float">
            <text:p>0,174356673081172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888240563022114" calcext:value-type="float">
            <text:p>0,888240563022114</text:p>
          </table:table-cell>
        </table:table-row>
        <table:table-row table:style-name="ro1">
          <table:table-cell table:number-columns-repeated="2" office:value-type="float" office:value="0.176501182256737" calcext:value-type="float">
            <text:p>0,176501182256737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894546042888463" calcext:value-type="float">
            <text:p>0,894546042888463</text:p>
          </table:table-cell>
        </table:table-row>
        <table:table-row table:style-name="ro1">
          <table:table-cell table:number-columns-repeated="2" office:value-type="float" office:value="0.178648286294643" calcext:value-type="float">
            <text:p>0,178648286294643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900722223286173" calcext:value-type="float">
            <text:p>0,900722223286173</text:p>
          </table:table-cell>
        </table:table-row>
        <table:table-row table:style-name="ro1">
          <table:table-cell table:number-columns-repeated="2" office:value-type="float" office:value="0.180798094906385" calcext:value-type="float">
            <text:p>0,180798094906385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906833026728115" calcext:value-type="float">
            <text:p>0,906833026728115</text:p>
          </table:table-cell>
        </table:table-row>
        <table:table-row table:style-name="ro1">
          <table:table-cell table:number-columns-repeated="2" office:value-type="float" office:value="0.182950722411435" calcext:value-type="float">
            <text:p>0,182950722411435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912911598229548" calcext:value-type="float">
            <text:p>0,912911598229548</text:p>
          </table:table-cell>
        </table:table-row>
        <table:table-row table:style-name="ro1">
          <table:table-cell table:number-columns-repeated="2" office:value-type="float" office:value="0.185106287928125" calcext:value-type="float">
            <text:p>0,185106287928125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918975086514017" calcext:value-type="float">
            <text:p>0,918975086514017</text:p>
          </table:table-cell>
        </table:table-row>
        <table:table-row table:style-name="ro1">
          <table:table-cell table:number-columns-repeated="2" office:value-type="float" office:value="0.187264915572199" calcext:value-type="float">
            <text:p>0,187264915572199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925032377780141" calcext:value-type="float">
            <text:p>0,925032377780141</text:p>
          </table:table-cell>
        </table:table-row>
        <table:table-row table:style-name="ro1">
          <table:table-cell table:number-columns-repeated="2" office:value-type="float" office:value="0.189426734663328" calcext:value-type="float">
            <text:p>0,189426734663328</text:p>
          </table:table-cell>
          <table:table-cell office:value-type="float" office:value="0" calcext:value-type="float">
            <text:p>0</text:p>
          </table:table-cell>
          <table:table-cell office:value-type="float" office:value="0.939426734663328" calcext:value-type="float">
            <text:p>0,939426734663328</text:p>
          </table:table-cell>
        </table:table-row>
        <table:table-row table:style-name="ro1">
          <table:table-cell table:number-columns-repeated="2" office:value-type="float" office:value="0.191591879939892" calcext:value-type="float">
            <text:p>0,191591879939892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964235678518126" calcext:value-type="float">
            <text:p>0,964235678518126</text:p>
          </table:table-cell>
        </table:table-row>
        <table:table-row table:style-name="ro1">
          <table:table-cell table:number-columns-repeated="2" office:value-type="float" office:value="0.193760491782326" calcext:value-type="float">
            <text:p>0,193760491782326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985533941372065" calcext:value-type="float">
            <text:p>0,985533941372065</text:p>
          </table:table-cell>
        </table:table-row>
        <table:table-row table:style-name="ro1">
          <table:table-cell table:number-columns-repeated="2" office:value-type="float" office:value="0.195932716445345" calcext:value-type="float">
            <text:p>0,195932716445345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0020257088761" calcext:value-type="float">
            <text:p>1,0020257088761</text:p>
          </table:table-cell>
        </table:table-row>
        <table:table-row table:style-name="ro1">
          <table:table-cell table:number-columns-repeated="2" office:value-type="float" office:value="0.198108706299386" calcext:value-type="float">
            <text:p>0,198108706299386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01441785878993" calcext:value-type="float">
            <text:p>1,01441785878993</text:p>
          </table:table-cell>
        </table:table-row>
        <table:table-row table:style-name="ro1">
          <table:table-cell table:number-columns-repeated="2" office:value-type="float" office:value="0.200288620081583" calcext:value-type="float">
            <text:p>0,200288620081583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0240477916983" calcext:value-type="float">
            <text:p>1,0240477916983</text:p>
          </table:table-cell>
        </table:table-row>
        <table:table-row table:style-name="ro1">
          <table:table-cell table:number-columns-repeated="2" office:value-type="float" office:value="0.202472623156635" calcext:value-type="float">
            <text:p>0,202472623156635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03204089866106" calcext:value-type="float">
            <text:p>1,03204089866106</text:p>
          </table:table-cell>
        </table:table-row>
        <table:table-row table:style-name="ro1">
          <table:table-cell table:number-columns-repeated="2" office:value-type="float" office:value="0.204660887787907" calcext:value-type="float">
            <text:p>0,204660887787907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03912958141987" calcext:value-type="float">
            <text:p>1,03912958141987</text:p>
          </table:table-cell>
        </table:table-row>
        <table:table-row table:style-name="ro1">
          <table:table-cell table:number-columns-repeated="2" office:value-type="float" office:value="0.206853593419139" calcext:value-type="float">
            <text:p>0,206853593419139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04573748336008" calcext:value-type="float">
            <text:p>1,04573748336008</text:p>
          </table:table-cell>
        </table:table-row>
        <table:table-row table:style-name="ro1">
          <table:table-cell table:number-columns-repeated="2" office:value-type="float" office:value="0.209050926967121" calcext:value-type="float">
            <text:p>0,209050926967121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05209578759885" calcext:value-type="float">
            <text:p>1,05209578759885</text:p>
          </table:table-cell>
        </table:table-row>
        <table:table-row table:style-name="ro1">
          <table:table-cell table:number-columns-repeated="2" office:value-type="float" office:value="0.211253083125726" calcext:value-type="float">
            <text:p>0,211253083125726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05832702011726" calcext:value-type="float">
            <text:p>1,05832702011726</text:p>
          </table:table-cell>
        </table:table-row>
        <table:table-row table:style-name="ro1">
          <table:table-cell table:number-columns-repeated="2" office:value-type="float" office:value="0.213460264681681" calcext:value-type="float">
            <text:p>0,213460264681681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06449519650341" calcext:value-type="float">
            <text:p>1,06449519650341</text:p>
          </table:table-cell>
        </table:table-row>
        <table:table-row table:style-name="ro1">
          <table:table-cell table:number-columns-repeated="2" office:value-type="float" office:value="0.215672682842485" calcext:value-type="float">
            <text:p>0,215672682842485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0706335586606" calcext:value-type="float">
            <text:p>1,0706335586606</text:p>
          </table:table-cell>
        </table:table-row>
        <table:table-row table:style-name="ro1">
          <table:table-cell table:number-columns-repeated="2" office:value-type="float" office:value="0.217890557576872" calcext:value-type="float">
            <text:p>0,217890557576872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07675935616276" calcext:value-type="float">
            <text:p>1,07675935616276</text:p>
          </table:table-cell>
        </table:table-row>
        <table:table-row table:style-name="ro1">
          <table:table-cell table:number-columns-repeated="2" office:value-type="float" office:value="0.22011411796823" calcext:value-type="float">
            <text:p>0,22011411796823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08288158017617" calcext:value-type="float">
            <text:p>1,08288158017617</text:p>
          </table:table-cell>
        </table:table-row>
        <table:table-row table:style-name="ro1">
          <table:table-cell table:number-columns-repeated="2" office:value-type="float" office:value="0.22234360258142" calcext:value-type="float">
            <text:p>0,22234360258142</text:p>
          </table:table-cell>
          <table:table-cell office:value-type="float" office:value="0" calcext:value-type="float">
            <text:p>0</text:p>
          </table:table-cell>
          <table:table-cell office:value-type="float" office:value="1.09734360258142" calcext:value-type="float">
            <text:p>1,09734360258142</text:p>
          </table:table-cell>
        </table:table-row>
        <table:table-row table:style-name="ro1">
          <table:table-cell table:number-columns-repeated="2" office:value-type="float" office:value="0.224579259843392" calcext:value-type="float">
            <text:p>0,224579259843392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1.12222305842163" calcext:value-type="float">
            <text:p>1,12222305842163</text:p>
          </table:table-cell>
        </table:table-row>
        <table:table-row table:style-name="ro1">
          <table:table-cell table:number-columns-repeated="2" office:value-type="float" office:value="0.226821348438066" calcext:value-type="float">
            <text:p>0,226821348438066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14359479802781" calcext:value-type="float">
            <text:p>1,14359479802781</text:p>
          </table:table-cell>
        </table:table-row>
        <table:table-row table:style-name="ro1">
          <table:table-cell table:number-columns-repeated="2" office:value-type="float" office:value="0.229070137715896" calcext:value-type="float">
            <text:p>0,229070137715896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16016313014665" calcext:value-type="float">
            <text:p>1,16016313014665</text:p>
          </table:table-cell>
        </table:table-row>
        <table:table-row table:style-name="ro1">
          <table:table-cell table:number-columns-repeated="2" office:value-type="float" office:value="0.231325908118581" calcext:value-type="float">
            <text:p>0,231325908118581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17263506060913" calcext:value-type="float">
            <text:p>1,17263506060913</text:p>
          </table:table-cell>
        </table:table-row>
        <table:table-row table:style-name="ro1">
          <table:table-cell table:number-columns-repeated="2" office:value-type="float" office:value="0.233588951619362" calcext:value-type="float">
            <text:p>0,233588951619362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18234812323608" calcext:value-type="float">
            <text:p>1,18234812323608</text:p>
          </table:table-cell>
        </table:table-row>
        <table:table-row table:style-name="ro1">
          <table:table-cell table:number-columns-repeated="2" office:value-type="float" office:value="0.235859572179374" calcext:value-type="float">
            <text:p>0,235859572179374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1904278476838" calcext:value-type="float">
            <text:p>1,1904278476838</text:p>
          </table:table-cell>
        </table:table-row>
        <table:table-row table:style-name="ro1">
          <table:table-cell table:number-columns-repeated="2" office:value-type="float" office:value="0.238138086220493" calcext:value-type="float">
            <text:p>0,238138086220493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19760677985246" calcext:value-type="float">
            <text:p>1,19760677985246</text:p>
          </table:table-cell>
        </table:table-row>
        <table:table-row table:style-name="ro1">
          <table:table-cell table:number-columns-repeated="2" office:value-type="float" office:value="0.240424823115148" calcext:value-type="float">
            <text:p>0,240424823115148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20430871305609" calcext:value-type="float">
            <text:p>1,20430871305609</text:p>
          </table:table-cell>
        </table:table-row>
        <table:table-row table:style-name="ro1">
          <table:table-cell table:number-columns-repeated="2" office:value-type="float" office:value="0.242720125693558" calcext:value-type="float">
            <text:p>0,242720125693558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21076498632528" calcext:value-type="float">
            <text:p>1,21076498632528</text:p>
          </table:table-cell>
        </table:table-row>
        <table:table-row table:style-name="ro1">
          <table:table-cell table:number-columns-repeated="2" office:value-type="float" office:value="0.245024350768833" calcext:value-type="float">
            <text:p>0,245024350768833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21709828776036" calcext:value-type="float">
            <text:p>1,21709828776036</text:p>
          </table:table-cell>
        </table:table-row>
        <table:table-row table:style-name="ro1">
          <table:table-cell table:number-columns-repeated="2" office:value-type="float" office:value="0.247337869680408" calcext:value-type="float">
            <text:p>0,247337869680408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22337280150214" calcext:value-type="float">
            <text:p>1,22337280150214</text:p>
          </table:table-cell>
        </table:table-row>
        <table:table-row table:style-name="ro1">
          <table:table-cell table:number-columns-repeated="2" office:value-type="float" office:value="0.249661068856244" calcext:value-type="float">
            <text:p>0,249661068856244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22962194467436" calcext:value-type="float">
            <text:p>1,22962194467436</text:p>
          </table:table-cell>
        </table:table-row>
        <table:table-row table:style-name="ro1">
          <table:table-cell table:number-columns-repeated="2" office:value-type="float" office:value="0.25199435039424" calcext:value-type="float">
            <text:p>0,25199435039424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23586314898013" calcext:value-type="float">
            <text:p>1,23586314898013</text:p>
          </table:table-cell>
        </table:table-row>
        <table:table-row table:style-name="ro1">
          <table:table-cell table:number-columns-repeated="2" office:value-type="float" office:value="0.254338132663272" calcext:value-type="float">
            <text:p>0,254338132663272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24210559487121" calcext:value-type="float">
            <text:p>1,24210559487121</text:p>
          </table:table-cell>
        </table:table-row>
        <table:table-row table:style-name="ro1">
          <table:table-cell table:number-columns-repeated="2" office:value-type="float" office:value="0.256692850924285" calcext:value-type="float">
            <text:p>0,256692850924285</text:p>
          </table:table-cell>
          <table:table-cell office:value-type="float" office:value="0" calcext:value-type="float">
            <text:p>0</text:p>
          </table:table-cell>
          <table:table-cell office:value-type="float" office:value="0.256692850924285" calcext:value-type="float">
            <text:p>0,256692850924285</text:p>
          </table:table-cell>
        </table:table-row>
        <table:table-row table:style-name="ro1">
          <table:table-cell table:number-columns-repeated="2" office:value-type="float" office:value="0.259058957971819" calcext:value-type="float">
            <text:p>0,259058957971819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281702756550053" calcext:value-type="float">
            <text:p>0,281702756550053</text:p>
          </table:table-cell>
        </table:table-row>
        <table:table-row table:style-name="ro1">
          <table:table-cell table:number-columns-repeated="2" office:value-type="float" office:value="0.26143692479636" calcext:value-type="float">
            <text:p>0,26143692479636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303210374386099" calcext:value-type="float">
            <text:p>0,303210374386099</text:p>
          </table:table-cell>
        </table:table-row>
        <table:table-row table:style-name="ro1">
          <table:table-cell table:number-columns-repeated="2" office:value-type="float" office:value="0.263827241267861" calcext:value-type="float">
            <text:p>0,263827241267861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319920233698614" calcext:value-type="float">
            <text:p>0,319920233698614</text:p>
          </table:table-cell>
        </table:table-row>
        <table:table-row table:style-name="ro1">
          <table:table-cell table:number-columns-repeated="2" office:value-type="float" office:value="0.266230416840752" calcext:value-type="float">
            <text:p>0,266230416840752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332539569331297" calcext:value-type="float">
            <text:p>0,332539569331297</text:p>
          </table:table-cell>
        </table:table-row>
        <table:table-row table:style-name="ro1">
          <table:table-cell table:number-columns-repeated="2" office:value-type="float" office:value="0.268646981280751" calcext:value-type="float">
            <text:p>0,268646981280751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342406152897471" calcext:value-type="float">
            <text:p>0,342406152897471</text:p>
          </table:table-cell>
        </table:table-row>
        <table:table-row table:style-name="ro1">
          <table:table-cell table:number-columns-repeated="2" office:value-type="float" office:value="0.271077485413712" calcext:value-type="float">
            <text:p>0,271077485413712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350645760918135" calcext:value-type="float">
            <text:p>0,350645760918135</text:p>
          </table:table-cell>
        </table:table-row>
        <table:table-row table:style-name="ro1">
          <table:table-cell table:number-columns-repeated="2" office:value-type="float" office:value="0.27352250189674" calcext:value-type="float">
            <text:p>0,27352250189674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357991195528704" calcext:value-type="float">
            <text:p>0,357991195528704</text:p>
          </table:table-cell>
        </table:table-row>
        <table:table-row table:style-name="ro1">
          <table:table-cell table:number-columns-repeated="2" office:value-type="float" office:value="0.275982626011733" calcext:value-type="float">
            <text:p>0,275982626011733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364866515952676" calcext:value-type="float">
            <text:p>0,364866515952676</text:p>
          </table:table-cell>
        </table:table-row>
        <table:table-row table:style-name="ro1">
          <table:table-cell table:number-columns-repeated="2" office:value-type="float" office:value="0.278458476481474" calcext:value-type="float">
            <text:p>0,278458476481474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3715033371132" calcext:value-type="float">
            <text:p>0,3715033371132</text:p>
          </table:table-cell>
        </table:table-row>
        <table:table-row table:style-name="ro1">
          <table:table-cell table:number-columns-repeated="2" office:value-type="float" office:value="0.280950696308309" calcext:value-type="float">
            <text:p>0,280950696308309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378024633299838" calcext:value-type="float">
            <text:p>0,378024633299838</text:p>
          </table:table-cell>
        </table:table-row>
        <table:table-row table:style-name="ro1">
          <table:table-cell table:number-columns-repeated="2" office:value-type="float" office:value="0.283459953635421" calcext:value-type="float">
            <text:p>0,283459953635421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384494885457151" calcext:value-type="float">
            <text:p>0,384494885457151</text:p>
          </table:table-cell>
        </table:table-row>
        <table:table-row table:style-name="ro1">
          <table:table-cell table:number-columns-repeated="2" office:value-type="float" office:value="0.285986942630593" calcext:value-type="float">
            <text:p>0,285986942630593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390947818448705" calcext:value-type="float">
            <text:p>0,390947818448705</text:p>
          </table:table-cell>
        </table:table-row>
        <table:table-row table:style-name="ro1">
          <table:table-cell table:number-columns-repeated="2" office:value-type="float" office:value="0.288532384392297" calcext:value-type="float">
            <text:p>0,288532384392297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397401182978189" calcext:value-type="float">
            <text:p>0,397401182978189</text:p>
          </table:table-cell>
        </table:table-row>
        <table:table-row table:style-name="ro1">
          <table:table-cell table:number-columns-repeated="2" office:value-type="float" office:value="0.291097027877837" calcext:value-type="float">
            <text:p>0,291097027877837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403864490085779" calcext:value-type="float">
            <text:p>0,403864490085779</text:p>
          </table:table-cell>
        </table:table-row>
        <table:table-row table:style-name="ro1">
          <table:table-cell table:number-columns-repeated="2" office:value-type="float" office:value="0.293681650853186" calcext:value-type="float">
            <text:p>0,293681650853186</text:p>
          </table:table-cell>
          <table:table-cell office:value-type="float" office:value="0" calcext:value-type="float">
            <text:p>0</text:p>
          </table:table-cell>
          <table:table-cell office:value-type="float" office:value="0.418681650853186" calcext:value-type="float">
            <text:p>0,418681650853186</text:p>
          </table:table-cell>
        </table:table-row>
        <table:table-row table:style-name="ro1">
          <table:table-cell table:number-columns-repeated="2" office:value-type="float" office:value="0.296287060864029" calcext:value-type="float">
            <text:p>0,296287060864029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443930859442263" calcext:value-type="float">
            <text:p>0,443930859442263</text:p>
          </table:table-cell>
        </table:table-row>
        <table:table-row table:style-name="ro1">
          <table:table-cell table:number-columns-repeated="2" office:value-type="float" office:value="0.298914096227412" calcext:value-type="float">
            <text:p>0,298914096227412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465687545817151" calcext:value-type="float">
            <text:p>0,465687545817151</text:p>
          </table:table-cell>
        </table:table-row>
        <table:table-row table:style-name="ro1">
          <table:table-cell table:number-columns-repeated="2" office:value-type="float" office:value="0.301563627043245" calcext:value-type="float">
            <text:p>0,301563627043245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482656619473998" calcext:value-type="float">
            <text:p>0,482656619473998</text:p>
          </table:table-cell>
        </table:table-row>
        <table:table-row table:style-name="ro1">
          <table:table-cell table:number-columns-repeated="2" office:value-type="float" office:value="0.304236556224789" calcext:value-type="float">
            <text:p>0,304236556224789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495545708715334" calcext:value-type="float">
            <text:p>0,495545708715334</text:p>
          </table:table-cell>
        </table:table-row>
        <table:table-row table:style-name="ro1">
          <table:table-cell table:number-columns-repeated="2" office:value-type="float" office:value="0.306933820547041" calcext:value-type="float">
            <text:p>0,306933820547041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505692992163761" calcext:value-type="float">
            <text:p>0,505692992163761</text:p>
          </table:table-cell>
        </table:table-row>
        <table:table-row table:style-name="ro1">
          <table:table-cell table:number-columns-repeated="2" office:value-type="float" office:value="0.309656391711815" calcext:value-type="float">
            <text:p>0,309656391711815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514224667216237" calcext:value-type="float">
            <text:p>0,514224667216237</text:p>
          </table:table-cell>
        </table:table-row>
        <table:table-row table:style-name="ro1">
          <table:table-cell table:number-columns-repeated="2" office:value-type="float" office:value="0.312405277428072" calcext:value-type="float">
            <text:p>0,312405277428072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521873971060036" calcext:value-type="float">
            <text:p>0,521873971060036</text:p>
          </table:table-cell>
        </table:table-row>
        <table:table-row table:style-name="ro1">
          <table:table-cell table:number-columns-repeated="2" office:value-type="float" office:value="0.315181522505874" calcext:value-type="float">
            <text:p>0,315181522505874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529065412446817" calcext:value-type="float">
            <text:p>0,529065412446817</text:p>
          </table:table-cell>
        </table:table-row>
        <table:table-row table:style-name="ro1">
          <table:table-cell table:number-columns-repeated="2" office:value-type="float" office:value="0.317986209962092" calcext:value-type="float">
            <text:p>0,317986209962092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536031070593818" calcext:value-type="float">
            <text:p>0,536031070593818</text:p>
          </table:table-cell>
        </table:table-row>
        <table:table-row table:style-name="ro1">
          <table:table-cell table:number-columns-repeated="2" office:value-type="float" office:value="0.320820462135753" calcext:value-type="float">
            <text:p>0,320820462135753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542894399127283" calcext:value-type="float">
            <text:p>0,542894399127283</text:p>
          </table:table-cell>
        </table:table-row>
        <table:table-row table:style-name="ro1">
          <table:table-cell table:number-columns-repeated="2" office:value-type="float" office:value="0.32368544181067" calcext:value-type="float">
            <text:p>0,32368544181067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5497203736324" calcext:value-type="float">
            <text:p>0,5497203736324</text:p>
          </table:table-cell>
        </table:table-row>
        <table:table-row table:style-name="ro1">
          <table:table-cell table:number-columns-repeated="2" office:value-type="float" office:value="0.326582353342659" calcext:value-type="float">
            <text:p>0,326582353342659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556543229160771" calcext:value-type="float">
            <text:p>0,556543229160771</text:p>
          </table:table-cell>
        </table:table-row>
        <table:table-row table:style-name="ro1">
          <table:table-cell table:number-columns-repeated="2" office:value-type="float" office:value="0.329512443788401" calcext:value-type="float">
            <text:p>0,329512443788401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563381242374293" calcext:value-type="float">
            <text:p>0,563381242374293</text:p>
          </table:table-cell>
        </table:table-row>
        <table:table-row table:style-name="ro1">
          <table:table-cell table:number-columns-repeated="2" office:value-type="float" office:value="0.332477004032636" calcext:value-type="float">
            <text:p>0,332477004032636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570244466240578" calcext:value-type="float">
            <text:p>0,570244466240578</text:p>
          </table:table-cell>
        </table:table-row>
        <table:table-row table:style-name="ro1">
          <table:table-cell table:number-columns-repeated="2" office:value-type="float" office:value="0.335477369910026" calcext:value-type="float">
            <text:p>0,335477369910026</text:p>
          </table:table-cell>
          <table:table-cell office:value-type="float" office:value="0" calcext:value-type="float">
            <text:p>0</text:p>
          </table:table-cell>
          <table:table-cell office:value-type="float" office:value="0.585477369910026" calcext:value-type="float">
            <text:p>0,585477369910026</text:p>
          </table:table-cell>
        </table:table-row>
        <table:table-row table:style-name="ro1">
          <table:table-cell table:number-columns-repeated="2" office:value-type="float" office:value="0.338514923317663" calcext:value-type="float">
            <text:p>0,338514923317663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611158721895897" calcext:value-type="float">
            <text:p>0,611158721895897</text:p>
          </table:table-cell>
        </table:table-row>
        <table:table-row table:style-name="ro1">
          <table:table-cell table:number-columns-repeated="2" office:value-type="float" office:value="0.341591093313781" calcext:value-type="float">
            <text:p>0,341591093313781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63336454290352" calcext:value-type="float">
            <text:p>0,63336454290352</text:p>
          </table:table-cell>
        </table:table-row>
        <table:table-row table:style-name="ro1">
          <table:table-cell table:number-columns-repeated="2" office:value-type="float" office:value="0.344707357197797" calcext:value-type="float">
            <text:p>0,344707357197797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65080034962855" calcext:value-type="float">
            <text:p>0,65080034962855</text:p>
          </table:table-cell>
        </table:table-row>
        <table:table-row table:style-name="ro1">
          <table:table-cell table:number-columns-repeated="2" office:value-type="float" office:value="0.347865241566365" calcext:value-type="float">
            <text:p>0,347865241566365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66417439405691" calcext:value-type="float">
            <text:p>0,66417439405691</text:p>
          </table:table-cell>
        </table:table-row>
        <table:table-row table:style-name="ro1">
          <table:table-cell table:number-columns-repeated="2" office:value-type="float" office:value="0.35106632333963" calcext:value-type="float">
            <text:p>0,35106632333963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67482549495635" calcext:value-type="float">
            <text:p>0,67482549495635</text:p>
          </table:table-cell>
        </table:table-row>
        <table:table-row table:style-name="ro1">
          <table:table-cell table:number-columns-repeated="2" office:value-type="float" office:value="0.354312230751356" calcext:value-type="float">
            <text:p>0,354312230751356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683880506255779" calcext:value-type="float">
            <text:p>0,683880506255779</text:p>
          </table:table-cell>
        </table:table-row>
        <table:table-row table:style-name="ro1">
          <table:table-cell table:number-columns-repeated="2" office:value-type="float" office:value="0.357604644296089" calcext:value-type="float">
            <text:p>0,357604644296089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692073337928053" calcext:value-type="float">
            <text:p>0,692073337928053</text:p>
          </table:table-cell>
        </table:table-row>
        <table:table-row table:style-name="ro1">
          <table:table-cell table:number-columns-repeated="2" office:value-type="float" office:value="0.360945297625897" calcext:value-type="float">
            <text:p>0,360945297625897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699829187566839" calcext:value-type="float">
            <text:p>0,699829187566839</text:p>
          </table:table-cell>
        </table:table-row>
        <table:table-row table:style-name="ro1">
          <table:table-cell table:number-columns-repeated="2" office:value-type="float" office:value="0.364335978388704" calcext:value-type="float">
            <text:p>0,364335978388704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70738083902043" calcext:value-type="float">
            <text:p>0,70738083902043</text:p>
          </table:table-cell>
        </table:table-row>
        <table:table-row table:style-name="ro1">
          <table:table-cell table:number-columns-repeated="2" office:value-type="float" office:value="0.367778528999545" calcext:value-type="float">
            <text:p>0,367778528999545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714852465991074" calcext:value-type="float">
            <text:p>0,714852465991074</text:p>
          </table:table-cell>
        </table:table-row>
        <table:table-row table:style-name="ro1">
          <table:table-cell table:number-columns-repeated="2" office:value-type="float" office:value="0.371274847335468" calcext:value-type="float">
            <text:p>0,371274847335468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722309779157198" calcext:value-type="float">
            <text:p>0,722309779157198</text:p>
          </table:table-cell>
        </table:table-row>
        <table:table-row table:style-name="ro1">
          <table:table-cell table:number-columns-repeated="2" office:value-type="float" office:value="0.37482688734413" calcext:value-type="float">
            <text:p>0,37482688734413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729787763162242" calcext:value-type="float">
            <text:p>0,729787763162242</text:p>
          </table:table-cell>
        </table:table-row>
        <table:table-row table:style-name="ro1">
          <table:table-cell table:number-columns-repeated="2" office:value-type="float" office:value="0.378436659555406" calcext:value-type="float">
            <text:p>0,378436659555406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737305458141297" calcext:value-type="float">
            <text:p>0,737305458141297</text:p>
          </table:table-cell>
        </table:table-row>
        <table:table-row table:style-name="ro1">
          <table:table-cell table:number-columns-repeated="2" office:value-type="float" office:value="0.38210623148467" calcext:value-type="float">
            <text:p>0,38210623148467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744873693692612" calcext:value-type="float">
            <text:p>0,744873693692612</text:p>
          </table:table-cell>
        </table:table-row>
        <table:table-row table:style-name="ro1">
          <table:table-cell table:number-columns-repeated="2" office:value-type="float" office:value="0.385837727915619" calcext:value-type="float">
            <text:p>0,385837727915619</text:p>
          </table:table-cell>
          <table:table-cell office:value-type="float" office:value="0" calcext:value-type="float">
            <text:p>0</text:p>
          </table:table-cell>
          <table:table-cell office:value-type="float" office:value="0.760837727915619" calcext:value-type="float">
            <text:p>0,760837727915619</text:p>
          </table:table-cell>
        </table:table-row>
        <table:table-row table:style-name="ro1">
          <table:table-cell table:number-columns-repeated="2" office:value-type="float" office:value="0.389633331049795" calcext:value-type="float">
            <text:p>0,389633331049795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787277129628029" calcext:value-type="float">
            <text:p>0,787277129628029</text:p>
          </table:table-cell>
        </table:table-row>
        <table:table-row table:style-name="ro1">
          <table:table-cell table:number-columns-repeated="2" office:value-type="float" office:value="0.393495280509191" calcext:value-type="float">
            <text:p>0,393495280509191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0.81026873009893" calcext:value-type="float">
            <text:p>0,81026873009893</text:p>
          </table:table-cell>
        </table:table-row>
        <table:table-row table:style-name="ro1">
          <table:table-cell table:number-columns-repeated="2" office:value-type="float" office:value="0.397425873177567" calcext:value-type="float">
            <text:p>0,397425873177567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0.82851886560832" calcext:value-type="float">
            <text:p>0,82851886560832</text:p>
          </table:table-cell>
        </table:table-row>
        <table:table-row table:style-name="ro1">
          <table:table-cell table:number-columns-repeated="2" office:value-type="float" office:value="0.401427462865313" calcext:value-type="float">
            <text:p>0,401427462865313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0.842736615355858" calcext:value-type="float">
            <text:p>0,842736615355858</text:p>
          </table:table-cell>
        </table:table-row>
        <table:table-row table:style-name="ro1">
          <table:table-cell table:number-columns-repeated="2" office:value-type="float" office:value="0.405502459781983" calcext:value-type="float">
            <text:p>0,405502459781983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0.854261631398703" calcext:value-type="float">
            <text:p>0,854261631398703</text:p>
          </table:table-cell>
        </table:table-row>
        <table:table-row table:style-name="ro1">
          <table:table-cell table:number-columns-repeated="2" office:value-type="float" office:value="0.409653329799824" calcext:value-type="float">
            <text:p>0,409653329799824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0.864221605304247" calcext:value-type="float">
            <text:p>0,864221605304247</text:p>
          </table:table-cell>
        </table:table-row>
        <table:table-row table:style-name="ro1">
          <table:table-cell table:number-columns-repeated="2" office:value-type="float" office:value="0.413882593490945" calcext:value-type="float">
            <text:p>0,413882593490945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0.87335128712291" calcext:value-type="float">
            <text:p>0,87335128712291</text:p>
          </table:table-cell>
        </table:table-row>
        <table:table-row table:style-name="ro1">
          <table:table-cell table:number-columns-repeated="2" office:value-type="float" office:value="0.418192824920047" calcext:value-type="float">
            <text:p>0,418192824920047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0.882076714860989" calcext:value-type="float">
            <text:p>0,882076714860989</text:p>
          </table:table-cell>
        </table:table-row>
        <table:table-row table:style-name="ro1">
          <table:table-cell table:number-columns-repeated="2" office:value-type="float" office:value="0.422586650174008" calcext:value-type="float">
            <text:p>0,422586650174008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0.890631510805733" calcext:value-type="float">
            <text:p>0,890631510805733</text:p>
          </table:table-cell>
        </table:table-row>
        <table:table-row table:style-name="ro1">
          <table:table-cell table:number-columns-repeated="2" office:value-type="float" office:value="0.427066745609004" calcext:value-type="float">
            <text:p>0,427066745609004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0.899140682600534" calcext:value-type="float">
            <text:p>0,899140682600534</text:p>
          </table:table-cell>
        </table:table-row>
        <table:table-row table:style-name="ro1">
          <table:table-cell table:number-columns-repeated="2" office:value-type="float" office:value="0.431635835795331" calcext:value-type="float">
            <text:p>0,431635835795331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0.907670767617061" calcext:value-type="float">
            <text:p>0,907670767617061</text:p>
          </table:table-cell>
        </table:table-row>
        <table:table-row table:style-name="ro1">
          <table:table-cell table:number-columns-repeated="2" office:value-type="float" office:value="0.436296691139629" calcext:value-type="float">
            <text:p>0,436296691139629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0.916257566957741" calcext:value-type="float">
            <text:p>0,916257566957741</text:p>
          </table:table-cell>
        </table:table-row>
        <table:table-row table:style-name="ro1">
          <table:table-cell table:number-columns-repeated="2" office:value-type="float" office:value="0.441052125163886" calcext:value-type="float">
            <text:p>0,441052125163886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0.924920923749778" calcext:value-type="float">
            <text:p>0,924920923749778</text:p>
          </table:table-cell>
        </table:table-row>
        <table:table-row table:style-name="ro1">
          <table:table-cell table:number-columns-repeated="2" office:value-type="float" office:value="0.44590499142033" calcext:value-type="float">
            <text:p>0,44590499142033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0.933672453628272" calcext:value-type="float">
            <text:p>0,933672453628272</text:p>
          </table:table-cell>
        </table:table-row>
        <table:table-row table:style-name="ro1">
          <table:table-cell table:number-columns-repeated="2" office:value-type="float" office:value="0.450858180021244" calcext:value-type="float">
            <text:p>0,450858180021244</text:p>
          </table:table-cell>
          <table:table-cell office:value-type="float" office:value="0" calcext:value-type="float">
            <text:p>0</text:p>
          </table:table-cell>
          <table:table-cell office:value-type="float" office:value="0.950858180021244" calcext:value-type="float">
            <text:p>0,950858180021244</text:p>
          </table:table-cell>
        </table:table-row>
        <table:table-row table:style-name="ro1">
          <table:table-cell table:number-columns-repeated="2" office:value-type="float" office:value="0.455914613762769" calcext:value-type="float">
            <text:p>0,455914613762769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0.978558412341003" calcext:value-type="float">
            <text:p>0,978558412341003</text:p>
          </table:table-cell>
        </table:table-row>
        <table:table-row table:style-name="ro1">
          <table:table-cell table:number-columns-repeated="2" office:value-type="float" office:value="0.461077243821992" calcext:value-type="float">
            <text:p>0,461077243821992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00285069341173" calcext:value-type="float">
            <text:p>1,00285069341173</text:p>
          </table:table-cell>
        </table:table-row>
        <table:table-row table:style-name="ro1">
          <table:table-cell table:number-columns-repeated="2" office:value-type="float" office:value="0.46634904500702" calcext:value-type="float">
            <text:p>0,46634904500702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02244203743777" calcext:value-type="float">
            <text:p>1,02244203743777</text:p>
          </table:table-cell>
        </table:table-row>
        <table:table-row table:style-name="ro1">
          <table:table-cell table:number-columns-repeated="2" office:value-type="float" office:value="0.471733010540392" calcext:value-type="float">
            <text:p>0,471733010540392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03804216303094" calcext:value-type="float">
            <text:p>1,03804216303094</text:p>
          </table:table-cell>
        </table:table-row>
        <table:table-row table:style-name="ro1">
          <table:table-cell table:number-columns-repeated="2" office:value-type="float" office:value="0.477232146357032" calcext:value-type="float">
            <text:p>0,477232146357032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05099131797375" calcext:value-type="float">
            <text:p>1,05099131797375</text:p>
          </table:table-cell>
        </table:table-row>
        <table:table-row table:style-name="ro1">
          <table:table-cell table:number-columns-repeated="2" office:value-type="float" office:value="0.48284946489911" calcext:value-type="float">
            <text:p>0,48284946489911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06241774040353" calcext:value-type="float">
            <text:p>1,06241774040353</text:p>
          </table:table-cell>
        </table:table-row>
        <table:table-row table:style-name="ro1">
          <table:table-cell table:number-columns-repeated="2" office:value-type="float" office:value="0.48858797839158" calcext:value-type="float">
            <text:p>0,48858797839158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07305667202354" calcext:value-type="float">
            <text:p>1,07305667202354</text:p>
          </table:table-cell>
        </table:table-row>
        <table:table-row table:style-name="ro1">
          <table:table-cell table:number-columns-repeated="2" office:value-type="float" office:value="0.494450691583918" calcext:value-type="float">
            <text:p>0,494450691583918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08333458152486" calcext:value-type="float">
            <text:p>1,08333458152486</text:p>
          </table:table-cell>
        </table:table-row>
        <table:table-row table:style-name="ro1">
          <table:table-cell table:number-columns-repeated="2" office:value-type="float" office:value="0.500440593945651" calcext:value-type="float">
            <text:p>0,500440593945651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09348545457738" calcext:value-type="float">
            <text:p>1,09348545457738</text:p>
          </table:table-cell>
        </table:table-row>
        <table:table-row table:style-name="ro1">
          <table:table-cell table:number-columns-repeated="2" office:value-type="float" office:value="0.506560651305702" calcext:value-type="float">
            <text:p>0,506560651305702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10363458829723" calcext:value-type="float">
            <text:p>1,10363458829723</text:p>
          </table:table-cell>
        </table:table-row>
        <table:table-row table:style-name="ro1">
          <table:table-cell table:number-columns-repeated="2" office:value-type="float" office:value="0.512813796928388" calcext:value-type="float">
            <text:p>0,512813796928388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11384872875012" calcext:value-type="float">
            <text:p>1,11384872875012</text:p>
          </table:table-cell>
        </table:table-row>
        <table:table-row table:style-name="ro1">
          <table:table-cell table:number-columns-repeated="2" office:value-type="float" office:value="0.519202922022118" calcext:value-type="float">
            <text:p>0,519202922022118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12416379784023" calcext:value-type="float">
            <text:p>1,12416379784023</text:p>
          </table:table-cell>
        </table:table-row>
        <table:table-row table:style-name="ro1">
          <table:table-cell table:number-columns-repeated="2" office:value-type="float" office:value="0.525730865680443" calcext:value-type="float">
            <text:p>0,525730865680443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13459966426633" calcext:value-type="float">
            <text:p>1,13459966426633</text:p>
          </table:table-cell>
        </table:table-row>
        <table:table-row table:style-name="ro1">
          <table:table-cell table:number-columns-repeated="2" office:value-type="float" office:value="0.532400404259186" calcext:value-type="float">
            <text:p>0,532400404259186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14516786646713" calcext:value-type="float">
            <text:p>1,14516786646713</text:p>
          </table:table-cell>
        </table:table-row>
        <table:table-row table:style-name="ro1">
          <table:table-cell table:number-columns-repeated="2" office:value-type="float" office:value="0.539214240197829" calcext:value-type="float">
            <text:p>0,539214240197829</text:p>
          </table:table-cell>
          <table:table-cell office:value-type="float" office:value="0" calcext:value-type="float">
            <text:p>0</text:p>
          </table:table-cell>
          <table:table-cell office:value-type="float" office:value="1.16421424019783" calcext:value-type="float">
            <text:p>1,16421424019783</text:p>
          </table:table-cell>
        </table:table-row>
        <table:table-row table:style-name="ro1">
          <table:table-cell table:number-columns-repeated="2" office:value-type="float" office:value="0.546174990298269" calcext:value-type="float">
            <text:p>0,546174990298269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1.1938187888765" calcext:value-type="float">
            <text:p>1,1938187888765</text:p>
          </table:table-cell>
        </table:table-row>
        <table:table-row table:style-name="ro1">
          <table:table-cell table:number-columns-repeated="2" office:value-type="float" office:value="0.553285173479391" calcext:value-type="float">
            <text:p>0,553285173479391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22005862306913" calcext:value-type="float">
            <text:p>1,22005862306913</text:p>
          </table:table-cell>
        </table:table-row>
        <table:table-row table:style-name="ro1">
          <table:table-cell table:number-columns-repeated="2" office:value-type="float" office:value="0.560547198031689" calcext:value-type="float">
            <text:p>0,560547198031689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24164019046244" calcext:value-type="float">
            <text:p>1,24164019046244</text:p>
          </table:table-cell>
        </table:table-row>
        <table:table-row table:style-name="ro1">
          <table:table-cell table:number-columns-repeated="2" office:value-type="float" office:value="0.567963348402325" calcext:value-type="float">
            <text:p>0,567963348402325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25927250089287" calcext:value-type="float">
            <text:p>1,25927250089287</text:p>
          </table:table-cell>
        </table:table-row>
        <table:table-row table:style-name="ro1">
          <table:table-cell table:number-columns-repeated="2" office:value-type="float" office:value="0.575535771547582" calcext:value-type="float">
            <text:p>0,575535771547582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2742949431643" calcext:value-type="float">
            <text:p>1,2742949431643</text:p>
          </table:table-cell>
        </table:table-row>
        <table:table-row table:style-name="ro1">
          <table:table-cell table:number-columns-repeated="2" office:value-type="float" office:value="0.583266462896563" calcext:value-type="float">
            <text:p>0,583266462896563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28783473840099" calcext:value-type="float">
            <text:p>1,28783473840099</text:p>
          </table:table-cell>
        </table:table-row>
        <table:table-row table:style-name="ro1">
          <table:table-cell table:number-columns-repeated="2" office:value-type="float" office:value="0.591157251977179" calcext:value-type="float">
            <text:p>0,591157251977179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30062594560914" calcext:value-type="float">
            <text:p>1,30062594560914</text:p>
          </table:table-cell>
        </table:table-row>
        <table:table-row table:style-name="ro1">
          <table:table-cell table:number-columns-repeated="2" office:value-type="float" office:value="0.599209787762899" calcext:value-type="float">
            <text:p>0,599209787762899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31309367770384" calcext:value-type="float">
            <text:p>1,31309367770384</text:p>
          </table:table-cell>
        </table:table-row>
        <table:table-row table:style-name="ro1">
          <table:table-cell table:number-columns-repeated="2" office:value-type="float" office:value="0.607425523806356" calcext:value-type="float">
            <text:p>0,607425523806356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32547038443808" calcext:value-type="float">
            <text:p>1,32547038443808</text:p>
          </table:table-cell>
        </table:table-row>
        <table:table-row table:style-name="ro1">
          <table:table-cell table:number-columns-repeated="2" office:value-type="float" office:value="0.615805703233605" calcext:value-type="float">
            <text:p>0,615805703233605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33787964022513" calcext:value-type="float">
            <text:p>1,33787964022513</text:p>
          </table:table-cell>
        </table:table-row>
        <table:table-row table:style-name="ro1">
          <table:table-cell table:number-columns-repeated="2" office:value-type="float" office:value="0.624351343680507" calcext:value-type="float">
            <text:p>0,624351343680507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35038627550224" calcext:value-type="float">
            <text:p>1,35038627550224</text:p>
          </table:table-cell>
        </table:table-row>
        <table:table-row table:style-name="ro1">
          <table:table-cell table:number-columns-repeated="2" office:value-type="float" office:value="0.633063222260379" calcext:value-type="float">
            <text:p>0,633063222260379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36302409807849" calcext:value-type="float">
            <text:p>1,36302409807849</text:p>
          </table:table-cell>
        </table:table-row>
        <table:table-row table:style-name="ro1">
          <table:table-cell table:number-columns-repeated="2" office:value-type="float" office:value="0.641941860659378" calcext:value-type="float">
            <text:p>0,641941860659378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37581065924527" calcext:value-type="float">
            <text:p>1,37581065924527</text:p>
          </table:table-cell>
        </table:table-row>
        <table:table-row table:style-name="ro1">
          <table:table-cell table:number-columns-repeated="2" office:value-type="float" office:value="0.65098751046321" calcext:value-type="float">
            <text:p>0,65098751046321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38875497267115" calcext:value-type="float">
            <text:p>1,38875497267115</text:p>
          </table:table-cell>
        </table:table-row>
        <table:table-row table:style-name="ro1">
          <table:table-cell table:number-columns-repeated="2" office:value-type="float" office:value="0.660200138825309" calcext:value-type="float">
            <text:p>0,660200138825309</text:p>
          </table:table-cell>
          <table:table-cell office:value-type="float" office:value="0" calcext:value-type="float">
            <text:p>0</text:p>
          </table:table-cell>
          <table:table-cell office:value-type="float" office:value="1.41020013882531" calcext:value-type="float">
            <text:p>1,41020013882531</text:p>
          </table:table-cell>
        </table:table-row>
        <table:table-row table:style-name="ro1">
          <table:table-cell table:number-columns-repeated="2" office:value-type="float" office:value="0.669579414592647" calcext:value-type="float">
            <text:p>0,669579414592647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1.44222321317088" calcext:value-type="float">
            <text:p>1,44222321317088</text:p>
          </table:table-cell>
        </table:table-row>
        <table:table-row table:style-name="ro1">
          <table:table-cell table:number-columns-repeated="2" office:value-type="float" office:value="0.679124695010569" calcext:value-type="float">
            <text:p>0,679124695010569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47089814460031" calcext:value-type="float">
            <text:p>1,47089814460031</text:p>
          </table:table-cell>
        </table:table-row>
        <table:table-row table:style-name="ro1">
          <table:table-cell table:number-columns-repeated="2" office:value-type="float" office:value="0.688835013132372" calcext:value-type="float">
            <text:p>0,688835013132372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49492800556312" calcext:value-type="float">
            <text:p>1,49492800556312</text:p>
          </table:table-cell>
        </table:table-row>
        <table:table-row table:style-name="ro1">
          <table:table-cell table:number-columns-repeated="2" office:value-type="float" office:value="0.698709066062664" calcext:value-type="float">
            <text:p>0,698709066062664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51501821855321" calcext:value-type="float">
            <text:p>1,51501821855321</text:p>
          </table:table-cell>
        </table:table-row>
        <table:table-row table:style-name="ro1">
          <table:table-cell table:number-columns-repeated="2" office:value-type="float" office:value="0.708745204165618" calcext:value-type="float">
            <text:p>0,708745204165618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53250437578234" calcext:value-type="float">
            <text:p>1,53250437578234</text:p>
          </table:table-cell>
        </table:table-row>
        <table:table-row table:style-name="ro1">
          <table:table-cell table:number-columns-repeated="2" office:value-type="float" office:value="0.718941421369995" calcext:value-type="float">
            <text:p>0,718941421369995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54850969687442" calcext:value-type="float">
            <text:p>1,54850969687442</text:p>
          </table:table-cell>
        </table:table-row>
        <table:table-row table:style-name="ro1">
          <table:table-cell table:number-columns-repeated="2" office:value-type="float" office:value="0.729295346702109" calcext:value-type="float">
            <text:p>0,729295346702109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56376404033407" calcext:value-type="float">
            <text:p>1,56376404033407</text:p>
          </table:table-cell>
        </table:table-row>
        <table:table-row table:style-name="ro1">
          <table:table-cell table:number-columns-repeated="2" office:value-type="float" office:value="0.739804237175611" calcext:value-type="float">
            <text:p>0,739804237175611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57868812711655" calcext:value-type="float">
            <text:p>1,57868812711655</text:p>
          </table:table-cell>
        </table:table-row>
        <table:table-row table:style-name="ro1">
          <table:table-cell table:number-columns-repeated="2" office:value-type="float" office:value="0.750464972162989" calcext:value-type="float">
            <text:p>0,750464972162989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59350983279471" calcext:value-type="float">
            <text:p>1,59350983279471</text:p>
          </table:table-cell>
        </table:table-row>
        <table:table-row table:style-name="ro1">
          <table:table-cell table:number-columns-repeated="2" office:value-type="float" office:value="0.761274049367926" calcext:value-type="float">
            <text:p>0,761274049367926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60834798635946" calcext:value-type="float">
            <text:p>1,60834798635946</text:p>
          </table:table-cell>
        </table:table-row>
        <table:table-row table:style-name="ro1">
          <table:table-cell table:number-columns-repeated="2" office:value-type="float" office:value="0.772227582510104" calcext:value-type="float">
            <text:p>0,772227582510104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62326251433183" calcext:value-type="float">
            <text:p>1,62326251433183</text:p>
          </table:table-cell>
        </table:table-row>
        <table:table-row table:style-name="ro1">
          <table:table-cell table:number-columns-repeated="2" office:value-type="float" office:value="0.783321300824607" calcext:value-type="float">
            <text:p>0,783321300824607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63828217664272" calcext:value-type="float">
            <text:p>1,63828217664272</text:p>
          </table:table-cell>
        </table:table-row>
        <table:table-row table:style-name="ro1">
          <table:table-cell table:number-columns-repeated="2" office:value-type="float" office:value="0.794550550466849" calcext:value-type="float">
            <text:p>0,794550550466849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65341934905274" calcext:value-type="float">
            <text:p>1,65341934905274</text:p>
          </table:table-cell>
        </table:table-row>
        <table:table-row table:style-name="ro1">
          <table:table-cell table:number-columns-repeated="2" office:value-type="float" office:value="0.805910297900849" calcext:value-type="float">
            <text:p>0,805910297900849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66867776010879" calcext:value-type="float">
            <text:p>1,66867776010879</text:p>
          </table:table-cell>
        </table:table-row>
        <table:table-row table:style-name="ro1">
          <table:table-cell table:number-columns-repeated="2" office:value-type="float" office:value="0.817395135333946" calcext:value-type="float">
            <text:p>0,817395135333946</text:p>
          </table:table-cell>
          <table:table-cell office:value-type="float" office:value="0" calcext:value-type="float">
            <text:p>0</text:p>
          </table:table-cell>
          <table:table-cell office:value-type="float" office:value="1.69239513533395" calcext:value-type="float">
            <text:p>1,69239513533395</text:p>
          </table:table-cell>
        </table:table-row>
        <table:table-row table:style-name="ro1">
          <table:table-cell table:number-columns-repeated="2" office:value-type="float" office:value="0.828999288244602" calcext:value-type="float">
            <text:p>0,828999288244602</text:p>
          </table:table-cell>
          <table:table-cell office:value-type="float" office:value="0.194089702099151" calcext:value-type="float">
            <text:p>0,194089702099151</text:p>
          </table:table-cell>
          <table:table-cell office:value-type="float" office:value="1.72664308682284" calcext:value-type="float">
            <text:p>1,72664308682284</text:p>
          </table:table-cell>
        </table:table-row>
        <table:table-row table:style-name="ro1">
          <table:table-cell table:number-columns-repeated="2" office:value-type="float" office:value="0.840716625032147" calcext:value-type="float">
            <text:p>0,840716625032147</text:p>
          </table:table-cell>
          <table:table-cell office:value-type="float" office:value="0.358058139340622" calcext:value-type="float">
            <text:p>0,358058139340622</text:p>
          </table:table-cell>
          <table:table-cell office:value-type="float" office:value="1.75749007462189" calcext:value-type="float">
            <text:p>1,75749007462189</text:p>
          </table:table-cell>
        </table:table-row>
        <table:table-row table:style-name="ro1">
          <table:table-cell table:number-columns-repeated="2" office:value-type="float" office:value="0.852540668798145" calcext:value-type="float">
            <text:p>0,852540668798145</text:p>
          </table:table-cell>
          <table:table-cell office:value-type="float" office:value="0.480797077977882" calcext:value-type="float">
            <text:p>0,480797077977882</text:p>
          </table:table-cell>
          <table:table-cell office:value-type="float" office:value="1.7836336612289" calcext:value-type="float">
            <text:p>1,7836336612289</text:p>
          </table:table-cell>
        </table:table-row>
        <table:table-row table:style-name="ro1">
          <table:table-cell table:number-columns-repeated="2" office:value-type="float" office:value="0.864464611248967" calcext:value-type="float">
            <text:p>0,864464611248967</text:p>
          </table:table-cell>
          <table:table-cell office:value-type="float" office:value="0.568364164204669" calcext:value-type="float">
            <text:p>0,568364164204669</text:p>
          </table:table-cell>
          <table:table-cell office:value-type="float" office:value="1.80577376373951" calcext:value-type="float">
            <text:p>1,80577376373951</text:p>
          </table:table-cell>
        </table:table-row>
        <table:table-row table:style-name="ro1">
          <table:table-cell table:number-columns-repeated="2" office:value-type="float" office:value="0.876481328688175" calcext:value-type="float">
            <text:p>0,876481328688175</text:p>
          </table:table-cell>
          <table:table-cell office:value-type="float" office:value="0.632221471000455" calcext:value-type="float">
            <text:p>0,632221471000455</text:p>
          </table:table-cell>
          <table:table-cell office:value-type="float" office:value="1.82524050030489" calcext:value-type="float">
            <text:p>1,82524050030489</text:p>
          </table:table-cell>
        </table:table-row>
        <table:table-row table:style-name="ro1">
          <table:table-cell table:number-columns-repeated="2" office:value-type="float" office:value="0.88858340004593" calcext:value-type="float">
            <text:p>0,88858340004593</text:p>
          </table:table-cell>
          <table:table-cell office:value-type="float" office:value="0.682013790037908" calcext:value-type="float">
            <text:p>0,682013790037908</text:p>
          </table:table-cell>
          <table:table-cell office:value-type="float" office:value="1.84315167555035" calcext:value-type="float">
            <text:p>1,84315167555035</text:p>
          </table:table-cell>
        </table:table-row>
        <table:table-row table:style-name="ro1">
          <table:table-cell table:number-columns-repeated="2" office:value-type="float" office:value="0.900763126871019" calcext:value-type="float">
            <text:p>0,900763126871019</text:p>
          </table:table-cell>
          <table:table-cell office:value-type="float" office:value="0.724017373988267" calcext:value-type="float">
            <text:p>0,724017373988267</text:p>
          </table:table-cell>
          <table:table-cell office:value-type="float" office:value="1.86023182050298" calcext:value-type="float">
            <text:p>1,86023182050298</text:p>
          </table:table-cell>
        </table:table-row>
        <table:table-row table:style-name="ro1">
          <table:table-cell table:number-columns-repeated="2" office:value-type="float" office:value="0.913012555189645" calcext:value-type="float">
            <text:p>0,913012555189645</text:p>
          </table:table-cell>
          <table:table-cell office:value-type="float" office:value="0.761861913779507" calcext:value-type="float">
            <text:p>0,761861913779507</text:p>
          </table:table-cell>
          <table:table-cell office:value-type="float" office:value="1.87689644513059" calcext:value-type="float">
            <text:p>1,87689644513059</text:p>
          </table:table-cell>
        </table:table-row>
        <table:table-row table:style-name="ro1">
          <table:table-cell table:number-columns-repeated="2" office:value-type="float" office:value="0.925323499114202" calcext:value-type="float">
            <text:p>0,925323499114202</text:p>
          </table:table-cell>
          <table:table-cell office:value-type="float" office:value="0.797527376843365" calcext:value-type="float">
            <text:p>0,797527376843365</text:p>
          </table:table-cell>
          <table:table-cell office:value-type="float" office:value="1.89336835974593" calcext:value-type="float">
            <text:p>1,89336835974593</text:p>
          </table:table-cell>
        </table:table-row>
        <table:table-row table:style-name="ro1">
          <table:table-cell table:number-columns-repeated="2" office:value-type="float" office:value="0.937687566065102" calcext:value-type="float">
            <text:p>0,937687566065102</text:p>
          </table:table-cell>
          <table:table-cell office:value-type="float" office:value="0.832062317070252" calcext:value-type="float">
            <text:p>0,832062317070252</text:p>
          </table:table-cell>
          <table:table-cell office:value-type="float" office:value="1.90976150305663" calcext:value-type="float">
            <text:p>1,90976150305663</text:p>
          </table:table-cell>
        </table:table-row>
        <table:table-row table:style-name="ro1">
          <table:table-cell table:number-columns-repeated="2" office:value-type="float" office:value="0.950096183449867" calcext:value-type="float">
            <text:p>0,950096183449867</text:p>
          </table:table-cell>
          <table:table-cell office:value-type="float" office:value="0.866013701329114" calcext:value-type="float">
            <text:p>0,866013701329114</text:p>
          </table:table-cell>
          <table:table-cell office:value-type="float" office:value="1.9261311152716" calcext:value-type="float">
            <text:p>1,9261311152716</text:p>
          </table:table-cell>
        </table:table-row>
        <table:table-row table:style-name="ro1">
          <table:table-cell table:number-columns-repeated="2" office:value-type="float" office:value="0.962540626626244" calcext:value-type="float">
            <text:p>0,962540626626244</text:p>
          </table:table-cell>
          <table:table-cell office:value-type="float" office:value="0.899664649869534" calcext:value-type="float">
            <text:p>0,899664649869534</text:p>
          </table:table-cell>
          <table:table-cell office:value-type="float" office:value="1.94250150244436" calcext:value-type="float">
            <text:p>1,94250150244436</text:p>
          </table:table-cell>
        </table:table-row>
        <table:table-row table:style-name="ro1">
          <table:table-cell table:number-columns-repeated="2" office:value-type="float" office:value="0.97501204796059" calcext:value-type="float">
            <text:p>0,97501204796059</text:p>
          </table:table-cell>
          <table:table-cell office:value-type="float" office:value="0.933161130736214" calcext:value-type="float">
            <text:p>0,933161130736214</text:p>
          </table:table-cell>
          <table:table-cell office:value-type="float" office:value="1.95888084654648" calcext:value-type="float">
            <text:p>1,95888084654648</text:p>
          </table:table-cell>
        </table:table-row>
        <table:table-row table:style-name="ro1">
          <table:table-cell table:number-columns-repeated="2" office:value-type="float" office:value="0.987501506779302" calcext:value-type="float">
            <text:p>0,987501506779302</text:p>
          </table:table-cell>
          <table:table-cell office:value-type="float" office:value="0.966578247496648" calcext:value-type="float">
            <text:p>0,966578247496648</text:p>
          </table:table-cell>
          <table:table-cell office:value-type="float" office:value="1.97526896898724" calcext:value-type="float">
            <text:p>1,97526896898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Lucida Sans Unicod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0:22:55.121292565</meta:creation-date>
    <dc:date>2022-12-23T10:27:37.943002635</dc:date>
    <meta:editing-duration>PT4M42S</meta:editing-duration>
    <meta:editing-cycles>2</meta:editing-cycles>
    <meta:generator>LibreOffice/7.4.3.2$Linux_X86_64 LibreOffice_project/40$Build-2</meta:generator>
    <meta:document-statistic meta:table-count="2" meta:cell-count="192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7.299cm" svg:height="24.704cm" xlink:href=".." xlink:type="simple" chart:class="chart:line" chart:style-name="ch1">
        <chart:legend chart:legend-position="end" svg:x="53.627cm" svg:y="11.306cm" style:legend-expansion="high" chart:style-name="ch2"/>
        <chart:plot-area chart:style-name="ch3" table:cell-range-address="Sheet1.A1:Sheet1.D241" chart:data-source-has-labels="row" svg:x="1.145cm" svg:y="0.494cm" svg:width="51.337cm" svg:height="23.716cm">
          <chart:coordinate-region svg:x="2.878cm" svg:y="0.693cm" svg:width="49.604cm" svg:height="22.5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41" chart:label-cell-address="Sheet1.A1:Sheet1.A1" chart:class="chart:line">
            <chart:data-point chart:repeated="240"/>
          </chart:series>
          <chart:series chart:style-name="ch8" chart:values-cell-range-address="Sheet1.B2:Sheet1.B241" chart:label-cell-address="Sheet1.B1:Sheet1.B1" chart:class="chart:line">
            <chart:data-point chart:repeated="240"/>
          </chart:series>
          <chart:series chart:style-name="ch9" chart:values-cell-range-address="Sheet1.C2:Sheet1.C241" chart:label-cell-address="Sheet1.C1:Sheet1.C1" chart:class="chart:line">
            <chart:data-point chart:repeated="240"/>
          </chart:series>
          <chart:series chart:style-name="ch10" chart:values-cell-range-address="Sheet1.D2:Sheet1.D241" chart:label-cell-address="Sheet1.D1:Sheet1.D1" chart:class="chart:line">
            <chart:data-point chart:repeated="2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or</text:p>
                <draw:g>
                  <svg:desc>Sheet1.A1:Sheet1.A1</svg:desc>
                </draw:g>
              </table:table-cell>
              <table:table-cell office:value-type="string">
                <text:p>unbumpy value</text:p>
                <draw:g>
                  <svg:desc>Sheet1.B1:Sheet1.B1</svg:desc>
                </draw:g>
              </table:table-cell>
              <table:table-cell office:value-type="string">
                <text:p>bumpy factor</text:p>
                <draw:g>
                  <svg:desc>Sheet1.C1:Sheet1.C1</svg:desc>
                </draw:g>
              </table:table-cell>
              <table:table-cell office:value-type="string">
                <text:p>resul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53978687024344">
                <text:p>0.0000453978687024344</text:p>
                <draw:g>
                  <svg:desc>Sheet1.A2:Sheet1.A241</svg:desc>
                </draw:g>
              </table:table-cell>
              <table:table-cell office:value-type="float" office:value="0.0000453978687024344">
                <text:p>0.0000453978687024344</text:p>
                <draw:g>
                  <svg:desc>Sheet1.B2:Sheet1.B241</svg:desc>
                </draw:g>
              </table:table-cell>
              <table:table-cell office:value-type="float" office:value="0">
                <text:p>0</text:p>
                <draw:g>
                  <svg:desc>Sheet1.C2:Sheet1.C241</svg:desc>
                </draw:g>
              </table:table-cell>
              <table:table-cell office:value-type="float" office:value="0.0000453978687024344">
                <text:p>0.0000453978687024344</text:p>
                <draw:g>
                  <svg:desc>Sheet1.D2:Sheet1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13066264943287">
                <text:p>0.00213066264943287</text:p>
              </table:table-cell>
              <table:table-cell office:value-type="float" office:value="0.00213066264943287">
                <text:p>0.00213066264943287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0247744612276671">
                <text:p>0.0247744612276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1600959932834">
                <text:p>0.00421600959932834</text:p>
              </table:table-cell>
              <table:table-cell office:value-type="float" office:value="0.00421600959932834">
                <text:p>0.00421600959932834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0459894591890675">
                <text:p>0.0459894591890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30144221374221">
                <text:p>0.00630144221374221</text:p>
              </table:table-cell>
              <table:table-cell office:value-type="float" office:value="0.00630144221374221">
                <text:p>0.00630144221374221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0623944346444951">
                <text:p>0.0623944346444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38696413668428">
                <text:p>0.00838696413668428</text:p>
              </table:table-cell>
              <table:table-cell office:value-type="float" office:value="0.00838696413668428">
                <text:p>0.00838696413668428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074696116627229">
                <text:p>0.074696116627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725791671405">
                <text:p>0.0104725791671405</text:p>
              </table:table-cell>
              <table:table-cell office:value-type="float" office:value="0.0104725791671405">
                <text:p>0.0104725791671405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0842317507838603">
                <text:p>0.0842317507838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5582912656611">
                <text:p>0.0125582912656611</text:p>
              </table:table-cell>
              <table:table-cell office:value-type="float" office:value="0.0125582912656611">
                <text:p>0.0125582912656611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0921265667700838">
                <text:p>0.0921265667700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6441045612285">
                <text:p>0.0146441045612285</text:p>
              </table:table-cell>
              <table:table-cell office:value-type="float" office:value="0.0146441045612285">
                <text:p>0.0146441045612285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0991127981931929">
                <text:p>0.0991127981931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7300233584165">
                <text:p>0.0167300233584165</text:p>
              </table:table-cell>
              <table:table-cell office:value-type="float" office:value="0.0167300233584165">
                <text:p>0.0167300233584165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105613913299359">
                <text:p>0.105613913299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8160521448547">
                <text:p>0.0188160521448547</text:p>
              </table:table-cell>
              <table:table-cell office:value-type="float" office:value="0.0188160521448547">
                <text:p>0.0188160521448547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111860912776581">
                <text:p>0.111860912776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9021955990081">
                <text:p>0.0209021955990081</text:p>
              </table:table-cell>
              <table:table-cell office:value-type="float" office:value="0.0209021955990081">
                <text:p>0.0209021955990081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117976132590537">
                <text:p>0.117976132590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9884585982888">
                <text:p>0.0229884585982888</text:p>
              </table:table-cell>
              <table:table-cell office:value-type="float" office:value="0.0229884585982888">
                <text:p>0.0229884585982888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124023390420019">
                <text:p>0.12402339042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0748462275106">
                <text:p>0.0250748462275106</text:p>
              </table:table-cell>
              <table:table-cell office:value-type="float" office:value="0.0250748462275106">
                <text:p>0.0250748462275106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130035722045623">
                <text:p>0.130035722045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1613637877036">
                <text:p>0.0271613637877036</text:p>
              </table:table-cell>
              <table:table-cell office:value-type="float" office:value="0.0271613637877036">
                <text:p>0.0271613637877036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136030162373595">
                <text:p>0.1360301623735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2480168053022">
                <text:p>0.0292480168053022</text:p>
              </table:table-cell>
              <table:table-cell office:value-type="float" office:value="0.0292480168053022">
                <text:p>0.0292480168053022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142015479013244">
                <text:p>0.142015479013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3348110417236">
                <text:p>0.0313348110417236</text:p>
              </table:table-cell>
              <table:table-cell office:value-type="float" office:value="0.0313348110417236">
                <text:p>0.0313348110417236</text:p>
              </table:table-cell>
              <table:table-cell office:value-type="float" office:value="0">
                <text:p>0</text:p>
              </table:table-cell>
              <table:table-cell office:value-type="float" office:value="0.156334811041724">
                <text:p>0.156334811041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4217525033523">
                <text:p>0.0334217525033523</text:p>
              </table:table-cell>
              <table:table-cell office:value-type="float" office:value="0.0334217525033523">
                <text:p>0.0334217525033523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181065551081587">
                <text:p>0.181065551081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5088474519488">
                <text:p>0.0355088474519488</text:p>
              </table:table-cell>
              <table:table-cell office:value-type="float" office:value="0.0355088474519488">
                <text:p>0.0355088474519488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202282297041688">
                <text:p>0.202282297041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5961024154995">
                <text:p>0.0375961024154995</text:p>
              </table:table-cell>
              <table:table-cell office:value-type="float" office:value="0.0375961024154995">
                <text:p>0.0375961024154995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218689094846252">
                <text:p>0.218689094846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6835241995271">
                <text:p>0.0396835241995271</text:p>
              </table:table-cell>
              <table:table-cell office:value-type="float" office:value="0.0396835241995271">
                <text:p>0.0396835241995271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230992676690072">
                <text:p>0.230992676690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7711198988809">
                <text:p>0.0417711198988809</text:p>
              </table:table-cell>
              <table:table-cell office:value-type="float" office:value="0.0417711198988809">
                <text:p>0.0417711198988809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240530291515601">
                <text:p>0.240530291515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8588969100266">
                <text:p>0.0438588969100266</text:p>
              </table:table-cell>
              <table:table-cell office:value-type="float" office:value="0.0438588969100266">
                <text:p>0.0438588969100266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248427172414449">
                <text:p>0.248427172414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9468629438579">
                <text:p>0.0459468629438579</text:p>
              </table:table-cell>
              <table:table-cell office:value-type="float" office:value="0.0459468629438579">
                <text:p>0.0459468629438579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255415556575822">
                <text:p>0.255415556575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0350260390512">
                <text:p>0.0480350260390512</text:p>
              </table:table-cell>
              <table:table-cell office:value-type="float" office:value="0.0480350260390512">
                <text:p>0.0480350260390512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261918915979994">
                <text:p>0.261918915979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01233945759862">
                <text:p>0.0501233945759862</text:p>
              </table:table-cell>
              <table:table-cell office:value-type="float" office:value="0.0501233945759862">
                <text:p>0.0501233945759862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268168255207712">
                <text:p>0.268168255207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22119772912569">
                <text:p>0.0522119772912569</text:p>
              </table:table-cell>
              <table:table-cell office:value-type="float" office:value="0.0522119772912569">
                <text:p>0.0522119772912569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274285914282786">
                <text:p>0.274285914282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4300783292797">
                <text:p>0.054300783292797</text:p>
              </table:table-cell>
              <table:table-cell office:value-type="float" office:value="0.054300783292797">
                <text:p>0.054300783292797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280335715114527">
                <text:p>0.2803357151145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63898220756473">
                <text:p>0.0563898220756473</text:p>
              </table:table-cell>
              <table:table-cell office:value-type="float" office:value="0.0563898220756473">
                <text:p>0.0563898220756473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28635069789376">
                <text:p>0.28635069789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84791035383903">
                <text:p>0.0584791035383903</text:p>
              </table:table-cell>
              <table:table-cell office:value-type="float" office:value="0.0584791035383903">
                <text:p>0.0584791035383903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292347902124282">
                <text:p>0.292347902124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05686380002806">
                <text:p>0.0605686380002806</text:p>
              </table:table-cell>
              <table:table-cell office:value-type="float" office:value="0.0605686380002806">
                <text:p>0.0605686380002806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298336100208223">
                <text:p>0.298336100208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26584362191025">
                <text:p>0.0626584362191025</text:p>
              </table:table-cell>
              <table:table-cell office:value-type="float" office:value="0.0626584362191025">
                <text:p>0.0626584362191025</text:p>
              </table:table-cell>
              <table:table-cell office:value-type="float" office:value="0">
                <text:p>0</text:p>
              </table:table-cell>
              <table:table-cell office:value-type="float" office:value="0.312658436219103">
                <text:p>0.312658436219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47485094097816">
                <text:p>0.0647485094097816</text:p>
              </table:table-cell>
              <table:table-cell office:value-type="float" office:value="0.0647485094097816">
                <text:p>0.0647485094097816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337392307988016">
                <text:p>0.337392307988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68388692637857">
                <text:p>0.0668388692637857</text:p>
              </table:table-cell>
              <table:table-cell office:value-type="float" office:value="0.0668388692637857">
                <text:p>0.0668388692637857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358612318853525">
                <text:p>0.358612318853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89295279693468">
                <text:p>0.0689295279693468</text:p>
              </table:table-cell>
              <table:table-cell office:value-type="float" office:value="0.0689295279693468">
                <text:p>0.0689295279693468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3750225204001">
                <text:p>0.3750225204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10204982325381">
                <text:p>0.0710204982325381</text:p>
              </table:table-cell>
              <table:table-cell office:value-type="float" office:value="0.0710204982325381">
                <text:p>0.0710204982325381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387329650723083">
                <text:p>0.3873296507230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31117932992434">
                <text:p>0.0731117932992434</text:p>
              </table:table-cell>
              <table:table-cell office:value-type="float" office:value="0.0731117932992434">
                <text:p>0.0731117932992434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396870964915963">
                <text:p>0.396870964915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52034269780552">
                <text:p>0.0752034269780552</text:p>
              </table:table-cell>
              <table:table-cell office:value-type="float" office:value="0.0752034269780552">
                <text:p>0.0752034269780552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404771702482478">
                <text:p>0.404771702482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72954136641417">
                <text:p>0.0772954136641417</text:p>
              </table:table-cell>
              <table:table-cell office:value-type="float" office:value="0.0772954136641417">
                <text:p>0.0772954136641417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411764107296106">
                <text:p>0.411764107296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9387768364122">
                <text:p>0.079387768364122</text:p>
              </table:table-cell>
              <table:table-cell office:value-type="float" office:value="0.079387768364122">
                <text:p>0.079387768364122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418271658305065">
                <text:p>0.418271658305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14805067219931">
                <text:p>0.0814805067219931</text:p>
              </table:table-cell>
              <table:table-cell office:value-type="float" office:value="0.0814805067219931">
                <text:p>0.0814805067219931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424525367353719">
                <text:p>0.424525367353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35736450461523">
                <text:p>0.0835736450461523</text:p>
              </table:table-cell>
              <table:table-cell office:value-type="float" office:value="0.0835736450461523">
                <text:p>0.0835736450461523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430647582037682">
                <text:p>0.430647582037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56672003375605">
                <text:p>0.0856672003375605</text:p>
              </table:table-cell>
              <table:table-cell office:value-type="float" office:value="0.0856672003375605">
                <text:p>0.0856672003375605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43670213215929">
                <text:p>0.43670213215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77611903190957">
                <text:p>0.0877611903190957</text:p>
              </table:table-cell>
              <table:table-cell office:value-type="float" office:value="0.0877611903190957">
                <text:p>0.0877611903190957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442722066137208">
                <text:p>0.4427220661372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98556334661444">
                <text:p>0.0898556334661444</text:p>
              </table:table-cell>
              <table:table-cell office:value-type="float" office:value="0.0898556334661444">
                <text:p>0.0898556334661444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448724432052036">
                <text:p>0.448724432052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19505490384845">
                <text:p>0.0919505490384845</text:p>
              </table:table-cell>
              <table:table-cell office:value-type="float" office:value="0.0919505490384845">
                <text:p>0.0919505490384845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454718011246427">
                <text:p>0.454718011246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40459571135131">
                <text:p>0.0940459571135131</text:p>
              </table:table-cell>
              <table:table-cell office:value-type="float" office:value="0.0940459571135131">
                <text:p>0.0940459571135131</text:p>
              </table:table-cell>
              <table:table-cell office:value-type="float" office:value="0">
                <text:p>0</text:p>
              </table:table-cell>
              <table:table-cell office:value-type="float" office:value="0.469045957113513">
                <text:p>0.469045957113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61418786208748">
                <text:p>0.0961418786208748</text:p>
              </table:table-cell>
              <table:table-cell office:value-type="float" office:value="0.0961418786208748">
                <text:p>0.0961418786208748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493785677199109">
                <text:p>0.4937856771991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82383353785507">
                <text:p>0.0982383353785507</text:p>
              </table:table-cell>
              <table:table-cell office:value-type="float" office:value="0.0982383353785507">
                <text:p>0.0982383353785507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51501178496829">
                <text:p>0.515011784968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0335350130466">
                <text:p>0.100335350130466</text:p>
              </table:table-cell>
              <table:table-cell office:value-type="float" office:value="0.100335350130466">
                <text:p>0.100335350130466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531428342561219">
                <text:p>0.531428342561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2432946585686">
                <text:p>0.102432946585686</text:p>
              </table:table-cell>
              <table:table-cell office:value-type="float" office:value="0.102432946585686">
                <text:p>0.102432946585686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543742099076231">
                <text:p>0.543742099076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4531149459253">
                <text:p>0.104531149459253</text:p>
              </table:table-cell>
              <table:table-cell office:value-type="float" office:value="0.104531149459253">
                <text:p>0.104531149459253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553290321075972">
                <text:p>0.553290321075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6629984514752">
                <text:p>0.106629984514752</text:p>
              </table:table-cell>
              <table:table-cell office:value-type="float" office:value="0.106629984514752">
                <text:p>0.106629984514752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561198260019175">
                <text:p>0.561198260019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8729478608662">
                <text:p>0.108729478608662</text:p>
              </table:table-cell>
              <table:table-cell office:value-type="float" office:value="0.108729478608662">
                <text:p>0.108729478608662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568198172240626">
                <text:p>0.5681981722406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0829659736569">
                <text:p>0.110829659736569</text:p>
              </table:table-cell>
              <table:table-cell office:value-type="float" office:value="0.110829659736569">
                <text:p>0.110829659736569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574713549677511">
                <text:p>0.5747135496775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2930557081325">
                <text:p>0.112930557081325</text:p>
              </table:table-cell>
              <table:table-cell office:value-type="float" office:value="0.112930557081325">
                <text:p>0.112930557081325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580975417713051">
                <text:p>0.5809754177130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5032201063226">
                <text:p>0.115032201063226</text:p>
              </table:table-cell>
              <table:table-cell office:value-type="float" office:value="0.115032201063226">
                <text:p>0.115032201063226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587106138054755">
                <text:p>0.587106138054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71346233923">
                <text:p>0.1171346233923</text:p>
              </table:table-cell>
              <table:table-cell office:value-type="float" office:value="0.1171346233923">
                <text:p>0.1171346233923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59316955521403">
                <text:p>0.59316955521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9237857122782">
                <text:p>0.119237857122782</text:p>
              </table:table-cell>
              <table:table-cell office:value-type="float" office:value="0.119237857122782">
                <text:p>0.119237857122782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599198732940895">
                <text:p>0.599198732940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1341936709881">
                <text:p>0.121341936709881</text:p>
              </table:table-cell>
              <table:table-cell office:value-type="float" office:value="0.121341936709881">
                <text:p>0.121341936709881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605210735295773">
                <text:p>0.605210735295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3446898068913">
                <text:p>0.123446898068913</text:p>
              </table:table-cell>
              <table:table-cell office:value-type="float" office:value="0.123446898068913">
                <text:p>0.123446898068913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611214360276855">
                <text:p>0.611214360276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5552778636924">
                <text:p>0.125552778636924</text:p>
              </table:table-cell>
              <table:table-cell office:value-type="float" office:value="0.125552778636924">
                <text:p>0.125552778636924</text:p>
              </table:table-cell>
              <table:table-cell office:value-type="float" office:value="0">
                <text:p>0</text:p>
              </table:table-cell>
              <table:table-cell office:value-type="float" office:value="0.625552778636924">
                <text:p>0.625552778636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7659617436876">
                <text:p>0.127659617436876</text:p>
              </table:table-cell>
              <table:table-cell office:value-type="float" office:value="0.127659617436876">
                <text:p>0.127659617436876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65030341601511">
                <text:p>0.650303416015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9767455144529">
                <text:p>0.129767455144529</text:p>
              </table:table-cell>
              <table:table-cell office:value-type="float" office:value="0.129767455144529">
                <text:p>0.129767455144529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671540904734268">
                <text:p>0.6715409047342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1876334158109">
                <text:p>0.131876334158109</text:p>
              </table:table-cell>
              <table:table-cell office:value-type="float" office:value="0.131876334158109">
                <text:p>0.131876334158109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687969326588862">
                <text:p>0.687969326588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3986298670886">
                <text:p>0.133986298670886</text:p>
              </table:table-cell>
              <table:table-cell office:value-type="float" office:value="0.133986298670886">
                <text:p>0.133986298670886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700295451161431">
                <text:p>0.7002954511614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6097394746776">
                <text:p>0.136097394746776</text:p>
              </table:table-cell>
              <table:table-cell office:value-type="float" office:value="0.136097394746776">
                <text:p>0.136097394746776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709856566363496">
                <text:p>0.709856566363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8209670399101">
                <text:p>0.138209670399101</text:p>
              </table:table-cell>
              <table:table-cell office:value-type="float" office:value="0.138209670399101">
                <text:p>0.138209670399101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717777945903523">
                <text:p>0.717777945903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0323175672614">
                <text:p>0.140323175672614</text:p>
              </table:table-cell>
              <table:table-cell office:value-type="float" office:value="0.140323175672614">
                <text:p>0.140323175672614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724791869304579">
                <text:p>0.724791869304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2437962728954">
                <text:p>0.142437962728954</text:p>
              </table:table-cell>
              <table:table-cell office:value-type="float" office:value="0.142437962728954">
                <text:p>0.142437962728954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731321852669896">
                <text:p>0.731321852669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4554085935629">
                <text:p>0.144554085935629</text:p>
              </table:table-cell>
              <table:table-cell office:value-type="float" office:value="0.144554085935629">
                <text:p>0.144554085935629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737598946567355">
                <text:p>0.737598946567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6671601958714">
                <text:p>0.146671601958714</text:p>
              </table:table-cell>
              <table:table-cell office:value-type="float" office:value="0.146671601958714">
                <text:p>0.146671601958714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743745538950243">
                <text:p>0.743745538950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8790569859375">
                <text:p>0.148790569859375</text:p>
              </table:table-cell>
              <table:table-cell office:value-type="float" office:value="0.148790569859375">
                <text:p>0.148790569859375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749825501681105">
                <text:p>0.749825501681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0911051194401">
                <text:p>0.150911051194401</text:p>
              </table:table-cell>
              <table:table-cell office:value-type="float" office:value="0.150911051194401">
                <text:p>0.150911051194401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755871927012513">
                <text:p>0.7558719270125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3033110120889">
                <text:p>0.153033110120889</text:p>
              </table:table-cell>
              <table:table-cell office:value-type="float" office:value="0.153033110120889">
                <text:p>0.153033110120889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761901908706781">
                <text:p>0.7619019087067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5156813505258">
                <text:p>0.155156813505258</text:p>
              </table:table-cell>
              <table:table-cell office:value-type="float" office:value="0.155156813505258">
                <text:p>0.155156813505258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767924275713201">
                <text:p>0.767924275713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7282231036755">
                <text:p>0.157282231036755</text:p>
              </table:table-cell>
              <table:table-cell office:value-type="float" office:value="0.157282231036755">
                <text:p>0.157282231036755</text:p>
              </table:table-cell>
              <table:table-cell office:value-type="float" office:value="0">
                <text:p>0</text:p>
              </table:table-cell>
              <table:table-cell office:value-type="float" office:value="0.782282231036755">
                <text:p>0.782282231036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9409435345641">
                <text:p>0.159409435345641</text:p>
              </table:table-cell>
              <table:table-cell office:value-type="float" office:value="0.159409435345641">
                <text:p>0.159409435345641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807053233923875">
                <text:p>0.807053233923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1538502126243">
                <text:p>0.161538502126243</text:p>
              </table:table-cell>
              <table:table-cell office:value-type="float" office:value="0.161538502126243">
                <text:p>0.161538502126243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828311951715982">
                <text:p>0.8283119517159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3669510265056">
                <text:p>0.163669510265056</text:p>
              </table:table-cell>
              <table:table-cell office:value-type="float" office:value="0.163669510265056">
                <text:p>0.163669510265056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844762502695808">
                <text:p>0.8447625026958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58025419741">
                <text:p>0.1658025419741</text:p>
              </table:table-cell>
              <table:table-cell office:value-type="float" office:value="0.1658025419741">
                <text:p>0.1658025419741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857111694464645">
                <text:p>0.8571116944646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7937682929748">
                <text:p>0.167937682929748</text:p>
              </table:table-cell>
              <table:table-cell office:value-type="float" office:value="0.167937682929748">
                <text:p>0.167937682929748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866696854546468">
                <text:p>0.8666968545464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70075022417213">
                <text:p>0.170075022417213</text:p>
              </table:table-cell>
              <table:table-cell office:value-type="float" office:value="0.170075022417213">
                <text:p>0.170075022417213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874643297921636">
                <text:p>0.874643297921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221465348095">
                <text:p>0.17221465348095</text:p>
              </table:table-cell>
              <table:table-cell office:value-type="float" office:value="0.17221465348095">
                <text:p>0.17221465348095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881683347112914">
                <text:p>0.8816833471129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74356673081172">
                <text:p>0.174356673081172</text:p>
              </table:table-cell>
              <table:table-cell office:value-type="float" office:value="0.174356673081172">
                <text:p>0.174356673081172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888240563022114">
                <text:p>0.888240563022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6501182256737">
                <text:p>0.176501182256737</text:p>
              </table:table-cell>
              <table:table-cell office:value-type="float" office:value="0.176501182256737">
                <text:p>0.176501182256737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894546042888463">
                <text:p>0.8945460428884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8648286294643">
                <text:p>0.178648286294643</text:p>
              </table:table-cell>
              <table:table-cell office:value-type="float" office:value="0.178648286294643">
                <text:p>0.178648286294643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900722223286173">
                <text:p>0.900722223286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0798094906385">
                <text:p>0.180798094906385</text:p>
              </table:table-cell>
              <table:table-cell office:value-type="float" office:value="0.180798094906385">
                <text:p>0.180798094906385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906833026728115">
                <text:p>0.906833026728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82950722411435">
                <text:p>0.182950722411435</text:p>
              </table:table-cell>
              <table:table-cell office:value-type="float" office:value="0.182950722411435">
                <text:p>0.182950722411435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912911598229548">
                <text:p>0.9129115982295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5106287928125">
                <text:p>0.185106287928125</text:p>
              </table:table-cell>
              <table:table-cell office:value-type="float" office:value="0.185106287928125">
                <text:p>0.185106287928125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918975086514017">
                <text:p>0.918975086514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7264915572199">
                <text:p>0.187264915572199</text:p>
              </table:table-cell>
              <table:table-cell office:value-type="float" office:value="0.187264915572199">
                <text:p>0.187264915572199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925032377780141">
                <text:p>0.925032377780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9426734663328">
                <text:p>0.189426734663328</text:p>
              </table:table-cell>
              <table:table-cell office:value-type="float" office:value="0.189426734663328">
                <text:p>0.189426734663328</text:p>
              </table:table-cell>
              <table:table-cell office:value-type="float" office:value="0">
                <text:p>0</text:p>
              </table:table-cell>
              <table:table-cell office:value-type="float" office:value="0.939426734663328">
                <text:p>0.939426734663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1591879939892">
                <text:p>0.191591879939892</text:p>
              </table:table-cell>
              <table:table-cell office:value-type="float" office:value="0.191591879939892">
                <text:p>0.191591879939892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964235678518126">
                <text:p>0.9642356785181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3760491782326">
                <text:p>0.193760491782326</text:p>
              </table:table-cell>
              <table:table-cell office:value-type="float" office:value="0.193760491782326">
                <text:p>0.193760491782326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985533941372065">
                <text:p>0.985533941372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5932716445345">
                <text:p>0.195932716445345</text:p>
              </table:table-cell>
              <table:table-cell office:value-type="float" office:value="0.195932716445345">
                <text:p>0.195932716445345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0020257088761">
                <text:p>1.0020257088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8108706299386">
                <text:p>0.198108706299386</text:p>
              </table:table-cell>
              <table:table-cell office:value-type="float" office:value="0.198108706299386">
                <text:p>0.198108706299386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01441785878993">
                <text:p>1.014417858789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0288620081583">
                <text:p>0.200288620081583</text:p>
              </table:table-cell>
              <table:table-cell office:value-type="float" office:value="0.200288620081583">
                <text:p>0.200288620081583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0240477916983">
                <text:p>1.02404779169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2472623156635">
                <text:p>0.202472623156635</text:p>
              </table:table-cell>
              <table:table-cell office:value-type="float" office:value="0.202472623156635">
                <text:p>0.202472623156635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03204089866106">
                <text:p>1.03204089866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4660887787907">
                <text:p>0.204660887787907</text:p>
              </table:table-cell>
              <table:table-cell office:value-type="float" office:value="0.204660887787907">
                <text:p>0.204660887787907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03912958141987">
                <text:p>1.039129581419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6853593419139">
                <text:p>0.206853593419139</text:p>
              </table:table-cell>
              <table:table-cell office:value-type="float" office:value="0.206853593419139">
                <text:p>0.206853593419139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04573748336008">
                <text:p>1.04573748336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9050926967121">
                <text:p>0.209050926967121</text:p>
              </table:table-cell>
              <table:table-cell office:value-type="float" office:value="0.209050926967121">
                <text:p>0.209050926967121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05209578759885">
                <text:p>1.052095787598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11253083125726">
                <text:p>0.211253083125726</text:p>
              </table:table-cell>
              <table:table-cell office:value-type="float" office:value="0.211253083125726">
                <text:p>0.211253083125726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05832702011726">
                <text:p>1.058327020117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13460264681681">
                <text:p>0.213460264681681</text:p>
              </table:table-cell>
              <table:table-cell office:value-type="float" office:value="0.213460264681681">
                <text:p>0.213460264681681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06449519650341">
                <text:p>1.064495196503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5672682842485">
                <text:p>0.215672682842485</text:p>
              </table:table-cell>
              <table:table-cell office:value-type="float" office:value="0.215672682842485">
                <text:p>0.215672682842485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0706335586606">
                <text:p>1.07063355866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17890557576872">
                <text:p>0.217890557576872</text:p>
              </table:table-cell>
              <table:table-cell office:value-type="float" office:value="0.217890557576872">
                <text:p>0.217890557576872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07675935616276">
                <text:p>1.07675935616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011411796823">
                <text:p>0.22011411796823</text:p>
              </table:table-cell>
              <table:table-cell office:value-type="float" office:value="0.22011411796823">
                <text:p>0.22011411796823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08288158017617">
                <text:p>1.082881580176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234360258142">
                <text:p>0.22234360258142</text:p>
              </table:table-cell>
              <table:table-cell office:value-type="float" office:value="0.22234360258142">
                <text:p>0.22234360258142</text:p>
              </table:table-cell>
              <table:table-cell office:value-type="float" office:value="0">
                <text:p>0</text:p>
              </table:table-cell>
              <table:table-cell office:value-type="float" office:value="1.09734360258142">
                <text:p>1.097343602581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4579259843392">
                <text:p>0.224579259843392</text:p>
              </table:table-cell>
              <table:table-cell office:value-type="float" office:value="0.224579259843392">
                <text:p>0.224579259843392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1.12222305842163">
                <text:p>1.122223058421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6821348438066">
                <text:p>0.226821348438066</text:p>
              </table:table-cell>
              <table:table-cell office:value-type="float" office:value="0.226821348438066">
                <text:p>0.226821348438066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14359479802781">
                <text:p>1.14359479802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9070137715896">
                <text:p>0.229070137715896</text:p>
              </table:table-cell>
              <table:table-cell office:value-type="float" office:value="0.229070137715896">
                <text:p>0.229070137715896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16016313014665">
                <text:p>1.160163130146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1325908118581">
                <text:p>0.231325908118581</text:p>
              </table:table-cell>
              <table:table-cell office:value-type="float" office:value="0.231325908118581">
                <text:p>0.231325908118581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17263506060913">
                <text:p>1.172635060609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3588951619362">
                <text:p>0.233588951619362</text:p>
              </table:table-cell>
              <table:table-cell office:value-type="float" office:value="0.233588951619362">
                <text:p>0.233588951619362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18234812323608">
                <text:p>1.182348123236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35859572179374">
                <text:p>0.235859572179374</text:p>
              </table:table-cell>
              <table:table-cell office:value-type="float" office:value="0.235859572179374">
                <text:p>0.235859572179374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1904278476838">
                <text:p>1.19042784768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38138086220493">
                <text:p>0.238138086220493</text:p>
              </table:table-cell>
              <table:table-cell office:value-type="float" office:value="0.238138086220493">
                <text:p>0.238138086220493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19760677985246">
                <text:p>1.197606779852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0424823115148">
                <text:p>0.240424823115148</text:p>
              </table:table-cell>
              <table:table-cell office:value-type="float" office:value="0.240424823115148">
                <text:p>0.240424823115148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20430871305609">
                <text:p>1.204308713056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2720125693558">
                <text:p>0.242720125693558</text:p>
              </table:table-cell>
              <table:table-cell office:value-type="float" office:value="0.242720125693558">
                <text:p>0.242720125693558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21076498632528">
                <text:p>1.210764986325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45024350768833">
                <text:p>0.245024350768833</text:p>
              </table:table-cell>
              <table:table-cell office:value-type="float" office:value="0.245024350768833">
                <text:p>0.245024350768833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21709828776036">
                <text:p>1.217098287760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47337869680408">
                <text:p>0.247337869680408</text:p>
              </table:table-cell>
              <table:table-cell office:value-type="float" office:value="0.247337869680408">
                <text:p>0.247337869680408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22337280150214">
                <text:p>1.223372801502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49661068856244">
                <text:p>0.249661068856244</text:p>
              </table:table-cell>
              <table:table-cell office:value-type="float" office:value="0.249661068856244">
                <text:p>0.249661068856244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22962194467436">
                <text:p>1.229621944674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5199435039424">
                <text:p>0.25199435039424</text:p>
              </table:table-cell>
              <table:table-cell office:value-type="float" office:value="0.25199435039424">
                <text:p>0.25199435039424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23586314898013">
                <text:p>1.23586314898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4338132663272">
                <text:p>0.254338132663272</text:p>
              </table:table-cell>
              <table:table-cell office:value-type="float" office:value="0.254338132663272">
                <text:p>0.254338132663272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24210559487121">
                <text:p>1.242105594871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56692850924285">
                <text:p>0.256692850924285</text:p>
              </table:table-cell>
              <table:table-cell office:value-type="float" office:value="0.256692850924285">
                <text:p>0.256692850924285</text:p>
              </table:table-cell>
              <table:table-cell office:value-type="float" office:value="0">
                <text:p>0</text:p>
              </table:table-cell>
              <table:table-cell office:value-type="float" office:value="0.256692850924285">
                <text:p>0.2566928509242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9058957971819">
                <text:p>0.259058957971819</text:p>
              </table:table-cell>
              <table:table-cell office:value-type="float" office:value="0.259058957971819">
                <text:p>0.259058957971819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281702756550053">
                <text:p>0.2817027565500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6143692479636">
                <text:p>0.26143692479636</text:p>
              </table:table-cell>
              <table:table-cell office:value-type="float" office:value="0.26143692479636">
                <text:p>0.26143692479636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303210374386099">
                <text:p>0.3032103743860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63827241267861">
                <text:p>0.263827241267861</text:p>
              </table:table-cell>
              <table:table-cell office:value-type="float" office:value="0.263827241267861">
                <text:p>0.263827241267861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319920233698614">
                <text:p>0.3199202336986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6230416840752">
                <text:p>0.266230416840752</text:p>
              </table:table-cell>
              <table:table-cell office:value-type="float" office:value="0.266230416840752">
                <text:p>0.266230416840752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332539569331297">
                <text:p>0.332539569331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68646981280751">
                <text:p>0.268646981280751</text:p>
              </table:table-cell>
              <table:table-cell office:value-type="float" office:value="0.268646981280751">
                <text:p>0.268646981280751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342406152897471">
                <text:p>0.3424061528974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1077485413712">
                <text:p>0.271077485413712</text:p>
              </table:table-cell>
              <table:table-cell office:value-type="float" office:value="0.271077485413712">
                <text:p>0.271077485413712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350645760918135">
                <text:p>0.3506457609181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352250189674">
                <text:p>0.27352250189674</text:p>
              </table:table-cell>
              <table:table-cell office:value-type="float" office:value="0.27352250189674">
                <text:p>0.27352250189674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357991195528704">
                <text:p>0.3579911955287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5982626011733">
                <text:p>0.275982626011733</text:p>
              </table:table-cell>
              <table:table-cell office:value-type="float" office:value="0.275982626011733">
                <text:p>0.275982626011733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364866515952676">
                <text:p>0.3648665159526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8458476481474">
                <text:p>0.278458476481474</text:p>
              </table:table-cell>
              <table:table-cell office:value-type="float" office:value="0.278458476481474">
                <text:p>0.278458476481474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3715033371132">
                <text:p>0.37150333711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0950696308309">
                <text:p>0.280950696308309</text:p>
              </table:table-cell>
              <table:table-cell office:value-type="float" office:value="0.280950696308309">
                <text:p>0.280950696308309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378024633299838">
                <text:p>0.378024633299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83459953635421">
                <text:p>0.283459953635421</text:p>
              </table:table-cell>
              <table:table-cell office:value-type="float" office:value="0.283459953635421">
                <text:p>0.283459953635421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384494885457151">
                <text:p>0.3844948854571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85986942630593">
                <text:p>0.285986942630593</text:p>
              </table:table-cell>
              <table:table-cell office:value-type="float" office:value="0.285986942630593">
                <text:p>0.285986942630593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390947818448705">
                <text:p>0.3909478184487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8532384392297">
                <text:p>0.288532384392297</text:p>
              </table:table-cell>
              <table:table-cell office:value-type="float" office:value="0.288532384392297">
                <text:p>0.288532384392297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397401182978189">
                <text:p>0.3974011829781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91097027877837">
                <text:p>0.291097027877837</text:p>
              </table:table-cell>
              <table:table-cell office:value-type="float" office:value="0.291097027877837">
                <text:p>0.291097027877837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403864490085779">
                <text:p>0.4038644900857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3681650853186">
                <text:p>0.293681650853186</text:p>
              </table:table-cell>
              <table:table-cell office:value-type="float" office:value="0.293681650853186">
                <text:p>0.293681650853186</text:p>
              </table:table-cell>
              <table:table-cell office:value-type="float" office:value="0">
                <text:p>0</text:p>
              </table:table-cell>
              <table:table-cell office:value-type="float" office:value="0.418681650853186">
                <text:p>0.4186816508531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96287060864029">
                <text:p>0.296287060864029</text:p>
              </table:table-cell>
              <table:table-cell office:value-type="float" office:value="0.296287060864029">
                <text:p>0.296287060864029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443930859442263">
                <text:p>0.4439308594422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98914096227412">
                <text:p>0.298914096227412</text:p>
              </table:table-cell>
              <table:table-cell office:value-type="float" office:value="0.298914096227412">
                <text:p>0.298914096227412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465687545817151">
                <text:p>0.4656875458171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1563627043245">
                <text:p>0.301563627043245</text:p>
              </table:table-cell>
              <table:table-cell office:value-type="float" office:value="0.301563627043245">
                <text:p>0.301563627043245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482656619473998">
                <text:p>0.4826566194739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04236556224789">
                <text:p>0.304236556224789</text:p>
              </table:table-cell>
              <table:table-cell office:value-type="float" office:value="0.304236556224789">
                <text:p>0.304236556224789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495545708715334">
                <text:p>0.4955457087153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6933820547041">
                <text:p>0.306933820547041</text:p>
              </table:table-cell>
              <table:table-cell office:value-type="float" office:value="0.306933820547041">
                <text:p>0.306933820547041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505692992163761">
                <text:p>0.5056929921637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09656391711815">
                <text:p>0.309656391711815</text:p>
              </table:table-cell>
              <table:table-cell office:value-type="float" office:value="0.309656391711815">
                <text:p>0.309656391711815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514224667216237">
                <text:p>0.5142246672162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12405277428072">
                <text:p>0.312405277428072</text:p>
              </table:table-cell>
              <table:table-cell office:value-type="float" office:value="0.312405277428072">
                <text:p>0.312405277428072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521873971060036">
                <text:p>0.5218739710600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5181522505874">
                <text:p>0.315181522505874</text:p>
              </table:table-cell>
              <table:table-cell office:value-type="float" office:value="0.315181522505874">
                <text:p>0.315181522505874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529065412446817">
                <text:p>0.5290654124468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17986209962092">
                <text:p>0.317986209962092</text:p>
              </table:table-cell>
              <table:table-cell office:value-type="float" office:value="0.317986209962092">
                <text:p>0.317986209962092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536031070593818">
                <text:p>0.536031070593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20820462135753">
                <text:p>0.320820462135753</text:p>
              </table:table-cell>
              <table:table-cell office:value-type="float" office:value="0.320820462135753">
                <text:p>0.320820462135753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542894399127283">
                <text:p>0.5428943991272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2368544181067">
                <text:p>0.32368544181067</text:p>
              </table:table-cell>
              <table:table-cell office:value-type="float" office:value="0.32368544181067">
                <text:p>0.32368544181067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5497203736324">
                <text:p>0.54972037363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6582353342659">
                <text:p>0.326582353342659</text:p>
              </table:table-cell>
              <table:table-cell office:value-type="float" office:value="0.326582353342659">
                <text:p>0.326582353342659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556543229160771">
                <text:p>0.5565432291607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9512443788401">
                <text:p>0.329512443788401</text:p>
              </table:table-cell>
              <table:table-cell office:value-type="float" office:value="0.329512443788401">
                <text:p>0.329512443788401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563381242374293">
                <text:p>0.5633812423742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32477004032636">
                <text:p>0.332477004032636</text:p>
              </table:table-cell>
              <table:table-cell office:value-type="float" office:value="0.332477004032636">
                <text:p>0.332477004032636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570244466240578">
                <text:p>0.5702444662405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35477369910026">
                <text:p>0.335477369910026</text:p>
              </table:table-cell>
              <table:table-cell office:value-type="float" office:value="0.335477369910026">
                <text:p>0.335477369910026</text:p>
              </table:table-cell>
              <table:table-cell office:value-type="float" office:value="0">
                <text:p>0</text:p>
              </table:table-cell>
              <table:table-cell office:value-type="float" office:value="0.585477369910026">
                <text:p>0.585477369910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8514923317663">
                <text:p>0.338514923317663</text:p>
              </table:table-cell>
              <table:table-cell office:value-type="float" office:value="0.338514923317663">
                <text:p>0.338514923317663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611158721895897">
                <text:p>0.611158721895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41591093313781">
                <text:p>0.341591093313781</text:p>
              </table:table-cell>
              <table:table-cell office:value-type="float" office:value="0.341591093313781">
                <text:p>0.341591093313781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63336454290352">
                <text:p>0.633364542903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4707357197797">
                <text:p>0.344707357197797</text:p>
              </table:table-cell>
              <table:table-cell office:value-type="float" office:value="0.344707357197797">
                <text:p>0.344707357197797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65080034962855">
                <text:p>0.650800349628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47865241566365">
                <text:p>0.347865241566365</text:p>
              </table:table-cell>
              <table:table-cell office:value-type="float" office:value="0.347865241566365">
                <text:p>0.347865241566365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66417439405691">
                <text:p>0.66417439405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5106632333963">
                <text:p>0.35106632333963</text:p>
              </table:table-cell>
              <table:table-cell office:value-type="float" office:value="0.35106632333963">
                <text:p>0.35106632333963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67482549495635">
                <text:p>0.67482549495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54312230751356">
                <text:p>0.354312230751356</text:p>
              </table:table-cell>
              <table:table-cell office:value-type="float" office:value="0.354312230751356">
                <text:p>0.354312230751356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683880506255779">
                <text:p>0.6838805062557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57604644296089">
                <text:p>0.357604644296089</text:p>
              </table:table-cell>
              <table:table-cell office:value-type="float" office:value="0.357604644296089">
                <text:p>0.357604644296089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692073337928053">
                <text:p>0.6920733379280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0945297625897">
                <text:p>0.360945297625897</text:p>
              </table:table-cell>
              <table:table-cell office:value-type="float" office:value="0.360945297625897">
                <text:p>0.360945297625897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699829187566839">
                <text:p>0.6998291875668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4335978388704">
                <text:p>0.364335978388704</text:p>
              </table:table-cell>
              <table:table-cell office:value-type="float" office:value="0.364335978388704">
                <text:p>0.364335978388704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70738083902043">
                <text:p>0.707380839020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7778528999545">
                <text:p>0.367778528999545</text:p>
              </table:table-cell>
              <table:table-cell office:value-type="float" office:value="0.367778528999545">
                <text:p>0.367778528999545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714852465991074">
                <text:p>0.7148524659910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71274847335468">
                <text:p>0.371274847335468</text:p>
              </table:table-cell>
              <table:table-cell office:value-type="float" office:value="0.371274847335468">
                <text:p>0.371274847335468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722309779157198">
                <text:p>0.7223097791571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7482688734413">
                <text:p>0.37482688734413</text:p>
              </table:table-cell>
              <table:table-cell office:value-type="float" office:value="0.37482688734413">
                <text:p>0.37482688734413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729787763162242">
                <text:p>0.7297877631622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8436659555406">
                <text:p>0.378436659555406</text:p>
              </table:table-cell>
              <table:table-cell office:value-type="float" office:value="0.378436659555406">
                <text:p>0.378436659555406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737305458141297">
                <text:p>0.7373054581412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210623148467">
                <text:p>0.38210623148467</text:p>
              </table:table-cell>
              <table:table-cell office:value-type="float" office:value="0.38210623148467">
                <text:p>0.38210623148467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744873693692612">
                <text:p>0.7448736936926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5837727915619">
                <text:p>0.385837727915619</text:p>
              </table:table-cell>
              <table:table-cell office:value-type="float" office:value="0.385837727915619">
                <text:p>0.385837727915619</text:p>
              </table:table-cell>
              <table:table-cell office:value-type="float" office:value="0">
                <text:p>0</text:p>
              </table:table-cell>
              <table:table-cell office:value-type="float" office:value="0.760837727915619">
                <text:p>0.7608377279156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9633331049795">
                <text:p>0.389633331049795</text:p>
              </table:table-cell>
              <table:table-cell office:value-type="float" office:value="0.389633331049795">
                <text:p>0.389633331049795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787277129628029">
                <text:p>0.7872771296280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93495280509191">
                <text:p>0.393495280509191</text:p>
              </table:table-cell>
              <table:table-cell office:value-type="float" office:value="0.393495280509191">
                <text:p>0.393495280509191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81026873009893">
                <text:p>0.810268730098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97425873177567">
                <text:p>0.397425873177567</text:p>
              </table:table-cell>
              <table:table-cell office:value-type="float" office:value="0.397425873177567">
                <text:p>0.397425873177567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82851886560832">
                <text:p>0.828518865608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01427462865313">
                <text:p>0.401427462865313</text:p>
              </table:table-cell>
              <table:table-cell office:value-type="float" office:value="0.401427462865313">
                <text:p>0.401427462865313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842736615355858">
                <text:p>0.842736615355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05502459781983">
                <text:p>0.405502459781983</text:p>
              </table:table-cell>
              <table:table-cell office:value-type="float" office:value="0.405502459781983">
                <text:p>0.405502459781983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854261631398703">
                <text:p>0.8542616313987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09653329799824">
                <text:p>0.409653329799824</text:p>
              </table:table-cell>
              <table:table-cell office:value-type="float" office:value="0.409653329799824">
                <text:p>0.409653329799824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864221605304247">
                <text:p>0.8642216053042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13882593490945">
                <text:p>0.413882593490945</text:p>
              </table:table-cell>
              <table:table-cell office:value-type="float" office:value="0.413882593490945">
                <text:p>0.413882593490945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87335128712291">
                <text:p>0.87335128712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18192824920047">
                <text:p>0.418192824920047</text:p>
              </table:table-cell>
              <table:table-cell office:value-type="float" office:value="0.418192824920047">
                <text:p>0.418192824920047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882076714860989">
                <text:p>0.882076714860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22586650174008">
                <text:p>0.422586650174008</text:p>
              </table:table-cell>
              <table:table-cell office:value-type="float" office:value="0.422586650174008">
                <text:p>0.422586650174008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890631510805733">
                <text:p>0.8906315108057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27066745609004">
                <text:p>0.427066745609004</text:p>
              </table:table-cell>
              <table:table-cell office:value-type="float" office:value="0.427066745609004">
                <text:p>0.427066745609004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899140682600534">
                <text:p>0.8991406826005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31635835795331">
                <text:p>0.431635835795331</text:p>
              </table:table-cell>
              <table:table-cell office:value-type="float" office:value="0.431635835795331">
                <text:p>0.431635835795331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907670767617061">
                <text:p>0.9076707676170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36296691139629">
                <text:p>0.436296691139629</text:p>
              </table:table-cell>
              <table:table-cell office:value-type="float" office:value="0.436296691139629">
                <text:p>0.436296691139629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916257566957741">
                <text:p>0.9162575669577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41052125163886">
                <text:p>0.441052125163886</text:p>
              </table:table-cell>
              <table:table-cell office:value-type="float" office:value="0.441052125163886">
                <text:p>0.441052125163886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924920923749778">
                <text:p>0.924920923749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4590499142033">
                <text:p>0.44590499142033</text:p>
              </table:table-cell>
              <table:table-cell office:value-type="float" office:value="0.44590499142033">
                <text:p>0.44590499142033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933672453628272">
                <text:p>0.933672453628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0858180021244">
                <text:p>0.450858180021244</text:p>
              </table:table-cell>
              <table:table-cell office:value-type="float" office:value="0.450858180021244">
                <text:p>0.450858180021244</text:p>
              </table:table-cell>
              <table:table-cell office:value-type="float" office:value="0">
                <text:p>0</text:p>
              </table:table-cell>
              <table:table-cell office:value-type="float" office:value="0.950858180021244">
                <text:p>0.9508581800212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55914613762769">
                <text:p>0.455914613762769</text:p>
              </table:table-cell>
              <table:table-cell office:value-type="float" office:value="0.455914613762769">
                <text:p>0.455914613762769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978558412341003">
                <text:p>0.9785584123410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61077243821992">
                <text:p>0.461077243821992</text:p>
              </table:table-cell>
              <table:table-cell office:value-type="float" office:value="0.461077243821992">
                <text:p>0.461077243821992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00285069341173">
                <text:p>1.002850693411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6634904500702">
                <text:p>0.46634904500702</text:p>
              </table:table-cell>
              <table:table-cell office:value-type="float" office:value="0.46634904500702">
                <text:p>0.46634904500702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02244203743777">
                <text:p>1.022442037437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71733010540392">
                <text:p>0.471733010540392</text:p>
              </table:table-cell>
              <table:table-cell office:value-type="float" office:value="0.471733010540392">
                <text:p>0.471733010540392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03804216303094">
                <text:p>1.038042163030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7232146357032">
                <text:p>0.477232146357032</text:p>
              </table:table-cell>
              <table:table-cell office:value-type="float" office:value="0.477232146357032">
                <text:p>0.477232146357032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05099131797375">
                <text:p>1.050991317973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8284946489911">
                <text:p>0.48284946489911</text:p>
              </table:table-cell>
              <table:table-cell office:value-type="float" office:value="0.48284946489911">
                <text:p>0.48284946489911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06241774040353">
                <text:p>1.06241774040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8858797839158">
                <text:p>0.48858797839158</text:p>
              </table:table-cell>
              <table:table-cell office:value-type="float" office:value="0.48858797839158">
                <text:p>0.48858797839158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07305667202354">
                <text:p>1.073056672023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94450691583918">
                <text:p>0.494450691583918</text:p>
              </table:table-cell>
              <table:table-cell office:value-type="float" office:value="0.494450691583918">
                <text:p>0.494450691583918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08333458152486">
                <text:p>1.083334581524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00440593945651">
                <text:p>0.500440593945651</text:p>
              </table:table-cell>
              <table:table-cell office:value-type="float" office:value="0.500440593945651">
                <text:p>0.500440593945651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09348545457738">
                <text:p>1.093485454577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06560651305702">
                <text:p>0.506560651305702</text:p>
              </table:table-cell>
              <table:table-cell office:value-type="float" office:value="0.506560651305702">
                <text:p>0.506560651305702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10363458829723">
                <text:p>1.103634588297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12813796928388">
                <text:p>0.512813796928388</text:p>
              </table:table-cell>
              <table:table-cell office:value-type="float" office:value="0.512813796928388">
                <text:p>0.512813796928388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11384872875012">
                <text:p>1.113848728750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19202922022118">
                <text:p>0.519202922022118</text:p>
              </table:table-cell>
              <table:table-cell office:value-type="float" office:value="0.519202922022118">
                <text:p>0.519202922022118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12416379784023">
                <text:p>1.124163797840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25730865680443">
                <text:p>0.525730865680443</text:p>
              </table:table-cell>
              <table:table-cell office:value-type="float" office:value="0.525730865680443">
                <text:p>0.525730865680443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13459966426633">
                <text:p>1.134599664266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32400404259186">
                <text:p>0.532400404259186</text:p>
              </table:table-cell>
              <table:table-cell office:value-type="float" office:value="0.532400404259186">
                <text:p>0.532400404259186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14516786646713">
                <text:p>1.145167866467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39214240197829">
                <text:p>0.539214240197829</text:p>
              </table:table-cell>
              <table:table-cell office:value-type="float" office:value="0.539214240197829">
                <text:p>0.539214240197829</text:p>
              </table:table-cell>
              <table:table-cell office:value-type="float" office:value="0">
                <text:p>0</text:p>
              </table:table-cell>
              <table:table-cell office:value-type="float" office:value="1.16421424019783">
                <text:p>1.164214240197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46174990298269">
                <text:p>0.546174990298269</text:p>
              </table:table-cell>
              <table:table-cell office:value-type="float" office:value="0.546174990298269">
                <text:p>0.546174990298269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1.1938187888765">
                <text:p>1.19381878887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53285173479391">
                <text:p>0.553285173479391</text:p>
              </table:table-cell>
              <table:table-cell office:value-type="float" office:value="0.553285173479391">
                <text:p>0.553285173479391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22005862306913">
                <text:p>1.220058623069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60547198031689">
                <text:p>0.560547198031689</text:p>
              </table:table-cell>
              <table:table-cell office:value-type="float" office:value="0.560547198031689">
                <text:p>0.560547198031689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24164019046244">
                <text:p>1.241640190462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67963348402325">
                <text:p>0.567963348402325</text:p>
              </table:table-cell>
              <table:table-cell office:value-type="float" office:value="0.567963348402325">
                <text:p>0.567963348402325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25927250089287">
                <text:p>1.259272500892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75535771547582">
                <text:p>0.575535771547582</text:p>
              </table:table-cell>
              <table:table-cell office:value-type="float" office:value="0.575535771547582">
                <text:p>0.575535771547582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2742949431643">
                <text:p>1.27429494316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83266462896563">
                <text:p>0.583266462896563</text:p>
              </table:table-cell>
              <table:table-cell office:value-type="float" office:value="0.583266462896563">
                <text:p>0.583266462896563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28783473840099">
                <text:p>1.287834738400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91157251977179">
                <text:p>0.591157251977179</text:p>
              </table:table-cell>
              <table:table-cell office:value-type="float" office:value="0.591157251977179">
                <text:p>0.591157251977179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30062594560914">
                <text:p>1.300625945609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99209787762899">
                <text:p>0.599209787762899</text:p>
              </table:table-cell>
              <table:table-cell office:value-type="float" office:value="0.599209787762899">
                <text:p>0.599209787762899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31309367770384">
                <text:p>1.313093677703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07425523806356">
                <text:p>0.607425523806356</text:p>
              </table:table-cell>
              <table:table-cell office:value-type="float" office:value="0.607425523806356">
                <text:p>0.607425523806356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32547038443808">
                <text:p>1.325470384438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5805703233605">
                <text:p>0.615805703233605</text:p>
              </table:table-cell>
              <table:table-cell office:value-type="float" office:value="0.615805703233605">
                <text:p>0.615805703233605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33787964022513">
                <text:p>1.337879640225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24351343680507">
                <text:p>0.624351343680507</text:p>
              </table:table-cell>
              <table:table-cell office:value-type="float" office:value="0.624351343680507">
                <text:p>0.624351343680507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35038627550224">
                <text:p>1.350386275502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33063222260379">
                <text:p>0.633063222260379</text:p>
              </table:table-cell>
              <table:table-cell office:value-type="float" office:value="0.633063222260379">
                <text:p>0.633063222260379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36302409807849">
                <text:p>1.363024098078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41941860659378">
                <text:p>0.641941860659378</text:p>
              </table:table-cell>
              <table:table-cell office:value-type="float" office:value="0.641941860659378">
                <text:p>0.641941860659378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37581065924527">
                <text:p>1.375810659245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5098751046321">
                <text:p>0.65098751046321</text:p>
              </table:table-cell>
              <table:table-cell office:value-type="float" office:value="0.65098751046321">
                <text:p>0.65098751046321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38875497267115">
                <text:p>1.388754972671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60200138825309">
                <text:p>0.660200138825309</text:p>
              </table:table-cell>
              <table:table-cell office:value-type="float" office:value="0.660200138825309">
                <text:p>0.660200138825309</text:p>
              </table:table-cell>
              <table:table-cell office:value-type="float" office:value="0">
                <text:p>0</text:p>
              </table:table-cell>
              <table:table-cell office:value-type="float" office:value="1.41020013882531">
                <text:p>1.410200138825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69579414592647">
                <text:p>0.669579414592647</text:p>
              </table:table-cell>
              <table:table-cell office:value-type="float" office:value="0.669579414592647">
                <text:p>0.669579414592647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1.44222321317088">
                <text:p>1.442223213170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79124695010569">
                <text:p>0.679124695010569</text:p>
              </table:table-cell>
              <table:table-cell office:value-type="float" office:value="0.679124695010569">
                <text:p>0.679124695010569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47089814460031">
                <text:p>1.470898144600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88835013132372">
                <text:p>0.688835013132372</text:p>
              </table:table-cell>
              <table:table-cell office:value-type="float" office:value="0.688835013132372">
                <text:p>0.688835013132372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49492800556312">
                <text:p>1.49492800556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98709066062664">
                <text:p>0.698709066062664</text:p>
              </table:table-cell>
              <table:table-cell office:value-type="float" office:value="0.698709066062664">
                <text:p>0.698709066062664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51501821855321">
                <text:p>1.515018218553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08745204165618">
                <text:p>0.708745204165618</text:p>
              </table:table-cell>
              <table:table-cell office:value-type="float" office:value="0.708745204165618">
                <text:p>0.708745204165618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53250437578234">
                <text:p>1.532504375782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18941421369995">
                <text:p>0.718941421369995</text:p>
              </table:table-cell>
              <table:table-cell office:value-type="float" office:value="0.718941421369995">
                <text:p>0.718941421369995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54850969687442">
                <text:p>1.548509696874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9295346702109">
                <text:p>0.729295346702109</text:p>
              </table:table-cell>
              <table:table-cell office:value-type="float" office:value="0.729295346702109">
                <text:p>0.729295346702109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56376404033407">
                <text:p>1.563764040334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39804237175611">
                <text:p>0.739804237175611</text:p>
              </table:table-cell>
              <table:table-cell office:value-type="float" office:value="0.739804237175611">
                <text:p>0.739804237175611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57868812711655">
                <text:p>1.578688127116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50464972162989">
                <text:p>0.750464972162989</text:p>
              </table:table-cell>
              <table:table-cell office:value-type="float" office:value="0.750464972162989">
                <text:p>0.750464972162989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59350983279471">
                <text:p>1.593509832794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61274049367926">
                <text:p>0.761274049367926</text:p>
              </table:table-cell>
              <table:table-cell office:value-type="float" office:value="0.761274049367926">
                <text:p>0.761274049367926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60834798635946">
                <text:p>1.608347986359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72227582510104">
                <text:p>0.772227582510104</text:p>
              </table:table-cell>
              <table:table-cell office:value-type="float" office:value="0.772227582510104">
                <text:p>0.772227582510104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62326251433183">
                <text:p>1.623262514331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3321300824607">
                <text:p>0.783321300824607</text:p>
              </table:table-cell>
              <table:table-cell office:value-type="float" office:value="0.783321300824607">
                <text:p>0.783321300824607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63828217664272">
                <text:p>1.63828217664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94550550466849">
                <text:p>0.794550550466849</text:p>
              </table:table-cell>
              <table:table-cell office:value-type="float" office:value="0.794550550466849">
                <text:p>0.794550550466849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65341934905274">
                <text:p>1.653419349052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05910297900849">
                <text:p>0.805910297900849</text:p>
              </table:table-cell>
              <table:table-cell office:value-type="float" office:value="0.805910297900849">
                <text:p>0.805910297900849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66867776010879">
                <text:p>1.668677760108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17395135333946">
                <text:p>0.817395135333946</text:p>
              </table:table-cell>
              <table:table-cell office:value-type="float" office:value="0.817395135333946">
                <text:p>0.817395135333946</text:p>
              </table:table-cell>
              <table:table-cell office:value-type="float" office:value="0">
                <text:p>0</text:p>
              </table:table-cell>
              <table:table-cell office:value-type="float" office:value="1.69239513533395">
                <text:p>1.692395135333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28999288244602">
                <text:p>0.828999288244602</text:p>
              </table:table-cell>
              <table:table-cell office:value-type="float" office:value="0.828999288244602">
                <text:p>0.828999288244602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1.72664308682284">
                <text:p>1.726643086822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40716625032147">
                <text:p>0.840716625032147</text:p>
              </table:table-cell>
              <table:table-cell office:value-type="float" office:value="0.840716625032147">
                <text:p>0.840716625032147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75749007462189">
                <text:p>1.757490074621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52540668798145">
                <text:p>0.852540668798145</text:p>
              </table:table-cell>
              <table:table-cell office:value-type="float" office:value="0.852540668798145">
                <text:p>0.852540668798145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7836336612289">
                <text:p>1.78363366122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64464611248967">
                <text:p>0.864464611248967</text:p>
              </table:table-cell>
              <table:table-cell office:value-type="float" office:value="0.864464611248967">
                <text:p>0.864464611248967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80577376373951">
                <text:p>1.805773763739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76481328688175">
                <text:p>0.876481328688175</text:p>
              </table:table-cell>
              <table:table-cell office:value-type="float" office:value="0.876481328688175">
                <text:p>0.876481328688175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82524050030489">
                <text:p>1.825240500304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8858340004593">
                <text:p>0.88858340004593</text:p>
              </table:table-cell>
              <table:table-cell office:value-type="float" office:value="0.88858340004593">
                <text:p>0.88858340004593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84315167555035">
                <text:p>1.843151675550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00763126871019">
                <text:p>0.900763126871019</text:p>
              </table:table-cell>
              <table:table-cell office:value-type="float" office:value="0.900763126871019">
                <text:p>0.900763126871019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86023182050298">
                <text:p>1.860231820502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13012555189645">
                <text:p>0.913012555189645</text:p>
              </table:table-cell>
              <table:table-cell office:value-type="float" office:value="0.913012555189645">
                <text:p>0.913012555189645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87689644513059">
                <text:p>1.87689644513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25323499114202">
                <text:p>0.925323499114202</text:p>
              </table:table-cell>
              <table:table-cell office:value-type="float" office:value="0.925323499114202">
                <text:p>0.925323499114202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89336835974593">
                <text:p>1.893368359745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37687566065102">
                <text:p>0.937687566065102</text:p>
              </table:table-cell>
              <table:table-cell office:value-type="float" office:value="0.937687566065102">
                <text:p>0.937687566065102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90976150305663">
                <text:p>1.909761503056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50096183449867">
                <text:p>0.950096183449867</text:p>
              </table:table-cell>
              <table:table-cell office:value-type="float" office:value="0.950096183449867">
                <text:p>0.950096183449867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9261311152716">
                <text:p>1.9261311152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62540626626244">
                <text:p>0.962540626626244</text:p>
              </table:table-cell>
              <table:table-cell office:value-type="float" office:value="0.962540626626244">
                <text:p>0.962540626626244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94250150244436">
                <text:p>1.942501502444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501204796059">
                <text:p>0.97501204796059</text:p>
              </table:table-cell>
              <table:table-cell office:value-type="float" office:value="0.97501204796059">
                <text:p>0.97501204796059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95888084654648">
                <text:p>1.958880846546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87501506779302">
                <text:p>0.987501506779302</text:p>
              </table:table-cell>
              <table:table-cell office:value-type="float" office:value="0.987501506779302">
                <text:p>0.987501506779302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97526896898724">
                <text:p>1.97526896898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5.537cm" svg:height="23.934cm" xlink:href=".." xlink:type="simple" chart:class="chart:line" chart:style-name="ch1">
        <chart:legend chart:legend-position="end" svg:x="51.865cm" svg:y="10.921cm" style:legend-expansion="high" chart:style-name="ch2"/>
        <chart:plot-area chart:style-name="ch3" table:cell-range-address="Sheet2.A1:Sheet2.D241" chart:data-source-has-labels="row" svg:x="1.11cm" svg:y="0.478cm" svg:width="49.645cm" svg:height="22.978cm">
          <chart:coordinate-region svg:x="2.843cm" svg:y="0.677cm" svg:width="47.912cm" svg:height="21.8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241" chart:label-cell-address="Sheet2.A1:Sheet2.A1" chart:class="chart:line">
            <chart:data-point chart:repeated="240"/>
          </chart:series>
          <chart:series chart:style-name="ch8" chart:values-cell-range-address="Sheet2.B2:Sheet2.B241" chart:label-cell-address="Sheet2.B1:Sheet2.B1" chart:class="chart:line">
            <chart:data-point chart:repeated="240"/>
          </chart:series>
          <chart:series chart:style-name="ch9" chart:values-cell-range-address="Sheet2.C2:Sheet2.C241" chart:label-cell-address="Sheet2.C1:Sheet2.C1" chart:class="chart:line">
            <chart:data-point chart:repeated="240"/>
          </chart:series>
          <chart:series chart:style-name="ch10" chart:values-cell-range-address="Sheet2.D2:Sheet2.D241" chart:label-cell-address="Sheet2.D1:Sheet2.D1" chart:class="chart:line">
            <chart:data-point chart:repeated="2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or</text:p>
                <draw:g>
                  <svg:desc>Sheet2.A1:Sheet2.A1</svg:desc>
                </draw:g>
              </table:table-cell>
              <table:table-cell office:value-type="string">
                <text:p>unbumpy value</text:p>
                <draw:g>
                  <svg:desc>Sheet2.B1:Sheet2.B1</svg:desc>
                </draw:g>
              </table:table-cell>
              <table:table-cell office:value-type="string">
                <text:p>bumpy factor</text:p>
                <draw:g>
                  <svg:desc>Sheet2.C1:Sheet2.C1</svg:desc>
                </draw:g>
              </table:table-cell>
              <table:table-cell office:value-type="string">
                <text:p>result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53978687024344">
                <text:p>0.0000453978687024344</text:p>
                <draw:g>
                  <svg:desc>Sheet2.A2:Sheet2.A241</svg:desc>
                </draw:g>
              </table:table-cell>
              <table:table-cell office:value-type="float" office:value="0.0000453978687024344">
                <text:p>0.0000453978687024344</text:p>
                <draw:g>
                  <svg:desc>Sheet2.B2:Sheet2.B241</svg:desc>
                </draw:g>
              </table:table-cell>
              <table:table-cell office:value-type="float" office:value="0">
                <text:p>0</text:p>
                <draw:g>
                  <svg:desc>Sheet2.C2:Sheet2.C241</svg:desc>
                </draw:g>
              </table:table-cell>
              <table:table-cell office:value-type="float" office:value="0.0000453978687024344">
                <text:p>0.0000453978687024344</text:p>
                <draw:g>
                  <svg:desc>Sheet2.D2:Sheet2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21600959932834">
                <text:p>0.00421600959932834</text:p>
              </table:table-cell>
              <table:table-cell office:value-type="float" office:value="0.00421600959932834">
                <text:p>0.00421600959932834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0268598081775626">
                <text:p>0.0268598081775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38696413668428">
                <text:p>0.00838696413668428</text:p>
              </table:table-cell>
              <table:table-cell office:value-type="float" office:value="0.00838696413668428">
                <text:p>0.00838696413668428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0501604137264235">
                <text:p>0.0501604137264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582912656611">
                <text:p>0.0125582912656611</text:p>
              </table:table-cell>
              <table:table-cell office:value-type="float" office:value="0.0125582912656611">
                <text:p>0.0125582912656611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0686512836964141">
                <text:p>0.0686512836964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7300233584165">
                <text:p>0.0167300233584165</text:p>
              </table:table-cell>
              <table:table-cell office:value-type="float" office:value="0.0167300233584165">
                <text:p>0.0167300233584165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0830391758489613">
                <text:p>0.0830391758489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9021955990081">
                <text:p>0.0209021955990081</text:p>
              </table:table-cell>
              <table:table-cell office:value-type="float" office:value="0.0209021955990081">
                <text:p>0.0209021955990081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0946613672157279">
                <text:p>0.0946613672157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0748462275106">
                <text:p>0.0250748462275106</text:p>
              </table:table-cell>
              <table:table-cell office:value-type="float" office:value="0.0250748462275106">
                <text:p>0.0250748462275106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104643121731933">
                <text:p>0.104643121731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2480168053022">
                <text:p>0.0292480168053022</text:p>
              </table:table-cell>
              <table:table-cell office:value-type="float" office:value="0.0292480168053022">
                <text:p>0.0292480168053022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113716710437267">
                <text:p>0.113716710437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4217525033523">
                <text:p>0.0334217525033523</text:p>
              </table:table-cell>
              <table:table-cell office:value-type="float" office:value="0.0334217525033523">
                <text:p>0.0334217525033523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122305642444295">
                <text:p>0.122305642444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961024154995">
                <text:p>0.0375961024154995</text:p>
              </table:table-cell>
              <table:table-cell office:value-type="float" office:value="0.0375961024154995">
                <text:p>0.0375961024154995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130640963047225">
                <text:p>0.130640963047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7711198988809">
                <text:p>0.0417711198988809</text:p>
              </table:table-cell>
              <table:table-cell office:value-type="float" office:value="0.0417711198988809">
                <text:p>0.0417711198988809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13884505689041">
                <text:p>0.13884505689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9468629438579">
                <text:p>0.0459468629438579</text:p>
              </table:table-cell>
              <table:table-cell office:value-type="float" office:value="0.0459468629438579">
                <text:p>0.0459468629438579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146981794765588">
                <text:p>0.14698179476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01233945759862">
                <text:p>0.0501233945759862</text:p>
              </table:table-cell>
              <table:table-cell office:value-type="float" office:value="0.0501233945759862">
                <text:p>0.0501233945759862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155084270394099">
                <text:p>0.155084270394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300783292797">
                <text:p>0.054300783292797</text:p>
              </table:table-cell>
              <table:table-cell office:value-type="float" office:value="0.054300783292797">
                <text:p>0.054300783292797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163169581878689">
                <text:p>0.163169581878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4791035383903">
                <text:p>0.0584791035383903</text:p>
              </table:table-cell>
              <table:table-cell office:value-type="float" office:value="0.0584791035383903">
                <text:p>0.0584791035383903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171246565746332">
                <text:p>0.171246565746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6584362191025">
                <text:p>0.0626584362191025</text:p>
              </table:table-cell>
              <table:table-cell office:value-type="float" office:value="0.0626584362191025">
                <text:p>0.0626584362191025</text:p>
              </table:table-cell>
              <table:table-cell office:value-type="float" office:value="0">
                <text:p>0</text:p>
              </table:table-cell>
              <table:table-cell office:value-type="float" office:value="0.187658436219103">
                <text:p>0.187658436219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8388692637857">
                <text:p>0.0668388692637857</text:p>
              </table:table-cell>
              <table:table-cell office:value-type="float" office:value="0.0668388692637857">
                <text:p>0.0668388692637857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21448266784202">
                <text:p>0.21448266784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0204982325381">
                <text:p>0.0710204982325381</text:p>
              </table:table-cell>
              <table:table-cell office:value-type="float" office:value="0.0710204982325381">
                <text:p>0.0710204982325381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237793947822277">
                <text:p>0.237793947822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2034269780552">
                <text:p>0.0752034269780552</text:p>
              </table:table-cell>
              <table:table-cell office:value-type="float" office:value="0.0752034269780552">
                <text:p>0.0752034269780552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256296419408808">
                <text:p>0.256296419408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387768364122">
                <text:p>0.079387768364122</text:p>
              </table:table-cell>
              <table:table-cell office:value-type="float" office:value="0.079387768364122">
                <text:p>0.079387768364122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270696920854667">
                <text:p>0.270696920854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5736450461523">
                <text:p>0.0835736450461523</text:p>
              </table:table-cell>
              <table:table-cell office:value-type="float" office:value="0.0835736450461523">
                <text:p>0.0835736450461523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282332816662872">
                <text:p>0.282332816662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7611903190957">
                <text:p>0.0877611903190957</text:p>
              </table:table-cell>
              <table:table-cell office:value-type="float" office:value="0.0877611903190957">
                <text:p>0.0877611903190957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292329465823518">
                <text:p>0.292329465823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9505490384845">
                <text:p>0.0919505490384845</text:p>
              </table:table-cell>
              <table:table-cell office:value-type="float" office:value="0.0919505490384845">
                <text:p>0.0919505490384845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301419242670449">
                <text:p>0.301419242670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61418786208748">
                <text:p>0.0961418786208748</text:p>
              </table:table-cell>
              <table:table-cell office:value-type="float" office:value="0.0961418786208748">
                <text:p>0.0961418786208748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310025768561817">
                <text:p>0.310025768561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0335350130466">
                <text:p>0.100335350130466</text:p>
              </table:table-cell>
              <table:table-cell office:value-type="float" office:value="0.100335350130466">
                <text:p>0.100335350130466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318380210762193">
                <text:p>0.318380210762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531149459253">
                <text:p>0.104531149459253</text:p>
              </table:table-cell>
              <table:table-cell office:value-type="float" office:value="0.104531149459253">
                <text:p>0.104531149459253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326605086450782">
                <text:p>0.326605086450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729478608662">
                <text:p>0.108729478608662</text:p>
              </table:table-cell>
              <table:table-cell office:value-type="float" office:value="0.108729478608662">
                <text:p>0.108729478608662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334764410430392">
                <text:p>0.334764410430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2930557081325">
                <text:p>0.112930557081325</text:p>
              </table:table-cell>
              <table:table-cell office:value-type="float" office:value="0.112930557081325">
                <text:p>0.112930557081325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342891432899437">
                <text:p>0.342891432899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71346233923">
                <text:p>0.1171346233923</text:p>
              </table:table-cell>
              <table:table-cell office:value-type="float" office:value="0.1171346233923">
                <text:p>0.1171346233923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351003421978191">
                <text:p>0.351003421978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1341936709881">
                <text:p>0.121341936709881</text:p>
              </table:table-cell>
              <table:table-cell office:value-type="float" office:value="0.121341936709881">
                <text:p>0.121341936709881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359109398917823">
                <text:p>0.359109398917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552778636924">
                <text:p>0.125552778636924</text:p>
              </table:table-cell>
              <table:table-cell office:value-type="float" office:value="0.125552778636924">
                <text:p>0.125552778636924</text:p>
              </table:table-cell>
              <table:table-cell office:value-type="float" office:value="0">
                <text:p>0</text:p>
              </table:table-cell>
              <table:table-cell office:value-type="float" office:value="0.375552778636924">
                <text:p>0.375552778636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767455144529">
                <text:p>0.129767455144529</text:p>
              </table:table-cell>
              <table:table-cell office:value-type="float" office:value="0.129767455144529">
                <text:p>0.129767455144529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402411253722763">
                <text:p>0.402411253722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986298670886">
                <text:p>0.133986298670886</text:p>
              </table:table-cell>
              <table:table-cell office:value-type="float" office:value="0.133986298670886">
                <text:p>0.133986298670886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425759748260625">
                <text:p>0.42575974826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8209670399101">
                <text:p>0.138209670399101</text:p>
              </table:table-cell>
              <table:table-cell office:value-type="float" office:value="0.138209670399101">
                <text:p>0.138209670399101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444302662829854">
                <text:p>0.444302662829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2437962728954">
                <text:p>0.142437962728954</text:p>
              </table:table-cell>
              <table:table-cell office:value-type="float" office:value="0.142437962728954">
                <text:p>0.142437962728954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458747115219499">
                <text:p>0.458747115219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6671601958714">
                <text:p>0.146671601958714</text:p>
              </table:table-cell>
              <table:table-cell office:value-type="float" office:value="0.146671601958714">
                <text:p>0.146671601958714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470430773575434">
                <text:p>0.4704307735754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0911051194401">
                <text:p>0.150911051194401</text:p>
              </table:table-cell>
              <table:table-cell office:value-type="float" office:value="0.150911051194401">
                <text:p>0.150911051194401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480479326698823">
                <text:p>0.480479326698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5156813505258">
                <text:p>0.155156813505258</text:p>
              </table:table-cell>
              <table:table-cell office:value-type="float" office:value="0.155156813505258">
                <text:p>0.155156813505258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489625507137223">
                <text:p>0.489625507137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9409435345641">
                <text:p>0.159409435345641</text:p>
              </table:table-cell>
              <table:table-cell office:value-type="float" office:value="0.159409435345641">
                <text:p>0.159409435345641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498293325286583">
                <text:p>0.498293325286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669510265056">
                <text:p>0.163669510265056</text:p>
              </table:table-cell>
              <table:table-cell office:value-type="float" office:value="0.163669510265056">
                <text:p>0.163669510265056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506714370896781">
                <text:p>0.506714370896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7937682929748">
                <text:p>0.167937682929748</text:p>
              </table:table-cell>
              <table:table-cell office:value-type="float" office:value="0.167937682929748">
                <text:p>0.167937682929748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515011619921277">
                <text:p>0.515011619921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221465348095">
                <text:p>0.17221465348095</text:p>
              </table:table-cell>
              <table:table-cell office:value-type="float" office:value="0.17221465348095">
                <text:p>0.17221465348095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52324958530268">
                <text:p>0.52324958530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6501182256737">
                <text:p>0.176501182256737</text:p>
              </table:table-cell>
              <table:table-cell office:value-type="float" office:value="0.176501182256737">
                <text:p>0.176501182256737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531462058074849">
                <text:p>0.5314620580748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0798094906385">
                <text:p>0.180798094906385</text:p>
              </table:table-cell>
              <table:table-cell office:value-type="float" office:value="0.180798094906385">
                <text:p>0.180798094906385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539666893492277">
                <text:p>0.539666893492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5106287928125">
                <text:p>0.185106287928125</text:p>
              </table:table-cell>
              <table:table-cell office:value-type="float" office:value="0.185106287928125">
                <text:p>0.185106287928125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547873750136068">
                <text:p>0.547873750136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9426734663328">
                <text:p>0.189426734663328</text:p>
              </table:table-cell>
              <table:table-cell office:value-type="float" office:value="0.189426734663328">
                <text:p>0.189426734663328</text:p>
              </table:table-cell>
              <table:table-cell office:value-type="float" office:value="0">
                <text:p>0</text:p>
              </table:table-cell>
              <table:table-cell office:value-type="float" office:value="0.564426734663328">
                <text:p>0.564426734663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3760491782326">
                <text:p>0.193760491782326</text:p>
              </table:table-cell>
              <table:table-cell office:value-type="float" office:value="0.193760491782326">
                <text:p>0.193760491782326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59140429036056">
                <text:p>0.59140429036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8108706299386">
                <text:p>0.198108706299386</text:p>
              </table:table-cell>
              <table:table-cell office:value-type="float" office:value="0.198108706299386">
                <text:p>0.198108706299386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614882155889125">
                <text:p>0.614882155889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2472623156635">
                <text:p>0.202472623156635</text:p>
              </table:table-cell>
              <table:table-cell office:value-type="float" office:value="0.202472623156635">
                <text:p>0.202472623156635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633565615587388">
                <text:p>0.633565615587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6853593419139">
                <text:p>0.206853593419139</text:p>
              </table:table-cell>
              <table:table-cell office:value-type="float" office:value="0.206853593419139">
                <text:p>0.206853593419139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648162745909684">
                <text:p>0.648162745909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1253083125726">
                <text:p>0.211253083125726</text:p>
              </table:table-cell>
              <table:table-cell office:value-type="float" office:value="0.211253083125726">
                <text:p>0.211253083125726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660012254742445">
                <text:p>0.660012254742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5672682842485">
                <text:p>0.215672682842485</text:p>
              </table:table-cell>
              <table:table-cell office:value-type="float" office:value="0.215672682842485">
                <text:p>0.215672682842485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670240958346908">
                <text:p>0.6702409583469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11411796823">
                <text:p>0.22011411796823</text:p>
              </table:table-cell>
              <table:table-cell office:value-type="float" office:value="0.22011411796823">
                <text:p>0.22011411796823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679582811600195">
                <text:p>0.679582811600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4579259843392">
                <text:p>0.224579259843392</text:p>
              </table:table-cell>
              <table:table-cell office:value-type="float" office:value="0.224579259843392">
                <text:p>0.224579259843392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688463149784335">
                <text:p>0.6884631497843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070137715896">
                <text:p>0.229070137715896</text:p>
              </table:table-cell>
              <table:table-cell office:value-type="float" office:value="0.229070137715896">
                <text:p>0.229070137715896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697114998347622">
                <text:p>0.6971149983476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588951619362">
                <text:p>0.233588951619362</text:p>
              </table:table-cell>
              <table:table-cell office:value-type="float" office:value="0.233588951619362">
                <text:p>0.233588951619362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705662888610891">
                <text:p>0.705662888610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8138086220493">
                <text:p>0.238138086220493</text:p>
              </table:table-cell>
              <table:table-cell office:value-type="float" office:value="0.238138086220493">
                <text:p>0.238138086220493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714173018042223">
                <text:p>0.7141730180422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2720125693558">
                <text:p>0.242720125693558</text:p>
              </table:table-cell>
              <table:table-cell office:value-type="float" office:value="0.242720125693558">
                <text:p>0.242720125693558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722681001511671">
                <text:p>0.722681001511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7337869680408">
                <text:p>0.247337869680408</text:p>
              </table:table-cell>
              <table:table-cell office:value-type="float" office:value="0.247337869680408">
                <text:p>0.247337869680408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731206668266299">
                <text:p>0.731206668266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199435039424">
                <text:p>0.25199435039424</text:p>
              </table:table-cell>
              <table:table-cell office:value-type="float" office:value="0.25199435039424">
                <text:p>0.25199435039424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739761812602182">
                <text:p>0.739761812602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6692850924285">
                <text:p>0.256692850924285</text:p>
              </table:table-cell>
              <table:table-cell office:value-type="float" office:value="0.256692850924285">
                <text:p>0.256692850924285</text:p>
              </table:table-cell>
              <table:table-cell office:value-type="float" office:value="0">
                <text:p>0</text:p>
              </table:table-cell>
              <table:table-cell office:value-type="float" office:value="0.756692850924285">
                <text:p>0.7566928509242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143692479636">
                <text:p>0.26143692479636</text:p>
              </table:table-cell>
              <table:table-cell office:value-type="float" office:value="0.26143692479636">
                <text:p>0.26143692479636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784080723374594">
                <text:p>0.784080723374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6230416840752">
                <text:p>0.266230416840752</text:p>
              </table:table-cell>
              <table:table-cell office:value-type="float" office:value="0.266230416840752">
                <text:p>0.266230416840752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808003866430491">
                <text:p>0.808003866430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71077485413712">
                <text:p>0.271077485413712</text:p>
              </table:table-cell>
              <table:table-cell office:value-type="float" office:value="0.271077485413712">
                <text:p>0.271077485413712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827170477844465">
                <text:p>0.827170477844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5982626011733">
                <text:p>0.275982626011733</text:p>
              </table:table-cell>
              <table:table-cell office:value-type="float" office:value="0.275982626011733">
                <text:p>0.275982626011733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842291778502278">
                <text:p>0.842291778502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0950696308309">
                <text:p>0.280950696308309</text:p>
              </table:table-cell>
              <table:table-cell office:value-type="float" office:value="0.280950696308309">
                <text:p>0.280950696308309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854709867925029">
                <text:p>0.854709867925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5986942630593">
                <text:p>0.285986942630593</text:p>
              </table:table-cell>
              <table:table-cell office:value-type="float" office:value="0.285986942630593">
                <text:p>0.285986942630593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865555218135016">
                <text:p>0.865555218135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1097027877837">
                <text:p>0.291097027877837</text:p>
              </table:table-cell>
              <table:table-cell office:value-type="float" office:value="0.291097027877837">
                <text:p>0.291097027877837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875565721509801">
                <text:p>0.8755657215098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6287060864029">
                <text:p>0.296287060864029</text:p>
              </table:table-cell>
              <table:table-cell office:value-type="float" office:value="0.296287060864029">
                <text:p>0.296287060864029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885170950804972">
                <text:p>0.8851709508049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1563627043245">
                <text:p>0.301563627043245</text:p>
              </table:table-cell>
              <table:table-cell office:value-type="float" office:value="0.301563627043245">
                <text:p>0.301563627043245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894608487674972">
                <text:p>0.894608487674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06933820547041">
                <text:p>0.306933820547041</text:p>
              </table:table-cell>
              <table:table-cell office:value-type="float" office:value="0.306933820547041">
                <text:p>0.306933820547041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904007757538571">
                <text:p>0.904007757538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2405277428072">
                <text:p>0.312405277428072</text:p>
              </table:table-cell>
              <table:table-cell office:value-type="float" office:value="0.312405277428072">
                <text:p>0.312405277428072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913440209249802">
                <text:p>0.9134402092498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7986209962092">
                <text:p>0.317986209962092</text:p>
              </table:table-cell>
              <table:table-cell office:value-type="float" office:value="0.317986209962092">
                <text:p>0.317986209962092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922947085780204">
                <text:p>0.922947085780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368544181067">
                <text:p>0.32368544181067</text:p>
              </table:table-cell>
              <table:table-cell office:value-type="float" office:value="0.32368544181067">
                <text:p>0.32368544181067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932554240396562">
                <text:p>0.9325542403965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9512443788401">
                <text:p>0.329512443788401</text:p>
              </table:table-cell>
              <table:table-cell office:value-type="float" office:value="0.329512443788401">
                <text:p>0.329512443788401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942279905996343">
                <text:p>0.9422799059963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5477369910026">
                <text:p>0.335477369910026</text:p>
              </table:table-cell>
              <table:table-cell office:value-type="float" office:value="0.335477369910026">
                <text:p>0.335477369910026</text:p>
              </table:table-cell>
              <table:table-cell office:value-type="float" office:value="0">
                <text:p>0</text:p>
              </table:table-cell>
              <table:table-cell office:value-type="float" office:value="0.960477369910026">
                <text:p>0.960477369910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1591093313781">
                <text:p>0.341591093313781</text:p>
              </table:table-cell>
              <table:table-cell office:value-type="float" office:value="0.341591093313781">
                <text:p>0.341591093313781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989234891892015">
                <text:p>0.989234891892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47865241566365">
                <text:p>0.347865241566365</text:p>
              </table:table-cell>
              <table:table-cell office:value-type="float" office:value="0.347865241566365">
                <text:p>0.347865241566365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0146386911561">
                <text:p>1.01463869115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4312230751356">
                <text:p>0.354312230751356</text:p>
              </table:table-cell>
              <table:table-cell office:value-type="float" office:value="0.354312230751356">
                <text:p>0.354312230751356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03540522318211">
                <text:p>1.035405223182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0945297625897">
                <text:p>0.360945297625897</text:p>
              </table:table-cell>
              <table:table-cell office:value-type="float" office:value="0.360945297625897">
                <text:p>0.360945297625897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05225445011644">
                <text:p>1.052254450116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7778528999545">
                <text:p>0.367778528999545</text:p>
              </table:table-cell>
              <table:table-cell office:value-type="float" office:value="0.367778528999545">
                <text:p>0.367778528999545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06653770061626">
                <text:p>1.06653770061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482688734413">
                <text:p>0.37482688734413</text:p>
              </table:table-cell>
              <table:table-cell office:value-type="float" office:value="0.37482688734413">
                <text:p>0.37482688734413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07939516284855">
                <text:p>1.079395162848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210623148467">
                <text:p>0.38210623148467</text:p>
              </table:table-cell>
              <table:table-cell office:value-type="float" office:value="0.38210623148467">
                <text:p>0.38210623148467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09157492511663">
                <text:p>1.091574925116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9633331049795">
                <text:p>0.389633331049795</text:p>
              </table:table-cell>
              <table:table-cell office:value-type="float" office:value="0.389633331049795">
                <text:p>0.389633331049795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10351722099074">
                <text:p>1.10351722099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7425873177567">
                <text:p>0.397425873177567</text:p>
              </table:table-cell>
              <table:table-cell office:value-type="float" office:value="0.397425873177567">
                <text:p>0.397425873177567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11547073380929">
                <text:p>1.115470733809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5502459781983">
                <text:p>0.405502459781983</text:p>
              </table:table-cell>
              <table:table-cell office:value-type="float" office:value="0.405502459781983">
                <text:p>0.405502459781983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12757639677351">
                <text:p>1.12757639677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3882593490945">
                <text:p>0.413882593490945</text:p>
              </table:table-cell>
              <table:table-cell office:value-type="float" office:value="0.413882593490945">
                <text:p>0.413882593490945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13991752531268">
                <text:p>1.13991752531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2586650174008">
                <text:p>0.422586650174008</text:p>
              </table:table-cell>
              <table:table-cell office:value-type="float" office:value="0.422586650174008">
                <text:p>0.422586650174008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15254752599212">
                <text:p>1.15254752599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1635835795331">
                <text:p>0.431635835795331</text:p>
              </table:table-cell>
              <table:table-cell office:value-type="float" office:value="0.431635835795331">
                <text:p>0.431635835795331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16550463438122">
                <text:p>1.16550463438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1052125163886">
                <text:p>0.441052125163886</text:p>
              </table:table-cell>
              <table:table-cell office:value-type="float" office:value="0.441052125163886">
                <text:p>0.441052125163886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17881958737183">
                <text:p>1.17881958737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0858180021244">
                <text:p>0.450858180021244</text:p>
              </table:table-cell>
              <table:table-cell office:value-type="float" office:value="0.450858180021244">
                <text:p>0.450858180021244</text:p>
              </table:table-cell>
              <table:table-cell office:value-type="float" office:value="0">
                <text:p>0</text:p>
              </table:table-cell>
              <table:table-cell office:value-type="float" office:value="1.20085818002124">
                <text:p>1.20085818002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61077243821992">
                <text:p>0.461077243821992</text:p>
              </table:table-cell>
              <table:table-cell office:value-type="float" office:value="0.461077243821992">
                <text:p>0.461077243821992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1.23372104240023">
                <text:p>1.233721042400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71733010540392">
                <text:p>0.471733010540392</text:p>
              </table:table-cell>
              <table:table-cell office:value-type="float" office:value="0.471733010540392">
                <text:p>0.471733010540392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26350646013013">
                <text:p>1.263506460130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284946489911">
                <text:p>0.48284946489911</text:p>
              </table:table-cell>
              <table:table-cell office:value-type="float" office:value="0.48284946489911">
                <text:p>0.48284946489911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28894245732986">
                <text:p>1.288942457329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4450691583918">
                <text:p>0.494450691583918</text:p>
              </table:table-cell>
              <table:table-cell office:value-type="float" office:value="0.494450691583918">
                <text:p>0.494450691583918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31075984407446">
                <text:p>1.310759844074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6560651305702">
                <text:p>0.506560651305702</text:p>
              </table:table-cell>
              <table:table-cell office:value-type="float" office:value="0.506560651305702">
                <text:p>0.506560651305702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33031982292242">
                <text:p>1.33031982292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9202922022118">
                <text:p>0.519202922022118</text:p>
              </table:table-cell>
              <table:table-cell office:value-type="float" office:value="0.519202922022118">
                <text:p>0.519202922022118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34877119752654">
                <text:p>1.34877119752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2400404259186">
                <text:p>0.532400404259186</text:p>
              </table:table-cell>
              <table:table-cell office:value-type="float" office:value="0.532400404259186">
                <text:p>0.532400404259186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36686909789115">
                <text:p>1.36686909789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46174990298269">
                <text:p>0.546174990298269</text:p>
              </table:table-cell>
              <table:table-cell office:value-type="float" office:value="0.546174990298269">
                <text:p>0.546174990298269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38505888023921">
                <text:p>1.385058880239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0547198031689">
                <text:p>0.560547198031689</text:p>
              </table:table-cell>
              <table:table-cell office:value-type="float" office:value="0.560547198031689">
                <text:p>0.560547198031689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40359205866342">
                <text:p>1.40359205866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75535771547582">
                <text:p>0.575535771547582</text:p>
              </table:table-cell>
              <table:table-cell office:value-type="float" office:value="0.575535771547582">
                <text:p>0.575535771547582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42260970853911">
                <text:p>1.422609708539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91157251977179">
                <text:p>0.591157251977179</text:p>
              </table:table-cell>
              <table:table-cell office:value-type="float" office:value="0.591157251977179">
                <text:p>0.591157251977179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44219218379891">
                <text:p>1.44219218379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7425523806356">
                <text:p>0.607425523806356</text:p>
              </table:table-cell>
              <table:table-cell office:value-type="float" office:value="0.607425523806356">
                <text:p>0.607425523806356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46238639962447">
                <text:p>1.462386399624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24351343680507">
                <text:p>0.624351343680507</text:p>
              </table:table-cell>
              <table:table-cell office:value-type="float" office:value="0.624351343680507">
                <text:p>0.624351343680507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4832201422664">
                <text:p>1.4832201422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41941860659378">
                <text:p>0.641941860659378</text:p>
              </table:table-cell>
              <table:table-cell office:value-type="float" office:value="0.641941860659378">
                <text:p>0.641941860659378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50470932286732">
                <text:p>1.504709322867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60200138825309">
                <text:p>0.660200138825309</text:p>
              </table:table-cell>
              <table:table-cell office:value-type="float" office:value="0.660200138825309">
                <text:p>0.660200138825309</text:p>
              </table:table-cell>
              <table:table-cell office:value-type="float" office:value="0">
                <text:p>0</text:p>
              </table:table-cell>
              <table:table-cell office:value-type="float" office:value="1.53520013882531">
                <text:p>1.53520013882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79124695010569">
                <text:p>0.679124695010569</text:p>
              </table:table-cell>
              <table:table-cell office:value-type="float" office:value="0.679124695010569">
                <text:p>0.679124695010569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1.5767684935888">
                <text:p>1.57676849358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8709066062664">
                <text:p>0.698709066062664</text:p>
              </table:table-cell>
              <table:table-cell office:value-type="float" office:value="0.698709066062664">
                <text:p>0.698709066062664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6154825156524">
                <text:p>1.61548251565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18941421369995">
                <text:p>0.718941421369995</text:p>
              </table:table-cell>
              <table:table-cell office:value-type="float" office:value="0.718941421369995">
                <text:p>0.718941421369995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65003441380075">
                <text:p>1.650034413800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9804237175611">
                <text:p>0.739804237175611</text:p>
              </table:table-cell>
              <table:table-cell office:value-type="float" office:value="0.739804237175611">
                <text:p>0.739804237175611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68111338966616">
                <text:p>1.681113389666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1274049367926">
                <text:p>0.761274049367926</text:p>
              </table:table-cell>
              <table:table-cell office:value-type="float" office:value="0.761274049367926">
                <text:p>0.761274049367926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71003322098465">
                <text:p>1.710033220984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83321300824607">
                <text:p>0.783321300824607</text:p>
              </table:table-cell>
              <table:table-cell office:value-type="float" office:value="0.783321300824607">
                <text:p>0.783321300824607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73788957632903">
                <text:p>1.737889576329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05910297900849">
                <text:p>0.805910297900849</text:p>
              </table:table-cell>
              <table:table-cell office:value-type="float" office:value="0.805910297900849">
                <text:p>0.805910297900849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76537899153281">
                <text:p>1.76537899153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28999288244602">
                <text:p>0.828999288244602</text:p>
              </table:table-cell>
              <table:table-cell office:value-type="float" office:value="0.828999288244602">
                <text:p>0.828999288244602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79288317818554">
                <text:p>1.792883178185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52540668798145">
                <text:p>0.852540668798145</text:p>
              </table:table-cell>
              <table:table-cell office:value-type="float" office:value="0.852540668798145">
                <text:p>0.852540668798145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82058552942987">
                <text:p>1.820585529429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76481328688175">
                <text:p>0.876481328688175</text:p>
              </table:table-cell>
              <table:table-cell office:value-type="float" office:value="0.876481328688175">
                <text:p>0.876481328688175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8485552656797">
                <text:p>1.84855526567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0763126871019">
                <text:p>0.900763126871019</text:p>
              </table:table-cell>
              <table:table-cell office:value-type="float" office:value="0.900763126871019">
                <text:p>0.900763126871019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87679805869275">
                <text:p>1.876798058692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5323499114202">
                <text:p>0.925323499114202</text:p>
              </table:table-cell>
              <table:table-cell office:value-type="float" office:value="0.925323499114202">
                <text:p>0.925323499114202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90528437493231">
                <text:p>1.905284374932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50096183449867">
                <text:p>0.950096183449867</text:p>
              </table:table-cell>
              <table:table-cell office:value-type="float" office:value="0.950096183449867">
                <text:p>0.950096183449867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93396498203576">
                <text:p>1.93396498203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7501204796059">
                <text:p>0.97501204796059</text:p>
              </table:table-cell>
              <table:table-cell office:value-type="float" office:value="0.97501204796059">
                <text:p>0.97501204796059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96277951016853">
                <text:p>1.962779510168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453978687024344">
                <text:p>0.0000453978687024344</text:p>
              </table:table-cell>
              <table:table-cell office:value-type="float" office:value="0.0000453978687024344">
                <text:p>0.0000453978687024344</text:p>
              </table:table-cell>
              <table:table-cell office:value-type="float" office:value="0">
                <text:p>0</text:p>
              </table:table-cell>
              <table:table-cell office:value-type="float" office:value="0.0000453978687024344">
                <text:p>0.0000453978687024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1600959932834">
                <text:p>0.00421600959932834</text:p>
              </table:table-cell>
              <table:table-cell office:value-type="float" office:value="0.00421600959932834">
                <text:p>0.00421600959932834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0268598081775626">
                <text:p>0.02685980817756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838696413668428">
                <text:p>0.00838696413668428</text:p>
              </table:table-cell>
              <table:table-cell office:value-type="float" office:value="0.00838696413668428">
                <text:p>0.00838696413668428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0501604137264235">
                <text:p>0.05016041372642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25582912656611">
                <text:p>0.0125582912656611</text:p>
              </table:table-cell>
              <table:table-cell office:value-type="float" office:value="0.0125582912656611">
                <text:p>0.0125582912656611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0686512836964141">
                <text:p>0.0686512836964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67300233584165">
                <text:p>0.0167300233584165</text:p>
              </table:table-cell>
              <table:table-cell office:value-type="float" office:value="0.0167300233584165">
                <text:p>0.0167300233584165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0830391758489613">
                <text:p>0.08303917584896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09021955990081">
                <text:p>0.0209021955990081</text:p>
              </table:table-cell>
              <table:table-cell office:value-type="float" office:value="0.0209021955990081">
                <text:p>0.0209021955990081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0946613672157279">
                <text:p>0.09466136721572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50748462275106">
                <text:p>0.0250748462275106</text:p>
              </table:table-cell>
              <table:table-cell office:value-type="float" office:value="0.0250748462275106">
                <text:p>0.0250748462275106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104643121731933">
                <text:p>0.104643121731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92480168053022">
                <text:p>0.0292480168053022</text:p>
              </table:table-cell>
              <table:table-cell office:value-type="float" office:value="0.0292480168053022">
                <text:p>0.0292480168053022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113716710437267">
                <text:p>0.113716710437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34217525033523">
                <text:p>0.0334217525033523</text:p>
              </table:table-cell>
              <table:table-cell office:value-type="float" office:value="0.0334217525033523">
                <text:p>0.0334217525033523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122305642444295">
                <text:p>0.1223056424442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75961024154995">
                <text:p>0.0375961024154995</text:p>
              </table:table-cell>
              <table:table-cell office:value-type="float" office:value="0.0375961024154995">
                <text:p>0.0375961024154995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130640963047225">
                <text:p>0.1306409630472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17711198988809">
                <text:p>0.0417711198988809</text:p>
              </table:table-cell>
              <table:table-cell office:value-type="float" office:value="0.0417711198988809">
                <text:p>0.0417711198988809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13884505689041">
                <text:p>0.138845056890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59468629438579">
                <text:p>0.0459468629438579</text:p>
              </table:table-cell>
              <table:table-cell office:value-type="float" office:value="0.0459468629438579">
                <text:p>0.0459468629438579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146981794765588">
                <text:p>0.1469817947655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01233945759862">
                <text:p>0.0501233945759862</text:p>
              </table:table-cell>
              <table:table-cell office:value-type="float" office:value="0.0501233945759862">
                <text:p>0.0501233945759862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155084270394099">
                <text:p>0.155084270394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4300783292797">
                <text:p>0.054300783292797</text:p>
              </table:table-cell>
              <table:table-cell office:value-type="float" office:value="0.054300783292797">
                <text:p>0.054300783292797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163169581878689">
                <text:p>0.1631695818786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84791035383903">
                <text:p>0.0584791035383903</text:p>
              </table:table-cell>
              <table:table-cell office:value-type="float" office:value="0.0584791035383903">
                <text:p>0.0584791035383903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171246565746332">
                <text:p>0.1712465657463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26584362191025">
                <text:p>0.0626584362191025</text:p>
              </table:table-cell>
              <table:table-cell office:value-type="float" office:value="0.0626584362191025">
                <text:p>0.0626584362191025</text:p>
              </table:table-cell>
              <table:table-cell office:value-type="float" office:value="0">
                <text:p>0</text:p>
              </table:table-cell>
              <table:table-cell office:value-type="float" office:value="0.187658436219103">
                <text:p>0.1876584362191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68388692637857">
                <text:p>0.0668388692637857</text:p>
              </table:table-cell>
              <table:table-cell office:value-type="float" office:value="0.0668388692637857">
                <text:p>0.0668388692637857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21448266784202">
                <text:p>0.21448266784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10204982325381">
                <text:p>0.0710204982325381</text:p>
              </table:table-cell>
              <table:table-cell office:value-type="float" office:value="0.0710204982325381">
                <text:p>0.0710204982325381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237793947822277">
                <text:p>0.2377939478222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752034269780552">
                <text:p>0.0752034269780552</text:p>
              </table:table-cell>
              <table:table-cell office:value-type="float" office:value="0.0752034269780552">
                <text:p>0.0752034269780552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256296419408808">
                <text:p>0.2562964194088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9387768364122">
                <text:p>0.079387768364122</text:p>
              </table:table-cell>
              <table:table-cell office:value-type="float" office:value="0.079387768364122">
                <text:p>0.079387768364122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270696920854667">
                <text:p>0.270696920854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835736450461523">
                <text:p>0.0835736450461523</text:p>
              </table:table-cell>
              <table:table-cell office:value-type="float" office:value="0.0835736450461523">
                <text:p>0.0835736450461523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282332816662872">
                <text:p>0.282332816662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77611903190957">
                <text:p>0.0877611903190957</text:p>
              </table:table-cell>
              <table:table-cell office:value-type="float" office:value="0.0877611903190957">
                <text:p>0.0877611903190957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292329465823518">
                <text:p>0.2923294658235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19505490384845">
                <text:p>0.0919505490384845</text:p>
              </table:table-cell>
              <table:table-cell office:value-type="float" office:value="0.0919505490384845">
                <text:p>0.0919505490384845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301419242670449">
                <text:p>0.3014192426704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61418786208748">
                <text:p>0.0961418786208748</text:p>
              </table:table-cell>
              <table:table-cell office:value-type="float" office:value="0.0961418786208748">
                <text:p>0.0961418786208748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310025768561817">
                <text:p>0.3100257685618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00335350130466">
                <text:p>0.100335350130466</text:p>
              </table:table-cell>
              <table:table-cell office:value-type="float" office:value="0.100335350130466">
                <text:p>0.100335350130466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318380210762193">
                <text:p>0.3183802107621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4531149459253">
                <text:p>0.104531149459253</text:p>
              </table:table-cell>
              <table:table-cell office:value-type="float" office:value="0.104531149459253">
                <text:p>0.104531149459253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326605086450782">
                <text:p>0.3266050864507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8729478608662">
                <text:p>0.108729478608662</text:p>
              </table:table-cell>
              <table:table-cell office:value-type="float" office:value="0.108729478608662">
                <text:p>0.108729478608662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334764410430392">
                <text:p>0.3347644104303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12930557081325">
                <text:p>0.112930557081325</text:p>
              </table:table-cell>
              <table:table-cell office:value-type="float" office:value="0.112930557081325">
                <text:p>0.112930557081325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342891432899437">
                <text:p>0.3428914328994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71346233923">
                <text:p>0.1171346233923</text:p>
              </table:table-cell>
              <table:table-cell office:value-type="float" office:value="0.1171346233923">
                <text:p>0.1171346233923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351003421978191">
                <text:p>0.3510034219781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1341936709881">
                <text:p>0.121341936709881</text:p>
              </table:table-cell>
              <table:table-cell office:value-type="float" office:value="0.121341936709881">
                <text:p>0.121341936709881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359109398917823">
                <text:p>0.3591093989178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5552778636924">
                <text:p>0.125552778636924</text:p>
              </table:table-cell>
              <table:table-cell office:value-type="float" office:value="0.125552778636924">
                <text:p>0.125552778636924</text:p>
              </table:table-cell>
              <table:table-cell office:value-type="float" office:value="0">
                <text:p>0</text:p>
              </table:table-cell>
              <table:table-cell office:value-type="float" office:value="0.375552778636924">
                <text:p>0.3755527786369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9767455144529">
                <text:p>0.129767455144529</text:p>
              </table:table-cell>
              <table:table-cell office:value-type="float" office:value="0.129767455144529">
                <text:p>0.129767455144529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402411253722763">
                <text:p>0.4024112537227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3986298670886">
                <text:p>0.133986298670886</text:p>
              </table:table-cell>
              <table:table-cell office:value-type="float" office:value="0.133986298670886">
                <text:p>0.133986298670886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425759748260625">
                <text:p>0.425759748260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8209670399101">
                <text:p>0.138209670399101</text:p>
              </table:table-cell>
              <table:table-cell office:value-type="float" office:value="0.138209670399101">
                <text:p>0.138209670399101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444302662829854">
                <text:p>0.4443026628298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2437962728954">
                <text:p>0.142437962728954</text:p>
              </table:table-cell>
              <table:table-cell office:value-type="float" office:value="0.142437962728954">
                <text:p>0.142437962728954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458747115219499">
                <text:p>0.4587471152194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6671601958714">
                <text:p>0.146671601958714</text:p>
              </table:table-cell>
              <table:table-cell office:value-type="float" office:value="0.146671601958714">
                <text:p>0.146671601958714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470430773575434">
                <text:p>0.4704307735754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0911051194401">
                <text:p>0.150911051194401</text:p>
              </table:table-cell>
              <table:table-cell office:value-type="float" office:value="0.150911051194401">
                <text:p>0.150911051194401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480479326698823">
                <text:p>0.4804793266988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5156813505258">
                <text:p>0.155156813505258</text:p>
              </table:table-cell>
              <table:table-cell office:value-type="float" office:value="0.155156813505258">
                <text:p>0.155156813505258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489625507137223">
                <text:p>0.4896255071372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9409435345641">
                <text:p>0.159409435345641</text:p>
              </table:table-cell>
              <table:table-cell office:value-type="float" office:value="0.159409435345641">
                <text:p>0.159409435345641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498293325286583">
                <text:p>0.4982933252865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3669510265056">
                <text:p>0.163669510265056</text:p>
              </table:table-cell>
              <table:table-cell office:value-type="float" office:value="0.163669510265056">
                <text:p>0.163669510265056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506714370896781">
                <text:p>0.5067143708967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7937682929748">
                <text:p>0.167937682929748</text:p>
              </table:table-cell>
              <table:table-cell office:value-type="float" office:value="0.167937682929748">
                <text:p>0.167937682929748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515011619921277">
                <text:p>0.5150116199212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7221465348095">
                <text:p>0.17221465348095</text:p>
              </table:table-cell>
              <table:table-cell office:value-type="float" office:value="0.17221465348095">
                <text:p>0.17221465348095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52324958530268">
                <text:p>0.523249585302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76501182256737">
                <text:p>0.176501182256737</text:p>
              </table:table-cell>
              <table:table-cell office:value-type="float" office:value="0.176501182256737">
                <text:p>0.176501182256737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531462058074849">
                <text:p>0.5314620580748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0798094906385">
                <text:p>0.180798094906385</text:p>
              </table:table-cell>
              <table:table-cell office:value-type="float" office:value="0.180798094906385">
                <text:p>0.180798094906385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539666893492277">
                <text:p>0.5396668934922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5106287928125">
                <text:p>0.185106287928125</text:p>
              </table:table-cell>
              <table:table-cell office:value-type="float" office:value="0.185106287928125">
                <text:p>0.185106287928125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547873750136068">
                <text:p>0.5478737501360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9426734663328">
                <text:p>0.189426734663328</text:p>
              </table:table-cell>
              <table:table-cell office:value-type="float" office:value="0.189426734663328">
                <text:p>0.189426734663328</text:p>
              </table:table-cell>
              <table:table-cell office:value-type="float" office:value="0">
                <text:p>0</text:p>
              </table:table-cell>
              <table:table-cell office:value-type="float" office:value="0.564426734663328">
                <text:p>0.5644267346633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3760491782326">
                <text:p>0.193760491782326</text:p>
              </table:table-cell>
              <table:table-cell office:value-type="float" office:value="0.193760491782326">
                <text:p>0.193760491782326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59140429036056">
                <text:p>0.59140429036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8108706299386">
                <text:p>0.198108706299386</text:p>
              </table:table-cell>
              <table:table-cell office:value-type="float" office:value="0.198108706299386">
                <text:p>0.198108706299386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614882155889125">
                <text:p>0.614882155889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2472623156635">
                <text:p>0.202472623156635</text:p>
              </table:table-cell>
              <table:table-cell office:value-type="float" office:value="0.202472623156635">
                <text:p>0.202472623156635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633565615587388">
                <text:p>0.6335656155873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6853593419139">
                <text:p>0.206853593419139</text:p>
              </table:table-cell>
              <table:table-cell office:value-type="float" office:value="0.206853593419139">
                <text:p>0.206853593419139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648162745909684">
                <text:p>0.648162745909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1253083125726">
                <text:p>0.211253083125726</text:p>
              </table:table-cell>
              <table:table-cell office:value-type="float" office:value="0.211253083125726">
                <text:p>0.211253083125726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660012254742445">
                <text:p>0.6600122547424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15672682842485">
                <text:p>0.215672682842485</text:p>
              </table:table-cell>
              <table:table-cell office:value-type="float" office:value="0.215672682842485">
                <text:p>0.215672682842485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670240958346908">
                <text:p>0.6702409583469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011411796823">
                <text:p>0.22011411796823</text:p>
              </table:table-cell>
              <table:table-cell office:value-type="float" office:value="0.22011411796823">
                <text:p>0.22011411796823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679582811600195">
                <text:p>0.6795828116001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4579259843392">
                <text:p>0.224579259843392</text:p>
              </table:table-cell>
              <table:table-cell office:value-type="float" office:value="0.224579259843392">
                <text:p>0.224579259843392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688463149784335">
                <text:p>0.6884631497843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9070137715896">
                <text:p>0.229070137715896</text:p>
              </table:table-cell>
              <table:table-cell office:value-type="float" office:value="0.229070137715896">
                <text:p>0.229070137715896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697114998347622">
                <text:p>0.6971149983476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33588951619362">
                <text:p>0.233588951619362</text:p>
              </table:table-cell>
              <table:table-cell office:value-type="float" office:value="0.233588951619362">
                <text:p>0.233588951619362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705662888610891">
                <text:p>0.7056628886108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8138086220493">
                <text:p>0.238138086220493</text:p>
              </table:table-cell>
              <table:table-cell office:value-type="float" office:value="0.238138086220493">
                <text:p>0.238138086220493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714173018042223">
                <text:p>0.7141730180422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2720125693558">
                <text:p>0.242720125693558</text:p>
              </table:table-cell>
              <table:table-cell office:value-type="float" office:value="0.242720125693558">
                <text:p>0.242720125693558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722681001511671">
                <text:p>0.7226810015116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7337869680408">
                <text:p>0.247337869680408</text:p>
              </table:table-cell>
              <table:table-cell office:value-type="float" office:value="0.247337869680408">
                <text:p>0.247337869680408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731206668266299">
                <text:p>0.7312066682662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5199435039424">
                <text:p>0.25199435039424</text:p>
              </table:table-cell>
              <table:table-cell office:value-type="float" office:value="0.25199435039424">
                <text:p>0.25199435039424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739761812602182">
                <text:p>0.7397618126021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6692850924285">
                <text:p>0.256692850924285</text:p>
              </table:table-cell>
              <table:table-cell office:value-type="float" office:value="0.256692850924285">
                <text:p>0.256692850924285</text:p>
              </table:table-cell>
              <table:table-cell office:value-type="float" office:value="0">
                <text:p>0</text:p>
              </table:table-cell>
              <table:table-cell office:value-type="float" office:value="0.756692850924285">
                <text:p>0.7566928509242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6143692479636">
                <text:p>0.26143692479636</text:p>
              </table:table-cell>
              <table:table-cell office:value-type="float" office:value="0.26143692479636">
                <text:p>0.26143692479636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784080723374594">
                <text:p>0.7840807233745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66230416840752">
                <text:p>0.266230416840752</text:p>
              </table:table-cell>
              <table:table-cell office:value-type="float" office:value="0.266230416840752">
                <text:p>0.266230416840752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0.808003866430491">
                <text:p>0.8080038664304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71077485413712">
                <text:p>0.271077485413712</text:p>
              </table:table-cell>
              <table:table-cell office:value-type="float" office:value="0.271077485413712">
                <text:p>0.271077485413712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0.827170477844465">
                <text:p>0.8271704778444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5982626011733">
                <text:p>0.275982626011733</text:p>
              </table:table-cell>
              <table:table-cell office:value-type="float" office:value="0.275982626011733">
                <text:p>0.275982626011733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0.842291778502278">
                <text:p>0.8422917785022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0950696308309">
                <text:p>0.280950696308309</text:p>
              </table:table-cell>
              <table:table-cell office:value-type="float" office:value="0.280950696308309">
                <text:p>0.280950696308309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0.854709867925029">
                <text:p>0.8547098679250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5986942630593">
                <text:p>0.285986942630593</text:p>
              </table:table-cell>
              <table:table-cell office:value-type="float" office:value="0.285986942630593">
                <text:p>0.285986942630593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0.865555218135016">
                <text:p>0.865555218135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91097027877837">
                <text:p>0.291097027877837</text:p>
              </table:table-cell>
              <table:table-cell office:value-type="float" office:value="0.291097027877837">
                <text:p>0.291097027877837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0.875565721509801">
                <text:p>0.8755657215098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6287060864029">
                <text:p>0.296287060864029</text:p>
              </table:table-cell>
              <table:table-cell office:value-type="float" office:value="0.296287060864029">
                <text:p>0.296287060864029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0.885170950804972">
                <text:p>0.8851709508049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01563627043245">
                <text:p>0.301563627043245</text:p>
              </table:table-cell>
              <table:table-cell office:value-type="float" office:value="0.301563627043245">
                <text:p>0.301563627043245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0.894608487674972">
                <text:p>0.8946084876749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06933820547041">
                <text:p>0.306933820547041</text:p>
              </table:table-cell>
              <table:table-cell office:value-type="float" office:value="0.306933820547041">
                <text:p>0.306933820547041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0.904007757538571">
                <text:p>0.9040077575385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12405277428072">
                <text:p>0.312405277428072</text:p>
              </table:table-cell>
              <table:table-cell office:value-type="float" office:value="0.312405277428072">
                <text:p>0.312405277428072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0.913440209249802">
                <text:p>0.913440209249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17986209962092">
                <text:p>0.317986209962092</text:p>
              </table:table-cell>
              <table:table-cell office:value-type="float" office:value="0.317986209962092">
                <text:p>0.317986209962092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0.922947085780204">
                <text:p>0.9229470857802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2368544181067">
                <text:p>0.32368544181067</text:p>
              </table:table-cell>
              <table:table-cell office:value-type="float" office:value="0.32368544181067">
                <text:p>0.32368544181067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0.932554240396562">
                <text:p>0.9325542403965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9512443788401">
                <text:p>0.329512443788401</text:p>
              </table:table-cell>
              <table:table-cell office:value-type="float" office:value="0.329512443788401">
                <text:p>0.329512443788401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0.942279905996343">
                <text:p>0.942279905996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5477369910026">
                <text:p>0.335477369910026</text:p>
              </table:table-cell>
              <table:table-cell office:value-type="float" office:value="0.335477369910026">
                <text:p>0.335477369910026</text:p>
              </table:table-cell>
              <table:table-cell office:value-type="float" office:value="0">
                <text:p>0</text:p>
              </table:table-cell>
              <table:table-cell office:value-type="float" office:value="0.960477369910026">
                <text:p>0.9604773699100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41591093313781">
                <text:p>0.341591093313781</text:p>
              </table:table-cell>
              <table:table-cell office:value-type="float" office:value="0.341591093313781">
                <text:p>0.341591093313781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0.989234891892015">
                <text:p>0.989234891892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47865241566365">
                <text:p>0.347865241566365</text:p>
              </table:table-cell>
              <table:table-cell office:value-type="float" office:value="0.347865241566365">
                <text:p>0.347865241566365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0146386911561">
                <text:p>1.0146386911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54312230751356">
                <text:p>0.354312230751356</text:p>
              </table:table-cell>
              <table:table-cell office:value-type="float" office:value="0.354312230751356">
                <text:p>0.354312230751356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03540522318211">
                <text:p>1.035405223182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0945297625897">
                <text:p>0.360945297625897</text:p>
              </table:table-cell>
              <table:table-cell office:value-type="float" office:value="0.360945297625897">
                <text:p>0.360945297625897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05225445011644">
                <text:p>1.052254450116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7778528999545">
                <text:p>0.367778528999545</text:p>
              </table:table-cell>
              <table:table-cell office:value-type="float" office:value="0.367778528999545">
                <text:p>0.367778528999545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06653770061626">
                <text:p>1.066537700616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7482688734413">
                <text:p>0.37482688734413</text:p>
              </table:table-cell>
              <table:table-cell office:value-type="float" office:value="0.37482688734413">
                <text:p>0.37482688734413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07939516284855">
                <text:p>1.079395162848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8210623148467">
                <text:p>0.38210623148467</text:p>
              </table:table-cell>
              <table:table-cell office:value-type="float" office:value="0.38210623148467">
                <text:p>0.38210623148467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09157492511663">
                <text:p>1.091574925116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89633331049795">
                <text:p>0.389633331049795</text:p>
              </table:table-cell>
              <table:table-cell office:value-type="float" office:value="0.389633331049795">
                <text:p>0.389633331049795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10351722099074">
                <text:p>1.103517220990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97425873177567">
                <text:p>0.397425873177567</text:p>
              </table:table-cell>
              <table:table-cell office:value-type="float" office:value="0.397425873177567">
                <text:p>0.397425873177567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11547073380929">
                <text:p>1.115470733809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05502459781983">
                <text:p>0.405502459781983</text:p>
              </table:table-cell>
              <table:table-cell office:value-type="float" office:value="0.405502459781983">
                <text:p>0.405502459781983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12757639677351">
                <text:p>1.127576396773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3882593490945">
                <text:p>0.413882593490945</text:p>
              </table:table-cell>
              <table:table-cell office:value-type="float" office:value="0.413882593490945">
                <text:p>0.413882593490945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13991752531268">
                <text:p>1.139917525312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22586650174008">
                <text:p>0.422586650174008</text:p>
              </table:table-cell>
              <table:table-cell office:value-type="float" office:value="0.422586650174008">
                <text:p>0.422586650174008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15254752599212">
                <text:p>1.152547525992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31635835795331">
                <text:p>0.431635835795331</text:p>
              </table:table-cell>
              <table:table-cell office:value-type="float" office:value="0.431635835795331">
                <text:p>0.431635835795331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16550463438122">
                <text:p>1.16550463438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41052125163886">
                <text:p>0.441052125163886</text:p>
              </table:table-cell>
              <table:table-cell office:value-type="float" office:value="0.441052125163886">
                <text:p>0.441052125163886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17881958737183">
                <text:p>1.178819587371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50858180021244">
                <text:p>0.450858180021244</text:p>
              </table:table-cell>
              <table:table-cell office:value-type="float" office:value="0.450858180021244">
                <text:p>0.450858180021244</text:p>
              </table:table-cell>
              <table:table-cell office:value-type="float" office:value="0">
                <text:p>0</text:p>
              </table:table-cell>
              <table:table-cell office:value-type="float" office:value="1.20085818002124">
                <text:p>1.200858180021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61077243821992">
                <text:p>0.461077243821992</text:p>
              </table:table-cell>
              <table:table-cell office:value-type="float" office:value="0.461077243821992">
                <text:p>0.461077243821992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1.23372104240023">
                <text:p>1.233721042400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71733010540392">
                <text:p>0.471733010540392</text:p>
              </table:table-cell>
              <table:table-cell office:value-type="float" office:value="0.471733010540392">
                <text:p>0.471733010540392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26350646013013">
                <text:p>1.263506460130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8284946489911">
                <text:p>0.48284946489911</text:p>
              </table:table-cell>
              <table:table-cell office:value-type="float" office:value="0.48284946489911">
                <text:p>0.48284946489911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28894245732986">
                <text:p>1.28894245732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94450691583918">
                <text:p>0.494450691583918</text:p>
              </table:table-cell>
              <table:table-cell office:value-type="float" office:value="0.494450691583918">
                <text:p>0.494450691583918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31075984407446">
                <text:p>1.310759844074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06560651305702">
                <text:p>0.506560651305702</text:p>
              </table:table-cell>
              <table:table-cell office:value-type="float" office:value="0.506560651305702">
                <text:p>0.506560651305702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33031982292242">
                <text:p>1.330319822922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19202922022118">
                <text:p>0.519202922022118</text:p>
              </table:table-cell>
              <table:table-cell office:value-type="float" office:value="0.519202922022118">
                <text:p>0.519202922022118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34877119752654">
                <text:p>1.348771197526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32400404259186">
                <text:p>0.532400404259186</text:p>
              </table:table-cell>
              <table:table-cell office:value-type="float" office:value="0.532400404259186">
                <text:p>0.532400404259186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36686909789115">
                <text:p>1.366869097891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6174990298269">
                <text:p>0.546174990298269</text:p>
              </table:table-cell>
              <table:table-cell office:value-type="float" office:value="0.546174990298269">
                <text:p>0.546174990298269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38505888023921">
                <text:p>1.385058880239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60547198031689">
                <text:p>0.560547198031689</text:p>
              </table:table-cell>
              <table:table-cell office:value-type="float" office:value="0.560547198031689">
                <text:p>0.560547198031689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40359205866342">
                <text:p>1.403592058663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75535771547582">
                <text:p>0.575535771547582</text:p>
              </table:table-cell>
              <table:table-cell office:value-type="float" office:value="0.575535771547582">
                <text:p>0.575535771547582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42260970853911">
                <text:p>1.422609708539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91157251977179">
                <text:p>0.591157251977179</text:p>
              </table:table-cell>
              <table:table-cell office:value-type="float" office:value="0.591157251977179">
                <text:p>0.591157251977179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44219218379891">
                <text:p>1.442192183798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07425523806356">
                <text:p>0.607425523806356</text:p>
              </table:table-cell>
              <table:table-cell office:value-type="float" office:value="0.607425523806356">
                <text:p>0.607425523806356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46238639962447">
                <text:p>1.462386399624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24351343680507">
                <text:p>0.624351343680507</text:p>
              </table:table-cell>
              <table:table-cell office:value-type="float" office:value="0.624351343680507">
                <text:p>0.624351343680507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4832201422664">
                <text:p>1.48322014226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41941860659378">
                <text:p>0.641941860659378</text:p>
              </table:table-cell>
              <table:table-cell office:value-type="float" office:value="0.641941860659378">
                <text:p>0.641941860659378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50470932286732">
                <text:p>1.504709322867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60200138825309">
                <text:p>0.660200138825309</text:p>
              </table:table-cell>
              <table:table-cell office:value-type="float" office:value="0.660200138825309">
                <text:p>0.660200138825309</text:p>
              </table:table-cell>
              <table:table-cell office:value-type="float" office:value="0">
                <text:p>0</text:p>
              </table:table-cell>
              <table:table-cell office:value-type="float" office:value="1.53520013882531">
                <text:p>1.535200138825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79124695010569">
                <text:p>0.679124695010569</text:p>
              </table:table-cell>
              <table:table-cell office:value-type="float" office:value="0.679124695010569">
                <text:p>0.679124695010569</text:p>
              </table:table-cell>
              <table:table-cell office:value-type="float" office:value="0.194089702099151">
                <text:p>0.194089702099151</text:p>
              </table:table-cell>
              <table:table-cell office:value-type="float" office:value="1.5767684935888">
                <text:p>1.57676849358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98709066062664">
                <text:p>0.698709066062664</text:p>
              </table:table-cell>
              <table:table-cell office:value-type="float" office:value="0.698709066062664">
                <text:p>0.698709066062664</text:p>
              </table:table-cell>
              <table:table-cell office:value-type="float" office:value="0.358058139340622">
                <text:p>0.358058139340622</text:p>
              </table:table-cell>
              <table:table-cell office:value-type="float" office:value="1.6154825156524">
                <text:p>1.61548251565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18941421369995">
                <text:p>0.718941421369995</text:p>
              </table:table-cell>
              <table:table-cell office:value-type="float" office:value="0.718941421369995">
                <text:p>0.718941421369995</text:p>
              </table:table-cell>
              <table:table-cell office:value-type="float" office:value="0.480797077977882">
                <text:p>0.480797077977882</text:p>
              </table:table-cell>
              <table:table-cell office:value-type="float" office:value="1.65003441380075">
                <text:p>1.650034413800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39804237175611">
                <text:p>0.739804237175611</text:p>
              </table:table-cell>
              <table:table-cell office:value-type="float" office:value="0.739804237175611">
                <text:p>0.739804237175611</text:p>
              </table:table-cell>
              <table:table-cell office:value-type="float" office:value="0.568364164204669">
                <text:p>0.568364164204669</text:p>
              </table:table-cell>
              <table:table-cell office:value-type="float" office:value="1.68111338966616">
                <text:p>1.681113389666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61274049367926">
                <text:p>0.761274049367926</text:p>
              </table:table-cell>
              <table:table-cell office:value-type="float" office:value="0.761274049367926">
                <text:p>0.761274049367926</text:p>
              </table:table-cell>
              <table:table-cell office:value-type="float" office:value="0.632221471000455">
                <text:p>0.632221471000455</text:p>
              </table:table-cell>
              <table:table-cell office:value-type="float" office:value="1.71003322098465">
                <text:p>1.710033220984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83321300824607">
                <text:p>0.783321300824607</text:p>
              </table:table-cell>
              <table:table-cell office:value-type="float" office:value="0.783321300824607">
                <text:p>0.783321300824607</text:p>
              </table:table-cell>
              <table:table-cell office:value-type="float" office:value="0.682013790037908">
                <text:p>0.682013790037908</text:p>
              </table:table-cell>
              <table:table-cell office:value-type="float" office:value="1.73788957632903">
                <text:p>1.737889576329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05910297900849">
                <text:p>0.805910297900849</text:p>
              </table:table-cell>
              <table:table-cell office:value-type="float" office:value="0.805910297900849">
                <text:p>0.805910297900849</text:p>
              </table:table-cell>
              <table:table-cell office:value-type="float" office:value="0.724017373988267">
                <text:p>0.724017373988267</text:p>
              </table:table-cell>
              <table:table-cell office:value-type="float" office:value="1.76537899153281">
                <text:p>1.765378991532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28999288244602">
                <text:p>0.828999288244602</text:p>
              </table:table-cell>
              <table:table-cell office:value-type="float" office:value="0.828999288244602">
                <text:p>0.828999288244602</text:p>
              </table:table-cell>
              <table:table-cell office:value-type="float" office:value="0.761861913779507">
                <text:p>0.761861913779507</text:p>
              </table:table-cell>
              <table:table-cell office:value-type="float" office:value="1.79288317818554">
                <text:p>1.792883178185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52540668798145">
                <text:p>0.852540668798145</text:p>
              </table:table-cell>
              <table:table-cell office:value-type="float" office:value="0.852540668798145">
                <text:p>0.852540668798145</text:p>
              </table:table-cell>
              <table:table-cell office:value-type="float" office:value="0.797527376843365">
                <text:p>0.797527376843365</text:p>
              </table:table-cell>
              <table:table-cell office:value-type="float" office:value="1.82058552942987">
                <text:p>1.820585529429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76481328688175">
                <text:p>0.876481328688175</text:p>
              </table:table-cell>
              <table:table-cell office:value-type="float" office:value="0.876481328688175">
                <text:p>0.876481328688175</text:p>
              </table:table-cell>
              <table:table-cell office:value-type="float" office:value="0.832062317070252">
                <text:p>0.832062317070252</text:p>
              </table:table-cell>
              <table:table-cell office:value-type="float" office:value="1.8485552656797">
                <text:p>1.84855526567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00763126871019">
                <text:p>0.900763126871019</text:p>
              </table:table-cell>
              <table:table-cell office:value-type="float" office:value="0.900763126871019">
                <text:p>0.900763126871019</text:p>
              </table:table-cell>
              <table:table-cell office:value-type="float" office:value="0.866013701329114">
                <text:p>0.866013701329114</text:p>
              </table:table-cell>
              <table:table-cell office:value-type="float" office:value="1.87679805869275">
                <text:p>1.876798058692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25323499114202">
                <text:p>0.925323499114202</text:p>
              </table:table-cell>
              <table:table-cell office:value-type="float" office:value="0.925323499114202">
                <text:p>0.925323499114202</text:p>
              </table:table-cell>
              <table:table-cell office:value-type="float" office:value="0.899664649869534">
                <text:p>0.899664649869534</text:p>
              </table:table-cell>
              <table:table-cell office:value-type="float" office:value="1.90528437493231">
                <text:p>1.905284374932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50096183449867">
                <text:p>0.950096183449867</text:p>
              </table:table-cell>
              <table:table-cell office:value-type="float" office:value="0.950096183449867">
                <text:p>0.950096183449867</text:p>
              </table:table-cell>
              <table:table-cell office:value-type="float" office:value="0.933161130736214">
                <text:p>0.933161130736214</text:p>
              </table:table-cell>
              <table:table-cell office:value-type="float" office:value="1.93396498203576">
                <text:p>1.933964982035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501204796059">
                <text:p>0.97501204796059</text:p>
              </table:table-cell>
              <table:table-cell office:value-type="float" office:value="0.97501204796059">
                <text:p>0.97501204796059</text:p>
              </table:table-cell>
              <table:table-cell office:value-type="float" office:value="0.966578247496648">
                <text:p>0.966578247496648</text:p>
              </table:table-cell>
              <table:table-cell office:value-type="float" office:value="1.96277951016853">
                <text:p>1.96277951016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